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00000000F0000000E443DCD33.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6.9035in" table:align="left" style:writing-mode="lr-tb"/>
    </style:style>
    <style:style style:name="Table13.A" style:family="table-column">
      <style:table-column-properties style:column-width="0.9194in"/>
    </style:style>
    <style:style style:name="Table13.B" style:family="table-column">
      <style:table-column-properties style:column-width="1.3785in"/>
    </style:style>
    <style:style style:name="Table13.C" style:family="table-column">
      <style:table-column-properties style:column-width="4.6056in"/>
    </style:style>
    <style:style style:name="Table13.1" style:family="table-row">
      <style:table-row-properties style:min-row-height="0.2451in" style:keep-together="false" fo:keep-together="always"/>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C1" style:family="table-cell">
      <style:table-cell-properties style:vertical-align="top" fo:padding-left="0.075in" fo:padding-right="0.075in" fo:padding-top="0in" fo:padding-bottom="0in" fo:border="0.0069in solid #000000" style:writing-mode="lr-tb"/>
    </style:style>
    <style:style style:name="Table13.2" style:family="table-row">
      <style:table-row-properties style:min-row-height="0.2722in" style:keep-together="false" fo:keep-together="always"/>
    </style:style>
    <style:style style:name="Table13.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3.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3.A4"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3.C4" style:family="table-cell">
      <style:table-cell-properties style:vertical-align="top" fo:padding-left="0.075in" fo:padding-right="0.075in" fo:padding-top="0in" fo:padding-bottom="0in" fo:border-left="0.0069in solid #000000" fo:border-right="0.0069in solid #000000" fo:border-top="none" fo:border-bottom="none" style:writing-mode="lr-tb"/>
    </style:style>
    <style:style style:name="Table29" style:family="table">
      <style:table-properties style:width="7.059in" fo:margin-left="0.0104in" fo:margin-right="0.0208in" table:align="margins" style:writing-mode="lr-tb"/>
    </style:style>
    <style:style style:name="Table29.A" style:family="table-column">
      <style:table-column-properties style:column-width="0.791in" style:rel-column-width="7346*"/>
    </style:style>
    <style:style style:name="Table29.B" style:family="table-column">
      <style:table-column-properties style:column-width="6.2681in" style:rel-column-width="58189*"/>
    </style:style>
    <style:style style:name="Table29.1" style:family="table-row">
      <style:table-row-properties style:keep-together="true" fo:keep-together="auto"/>
    </style:style>
    <style:style style:name="Table2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9.B1" style:family="table-cell">
      <style:table-cell-properties style:vertical-align="top" fo:padding-left="0.075in" fo:padding-right="0.075in" fo:padding-top="0in" fo:padding-bottom="0in" fo:border="0.0069in solid #000000" style:writing-mode="lr-tb"/>
    </style:style>
    <style:style style:name="Table14" style:family="table">
      <style:table-properties style:width="7.0896in" table:align="left" style:writing-mode="lr-tb"/>
    </style:style>
    <style:style style:name="Table14.A" style:family="table-column">
      <style:table-column-properties style:column-width="1.1278in"/>
    </style:style>
    <style:style style:name="Table14.B" style:family="table-column">
      <style:table-column-properties style:column-width="5.5569in"/>
    </style:style>
    <style:style style:name="Table14.C" style:family="table-column">
      <style:table-column-properties style:column-width="0.4049in"/>
    </style:style>
    <style:style style:name="Table14.1" style:family="table-row">
      <style:table-row-properties style:keep-together="true" fo:keep-together="auto"/>
    </style:style>
    <style:style style:name="Table14.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4.A2" style:family="table-cell">
      <style:table-cell-properties style:vertical-align="middle" fo:padding-left="0.0375in" fo:padding-right="0.0375in" fo:padding-top="0in" fo:padding-bottom="0in" fo:border="0.0007in solid #000000"/>
    </style:style>
    <style:style style:name="Table14.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5" style:family="table">
      <style:table-properties style:width="7.0896in" table:align="left" style:writing-mode="lr-tb"/>
    </style:style>
    <style:style style:name="Table15.A" style:family="table-column">
      <style:table-column-properties style:column-width="1.1278in"/>
    </style:style>
    <style:style style:name="Table15.B" style:family="table-column">
      <style:table-column-properties style:column-width="5.5569in"/>
    </style:style>
    <style:style style:name="Table15.C" style:family="table-column">
      <style:table-column-properties style:column-width="0.4049in"/>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5.A2" style:family="table-cell">
      <style:table-cell-properties style:vertical-align="middle" fo:padding-left="0.0375in" fo:padding-right="0.0375in" fo:padding-top="0in" fo:padding-bottom="0in" fo:border="0.0007in solid #000000"/>
    </style:style>
    <style:style style:name="Table1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6" style:family="table">
      <style:table-properties style:width="7.0896in" table:align="left" style:writing-mode="lr-tb"/>
    </style:style>
    <style:style style:name="Table16.A" style:family="table-column">
      <style:table-column-properties style:column-width="0.6708in"/>
    </style:style>
    <style:style style:name="Table16.B" style:family="table-column">
      <style:table-column-properties style:column-width="6.0458in"/>
    </style:style>
    <style:style style:name="Table16.C" style:family="table-column">
      <style:table-column-properties style:column-width="0.3729in"/>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6.A2" style:family="table-cell">
      <style:table-cell-properties fo:padding-left="0.0389in" fo:padding-right="0.0389in" fo:padding-top="0in" fo:padding-bottom="0in" fo:border="0.0007in solid #000000"/>
    </style:style>
    <style:style style:name="Table16.C2" style:family="table-cell">
      <style:table-cell-properties style:vertical-align="middle" fo:padding-left="0.0389in" fo:padding-right="0.0389in" fo:padding-top="0in" fo:padding-bottom="0in" fo:border="0.0007in solid #000000"/>
    </style:style>
    <style:style style:name="Table17" style:family="table">
      <style:table-properties style:width="7.0896in" table:align="left" style:writing-mode="lr-tb"/>
    </style:style>
    <style:style style:name="Table17.A" style:family="table-column">
      <style:table-column-properties style:column-width="0.6708in"/>
    </style:style>
    <style:style style:name="Table17.B" style:family="table-column">
      <style:table-column-properties style:column-width="6.0458in"/>
    </style:style>
    <style:style style:name="Table17.C" style:family="table-column">
      <style:table-column-properties style:column-width="0.3729in"/>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17.A2" style:family="table-cell">
      <style:table-cell-properties fo:padding-left="0.0389in" fo:padding-right="0.0389in" fo:padding-top="0in" fo:padding-bottom="0in" fo:border="0.0007in solid #000000"/>
    </style:style>
    <style:style style:name="Table17.C2" style:family="table-cell">
      <style:table-cell-properties style:vertical-align="middle" fo:padding-left="0.0389in" fo:padding-right="0.0389in" fo:padding-top="0in" fo:padding-bottom="0in" fo:border="0.0007in solid #000000"/>
    </style:style>
    <style:style style:name="Table18" style:family="table">
      <style:table-properties style:width="7.0896in" table:align="left" style:writing-mode="lr-tb"/>
    </style:style>
    <style:style style:name="Table18.A" style:family="table-column">
      <style:table-column-properties style:column-width="1.1278in"/>
    </style:style>
    <style:style style:name="Table18.B" style:family="table-column">
      <style:table-column-properties style:column-width="5.5569in"/>
    </style:style>
    <style:style style:name="Table18.C" style:family="table-column">
      <style:table-column-properties style:column-width="0.4049in"/>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8.A2" style:family="table-cell">
      <style:table-cell-properties style:vertical-align="middle" fo:padding-left="0.0375in" fo:padding-right="0.0375in" fo:padding-top="0in" fo:padding-bottom="0in" fo:border="0.0007in solid #000000"/>
    </style:style>
    <style:style style:name="Table1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19" style:family="table">
      <style:table-properties style:width="7.0896in" table:align="left" style:writing-mode="lr-tb"/>
    </style:style>
    <style:style style:name="Table19.A" style:family="table-column">
      <style:table-column-properties style:column-width="1.0854in"/>
    </style:style>
    <style:style style:name="Table19.B" style:family="table-column">
      <style:table-column-properties style:column-width="5.5993in"/>
    </style:style>
    <style:style style:name="Table19.C" style:family="table-column">
      <style:table-column-properties style:column-width="0.4049in"/>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19.A2" style:family="table-cell">
      <style:table-cell-properties style:vertical-align="middle" fo:padding-left="0.0375in" fo:padding-right="0.0375in" fo:padding-top="0in" fo:padding-bottom="0in" fo:border="0.0007in solid #000000"/>
    </style:style>
    <style:style style:name="Table1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0" style:family="table">
      <style:table-properties style:width="7.0896in" table:align="left" style:writing-mode="lr-tb"/>
    </style:style>
    <style:style style:name="Table20.A" style:family="table-column">
      <style:table-column-properties style:column-width="1.0854in"/>
    </style:style>
    <style:style style:name="Table20.B" style:family="table-column">
      <style:table-column-properties style:column-width="5.5993in"/>
    </style:style>
    <style:style style:name="Table20.C" style:family="table-column">
      <style:table-column-properties style:column-width="0.4049in"/>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0.A2" style:family="table-cell">
      <style:table-cell-properties style:vertical-align="middle" fo:padding-left="0.0375in" fo:padding-right="0.0375in" fo:padding-top="0in" fo:padding-bottom="0in" fo:border="0.0007in solid #000000"/>
    </style:style>
    <style:style style:name="Table21" style:family="table">
      <style:table-properties style:width="7.0896in" table:align="left" style:writing-mode="lr-tb"/>
    </style:style>
    <style:style style:name="Table21.A" style:family="table-column">
      <style:table-column-properties style:column-width="6.7167in"/>
    </style:style>
    <style:style style:name="Table21.B" style:family="table-column">
      <style:table-column-properties style:column-width="0.3729in"/>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1.A2" style:family="table-cell">
      <style:table-cell-properties fo:padding-left="0.0389in" fo:padding-right="0.0389in" fo:padding-top="0in" fo:padding-bottom="0in" fo:border="0.0007in solid #000000"/>
    </style:style>
    <style:style style:name="Table21.B2" style:family="table-cell">
      <style:table-cell-properties style:vertical-align="middle" fo:padding-left="0.0389in" fo:padding-right="0.0389in" fo:padding-top="0in" fo:padding-bottom="0in" fo:border="0.0007in solid #000000"/>
    </style:style>
    <style:style style:name="Table22" style:family="table">
      <style:table-properties style:width="7.0896in" table:align="left" style:writing-mode="lr-tb"/>
    </style:style>
    <style:style style:name="Table22.A" style:family="table-column">
      <style:table-column-properties style:column-width="0.6708in"/>
    </style:style>
    <style:style style:name="Table22.B" style:family="table-column">
      <style:table-column-properties style:column-width="6.0458in"/>
    </style:style>
    <style:style style:name="Table22.C" style:family="table-column">
      <style:table-column-properties style:column-width="0.3729in"/>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2.A2" style:family="table-cell">
      <style:table-cell-properties fo:padding-left="0.0389in" fo:padding-right="0.0389in" fo:padding-top="0in" fo:padding-bottom="0in" fo:border="0.0007in solid #000000"/>
    </style:style>
    <style:style style:name="Table22.C2" style:family="table-cell">
      <style:table-cell-properties style:vertical-align="middle" fo:padding-left="0.0389in" fo:padding-right="0.0389in" fo:padding-top="0in" fo:padding-bottom="0in" fo:border="0.0007in solid #000000"/>
    </style:style>
    <style:style style:name="Table2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23" style:family="table">
      <style:table-properties style:width="7.0896in" table:align="left" style:writing-mode="lr-tb"/>
    </style:style>
    <style:style style:name="Table23.A" style:family="table-column">
      <style:table-column-properties style:column-width="6.7167in"/>
    </style:style>
    <style:style style:name="Table23.B" style:family="table-column">
      <style:table-column-properties style:column-width="0.3729in"/>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3.A2" style:family="table-cell">
      <style:table-cell-properties fo:padding-left="0.0389in" fo:padding-right="0.0389in" fo:padding-top="0in" fo:padding-bottom="0in" fo:border="0.0007in solid #000000"/>
    </style:style>
    <style:style style:name="Table23.B2" style:family="table-cell">
      <style:table-cell-properties style:vertical-align="middle" fo:padding-left="0.0389in" fo:padding-right="0.0389in" fo:padding-top="0in" fo:padding-bottom="0in" fo:border="0.0007in solid #000000"/>
    </style:style>
    <style:style style:name="Table24" style:family="table">
      <style:table-properties style:width="7.0896in" table:align="left" style:writing-mode="lr-tb"/>
    </style:style>
    <style:style style:name="Table24.A" style:family="table-column">
      <style:table-column-properties style:column-width="0.6708in"/>
    </style:style>
    <style:style style:name="Table24.B" style:family="table-column">
      <style:table-column-properties style:column-width="6.0458in"/>
    </style:style>
    <style:style style:name="Table24.C" style:family="table-column">
      <style:table-column-properties style:column-width="0.3729in"/>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4.A2" style:family="table-cell">
      <style:table-cell-properties fo:padding-left="0.0389in" fo:padding-right="0.0389in" fo:padding-top="0in" fo:padding-bottom="0in" fo:border="0.0007in solid #000000"/>
    </style:style>
    <style:style style:name="Table24.C2" style:family="table-cell">
      <style:table-cell-properties style:vertical-align="middle" fo:padding-left="0.0389in" fo:padding-right="0.0389in" fo:padding-top="0in" fo:padding-bottom="0in" fo:border="0.0007in solid #000000"/>
    </style:style>
    <style:style style:name="Table25" style:family="table">
      <style:table-properties style:width="7.0896in" table:align="left" style:writing-mode="lr-tb"/>
    </style:style>
    <style:style style:name="Table25.A" style:family="table-column">
      <style:table-column-properties style:column-width="0.6708in"/>
    </style:style>
    <style:style style:name="Table25.B" style:family="table-column">
      <style:table-column-properties style:column-width="6.0458in"/>
    </style:style>
    <style:style style:name="Table25.C" style:family="table-column">
      <style:table-column-properties style:column-width="0.3729in"/>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5.A2" style:family="table-cell">
      <style:table-cell-properties fo:padding-left="0.0389in" fo:padding-right="0.0389in" fo:padding-top="0in" fo:padding-bottom="0in" fo:border="0.0007in solid #000000"/>
    </style:style>
    <style:style style:name="Table25.C2" style:family="table-cell">
      <style:table-cell-properties style:vertical-align="middle" fo:padding-left="0.0389in" fo:padding-right="0.0389in" fo:padding-top="0in" fo:padding-bottom="0in" fo:border="0.0007in solid #000000"/>
    </style:style>
    <style:style style:name="Table31" style:family="table">
      <style:table-properties style:width="7.0896in" table:align="left" style:writing-mode="lr-tb"/>
    </style:style>
    <style:style style:name="Table31.A" style:family="table-column">
      <style:table-column-properties style:column-width="0.6708in"/>
    </style:style>
    <style:style style:name="Table31.B" style:family="table-column">
      <style:table-column-properties style:column-width="6.0458in"/>
    </style:style>
    <style:style style:name="Table31.C" style:family="table-column">
      <style:table-column-properties style:column-width="0.3729in"/>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1.A2" style:family="table-cell">
      <style:table-cell-properties fo:padding-left="0.0389in" fo:padding-right="0.0389in" fo:padding-top="0in" fo:padding-bottom="0in" fo:border="0.0007in solid #000000"/>
    </style:style>
    <style:style style:name="Table31.C2" style:family="table-cell">
      <style:table-cell-properties style:vertical-align="middle" fo:padding-left="0.0389in" fo:padding-right="0.0389in" fo:padding-top="0in" fo:padding-bottom="0in" fo:border="0.0007in solid #000000"/>
    </style:style>
    <style:style style:name="Tab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2" style:family="table">
      <style:table-properties style:width="7.0896in" table:align="left" style:writing-mode="lr-tb"/>
    </style:style>
    <style:style style:name="Table32.A" style:family="table-column">
      <style:table-column-properties style:column-width="0.6708in"/>
    </style:style>
    <style:style style:name="Table32.B" style:family="table-column">
      <style:table-column-properties style:column-width="6.0458in"/>
    </style:style>
    <style:style style:name="Table32.C" style:family="table-column">
      <style:table-column-properties style:column-width="0.3729in"/>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2.A2" style:family="table-cell">
      <style:table-cell-properties fo:padding-left="0.0389in" fo:padding-right="0.0389in" fo:padding-top="0in" fo:padding-bottom="0in" fo:border="0.0007in solid #000000"/>
    </style:style>
    <style:style style:name="Table32.C2" style:family="table-cell">
      <style:table-cell-properties style:vertical-align="middle" fo:padding-left="0.0389in" fo:padding-right="0.0389in" fo:padding-top="0in" fo:padding-bottom="0in" fo:border="0.0007in solid #000000"/>
    </style:style>
    <style:style style:name="Tab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3" style:family="table">
      <style:table-properties style:width="7.0896in" table:align="left" style:writing-mode="lr-tb"/>
    </style:style>
    <style:style style:name="Table33.A" style:family="table-column">
      <style:table-column-properties style:column-width="0.6708in"/>
    </style:style>
    <style:style style:name="Table33.B" style:family="table-column">
      <style:table-column-properties style:column-width="6.0458in"/>
    </style:style>
    <style:style style:name="Table33.C" style:family="table-column">
      <style:table-column-properties style:column-width="0.3729in"/>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3.A2" style:family="table-cell">
      <style:table-cell-properties fo:padding-left="0.0389in" fo:padding-right="0.0389in" fo:padding-top="0in" fo:padding-bottom="0in" fo:border="0.0007in solid #000000"/>
    </style:style>
    <style:style style:name="Table33.C2" style:family="table-cell">
      <style:table-cell-properties style:vertical-align="middle" fo:padding-left="0.0389in" fo:padding-right="0.0389in" fo:padding-top="0in" fo:padding-bottom="0in" fo:border="0.0007in solid #000000"/>
    </style:style>
    <style:style style:name="Table26" style:family="table">
      <style:table-properties style:width="7.0896in" table:align="left" style:writing-mode="lr-tb"/>
    </style:style>
    <style:style style:name="Table26.A" style:family="table-column">
      <style:table-column-properties style:column-width="1.1278in"/>
    </style:style>
    <style:style style:name="Table26.B" style:family="table-column">
      <style:table-column-properties style:column-width="5.5569in"/>
    </style:style>
    <style:style style:name="Table26.C" style:family="table-column">
      <style:table-column-properties style:column-width="0.4049in"/>
    </style:style>
    <style:style style:name="Table26.1" style:family="table-row">
      <style:table-row-properties style:keep-together="true" fo:keep-together="auto"/>
    </style:style>
    <style:style style:name="Table2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6.A2" style:family="table-cell">
      <style:table-cell-properties style:vertical-align="middle" fo:padding-left="0.0375in" fo:padding-right="0.0375in" fo:padding-top="0in" fo:padding-bottom="0in" fo:border="0.0007in solid #000000"/>
    </style:style>
    <style:style style:name="Table27" style:family="table">
      <style:table-properties style:width="7.0896in" table:align="left" style:writing-mode="lr-tb"/>
    </style:style>
    <style:style style:name="Table27.A" style:family="table-column">
      <style:table-column-properties style:column-width="1.1278in"/>
    </style:style>
    <style:style style:name="Table27.B" style:family="table-column">
      <style:table-column-properties style:column-width="5.5569in"/>
    </style:style>
    <style:style style:name="Table27.C" style:family="table-column">
      <style:table-column-properties style:column-width="0.4049in"/>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le27.A2" style:family="table-cell">
      <style:table-cell-properties style:vertical-align="middle" fo:padding-left="0.0375in" fo:padding-right="0.0375in" fo:padding-top="0in" fo:padding-bottom="0in" fo:border="0.0007in solid #000000"/>
    </style:style>
    <style:style style:name="Table27.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le28" style:family="table">
      <style:table-properties style:width="7.0896in" table:align="left" style:writing-mode="lr-tb"/>
    </style:style>
    <style:style style:name="Table28.A" style:family="table-column">
      <style:table-column-properties style:column-width="0.6708in"/>
    </style:style>
    <style:style style:name="Table28.B" style:family="table-column">
      <style:table-column-properties style:column-width="6.0458in"/>
    </style:style>
    <style:style style:name="Table28.C" style:family="table-column">
      <style:table-column-properties style:column-width="0.3729in"/>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28.A2" style:family="table-cell">
      <style:table-cell-properties fo:padding-left="0.0389in" fo:padding-right="0.0389in" fo:padding-top="0in" fo:padding-bottom="0in" fo:border="0.0007in solid #000000"/>
    </style:style>
    <style:style style:name="Table28.C2" style:family="table-cell">
      <style:table-cell-properties style:vertical-align="middle" fo:padding-left="0.0389in" fo:padding-right="0.0389in" fo:padding-top="0in" fo:padding-bottom="0in" fo:border="0.0007in solid #000000"/>
    </style:style>
    <style:style style:name="Table28.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28.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le30" style:family="table">
      <style:table-properties style:width="7.0896in" table:align="left" style:writing-mode="lr-tb"/>
    </style:style>
    <style:style style:name="Table30.A" style:family="table-column">
      <style:table-column-properties style:column-width="0.6708in"/>
    </style:style>
    <style:style style:name="Table30.B" style:family="table-column">
      <style:table-column-properties style:column-width="6.0458in"/>
    </style:style>
    <style:style style:name="Table30.C" style:family="table-column">
      <style:table-column-properties style:column-width="0.3729in"/>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le30.A2" style:family="table-cell">
      <style:table-cell-properties fo:padding-left="0.0389in" fo:padding-right="0.0389in" fo:padding-top="0in" fo:padding-bottom="0in" fo:border="0.0007in solid #000000"/>
    </style:style>
    <style:style style:name="Table30.C2" style:family="table-cell">
      <style:table-cell-properties style:vertical-align="middle" fo:padding-left="0.0389in" fo:padding-right="0.0389in" fo:padding-top="0in" fo:padding-bottom="0in" fo:border="0.0007in solid #000000"/>
    </style:style>
    <style:style style:name="Table3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le3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P1" style:family="paragraph" style:parent-style-name="Standard">
      <style:paragraph-properties fo:margin-top="0.111in" fo:margin-bottom="0in"/>
    </style:style>
    <style:style style:name="P2" style:family="paragraph" style:parent-style-name="Standard">
      <style:paragraph-properties fo:text-align="start" style:justify-single-word="false" fo:padding="0in" fo:border-left="none" fo:border-right="none" fo:border-top="none" fo:border-bottom="0.0008in solid #000000" style:text-autospace="none"/>
      <style:text-properties fo:font-size="10pt" fo:font-style="italic" style:font-size-asian="10pt" style:font-style-asian="italic" style:font-size-complex="10pt" style:font-style-complex="italic"/>
    </style:style>
    <style:style style:name="P3" style:family="paragraph" style:parent-style-name="Standard">
      <style:paragraph-properties fo:margin-top="0.0236in" fo:margin-bottom="0.0236in" fo:text-align="start" style:justify-single-word="false" style:text-autospace="non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top="0.0236in" fo:margin-bottom="0.0236in" fo:text-align="end" style:justify-single-word="false" style:text-autospace="none"/>
      <style:text-properties fo:color="#000000" fo:font-size="10pt" fo:font-style="italic" style:font-size-asian="10pt" style:font-style-asian="italic" style:font-size-complex="10pt" style:font-style-complex="italic"/>
    </style:style>
    <style:style style:name="P5" style:family="paragraph" style:parent-style-name="Body">
      <style:text-properties style:font-name="Arial"/>
    </style:style>
    <style:style style:name="P6" style:family="paragraph" style:parent-style-name="Body">
      <style:text-properties style:font-name="Arial" style:text-underline-style="solid" style:text-underline-width="auto" style:text-underline-color="font-color" fo:font-weight="bold" style:font-weight-asian="bold" style:font-weight-complex="bold"/>
    </style:style>
    <style:style style:name="P7" style:family="paragraph" style:parent-style-name="Body">
      <style:text-properties style:text-underline-style="solid" style:text-underline-width="auto" style:text-underline-color="font-color" fo:font-weight="bold" style:font-weight-asian="bold" style:font-weight-complex="bold"/>
    </style:style>
    <style:style style:name="P8" style:family="paragraph" style:parent-style-name="Body">
      <style:text-properties fo:font-weight="normal" style:font-weight-asian="normal" style:font-weight-complex="normal"/>
    </style:style>
    <style:style style:name="P9" style:family="paragraph" style:parent-style-name="Body">
      <style:text-properties fo:font-weight="bold" style:font-weight-asian="bold" style:font-weight-complex="bold"/>
    </style:style>
    <style:style style:name="P10" style:family="paragraph" style:parent-style-name="Body">
      <style:text-properties fo:language="en" fo:country="US" style:language-complex="ar" style:country-complex="SA"/>
    </style:style>
    <style:style style:name="P11"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2" style:family="paragraph" style:parent-style-name="Body">
      <style:paragraph-properties fo:text-align="start" style:justify-single-word="false"/>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text-properties fo:color="#ff0000" style:font-name="Arial" fo:language="en" fo:country="US" fo:font-style="italic" style:font-style-asian="italic" style:language-complex="ar" style:country-complex="SA"/>
    </style:style>
    <style:style style:name="P15" style:family="paragraph" style:parent-style-name="Body">
      <style:text-properties fo:color="#000000" style:font-name="Courier" fo:font-size="10pt" style:font-name-asian="Monaco" style:font-size-asian="10pt" style:font-name-complex="Monaco" style:font-size-complex="10pt"/>
    </style:style>
    <style:style style:name="P16" style:family="paragraph" style:parent-style-name="Body">
      <style:text-properties style:text-underline-style="none" fo:font-weight="normal" style:font-weight-asian="normal" style:font-weight-complex="normal"/>
    </style:style>
    <style:style style:name="P17" style:family="paragraph" style:parent-style-name="Body">
      <style:paragraph-properties fo:margin-left="0.3874in" fo:margin-right="0in" fo:margin-top="0in" fo:margin-bottom="0in" fo:text-indent="0in"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18" style:family="paragraph" style:parent-style-name="Body">
      <style:paragraph-properties fo:margin-left="0.3874in" fo:margin-right="0in" fo:margin-top="0in" fo:margin-bottom="0in" fo:text-indent="0in" style:auto-text-indent="false"/>
      <style:text-properties fo:color="#000000" style:font-name="Courier" fo:font-size="10pt" style:font-name-asian="Monaco" style:font-size-asian="10pt" style:font-name-complex="Monaco" style:font-size-complex="10pt"/>
    </style:style>
    <style:style style:name="P19" style:family="paragraph" style:parent-style-name="Body">
      <style:paragraph-properties fo:margin-left="0.3874in" fo:margin-right="0in" fo:margin-top="0in" fo:margin-bottom="0.0827in" fo:text-indent="0in" style:auto-text-indent="false"/>
      <style:text-properties fo:color="#000000" style:font-name="Courier" fo:font-size="10pt" fo:font-weight="normal" style:font-name-asian="Monaco" style:font-size-asian="10pt" style:font-weight-asian="normal" style:font-name-complex="Monaco" style:font-size-complex="10pt" style:font-weight-complex="normal"/>
    </style:style>
    <style:style style:name="P20" style:family="paragraph" style:parent-style-name="Body">
      <style:paragraph-properties fo:margin-left="0.3874in" fo:margin-right="0in" fo:text-indent="0in" style:auto-text-indent="false"/>
      <style:text-properties fo:color="#000000" style:font-name="Courier" fo:font-size="10pt" style:font-name-asian="Monaco" style:font-size-asian="10pt" style:font-name-complex="Monaco" style:font-size-complex="10pt"/>
    </style:style>
    <style:style style:name="P21" style:family="paragraph" style:parent-style-name="Body">
      <style:paragraph-properties fo:margin-left="0.3874in" fo:margin-right="0in" fo:text-indent="0in"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22" style:family="paragraph" style:parent-style-name="Body">
      <style:paragraph-properties fo:margin-left="0.3984in" fo:margin-right="0in" fo:text-indent="0in" style:auto-text-indent="false"/>
      <style:text-properties fo:color="#000000" style:font-name="Courier" fo:font-size="10pt" style:font-name-asian="Monaco" style:font-size-asian="10pt" style:font-name-complex="Monaco" style:font-size-complex="10pt"/>
    </style:style>
    <style:style style:name="P23" style:family="paragraph" style:parent-style-name="Body">
      <style:paragraph-properties fo:margin-left="0.3984in" fo:margin-right="0in" fo:line-height="100%" fo:text-indent="0in" style:auto-text-indent="false"/>
      <style:text-properties fo:color="#000000" style:font-name="Courier" fo:font-size="10pt" style:font-name-asian="Monaco" style:font-size-asian="10pt" style:font-name-complex="Monaco" style:font-size-complex="10pt"/>
    </style:style>
    <style:style style:name="P24" style:family="paragraph" style:parent-style-name="Body">
      <style:paragraph-properties fo:margin-left="0.3984in" fo:margin-right="0in" fo:margin-top="0in" fo:margin-bottom="0in" fo:text-indent="0in" style:auto-text-indent="false"/>
      <style:text-properties fo:color="#000000" style:font-name="Courier" fo:font-size="10pt" style:font-name-asian="Monaco" style:font-size-asian="10pt" style:font-name-complex="Monaco" style:font-size-complex="10pt"/>
    </style:style>
    <style:style style:name="P25" style:family="paragraph" style:parent-style-name="Body">
      <style:paragraph-properties fo:margin-left="0.3984in" fo:margin-right="0in" fo:margin-top="0in" fo:margin-bottom="0in" fo:line-height="100%" fo:text-indent="0in" style:auto-text-indent="false"/>
      <style:text-properties fo:color="#000000" style:font-name="Courier" fo:font-size="10pt" style:font-name-asian="Monaco" style:font-size-asian="10pt" style:font-name-complex="Monaco" style:font-size-complex="10pt"/>
    </style:style>
    <style:style style:name="P26" style:family="paragraph" style:parent-style-name="Body">
      <style:paragraph-properties fo:margin-left="0.3984in" fo:margin-right="0in" fo:margin-top="0in" fo:margin-bottom="0.0827in" fo:line-height="100%" fo:text-indent="0in" style:auto-text-indent="false"/>
      <style:text-properties fo:color="#000000" style:font-name="Courier" fo:font-size="10pt" style:font-name-asian="Monaco" style:font-size-asian="10pt" style:font-name-complex="Monaco" style:font-size-complex="10pt"/>
    </style:style>
    <style:style style:name="P27" style:family="paragraph" style:parent-style-name="Body">
      <style:paragraph-properties fo:margin-left="0.3984in" fo:margin-right="0in" fo:margin-top="0in" fo:margin-bottom="0.0827in" fo:text-indent="0in" style:auto-text-indent="false"/>
      <style:text-properties style:font-name="Courier" fo:font-weight="bold" style:font-weight-asian="bold" style:font-weight-complex="bold"/>
    </style:style>
    <style:style style:name="P28" style:family="paragraph" style:parent-style-name="Body">
      <style:paragraph-properties fo:margin-left="0.3984in" fo:margin-right="0in" fo:margin-top="0.0827in" fo:margin-bottom="0in" fo:line-height="100%" fo:text-indent="0in" style:auto-text-indent="false"/>
      <style:text-properties fo:color="#000000" style:font-name="Courier" fo:font-size="10pt" style:font-name-asian="Monaco" style:font-size-asian="10pt" style:font-name-complex="Monaco" style:font-size-complex="10pt"/>
    </style:style>
    <style:style style:name="P29" style:family="paragraph" style:parent-style-name="Body">
      <style:paragraph-properties fo:margin-left="0in" fo:margin-right="0in" fo:margin-top="0in" fo:margin-bottom="0in" fo:text-indent="0.3984in" style:auto-text-indent="false"/>
      <style:text-properties fo:color="#000000" style:font-name="Courier" fo:font-size="10pt" style:font-name-asian="Monaco" style:font-size-asian="10pt" style:font-name-complex="Monaco" style:font-size-complex="10pt"/>
    </style:style>
    <style:style style:name="P30" style:family="paragraph" style:parent-style-name="Body">
      <style:paragraph-properties fo:margin-left="0.8862in" fo:margin-right="0in" fo:margin-top="0in" fo:margin-bottom="0in" fo:text-indent="0.3984in" style:auto-text-indent="false"/>
      <style:text-properties fo:color="#000000" style:font-name="Courier" fo:font-size="10pt" style:font-name-asian="Monaco" style:font-size-asian="10pt" style:font-name-complex="Monaco" style:font-size-complex="10pt"/>
    </style:style>
    <style:style style:name="P31" style:family="paragraph" style:parent-style-name="Body">
      <style:paragraph-properties fo:margin-left="0in" fo:margin-right="0in" fo:margin-top="0in" fo:margin-bottom="0.0827in" fo:text-indent="0in" style:auto-text-indent="false"/>
    </style:style>
    <style:style style:name="P32" style:family="paragraph" style:parent-style-name="Body">
      <style:paragraph-properties fo:margin-left="0in" fo:margin-right="0in" fo:margin-top="0in" fo:margin-bottom="0.0827in" fo:text-indent="0in" style:auto-text-indent="false"/>
      <style:text-properties fo:color="#000000" style:font-name="Courier" fo:font-size="10pt" style:font-name-asian="Monaco" style:font-size-asian="10pt" style:font-name-complex="Monaco" style:font-size-complex="10pt"/>
    </style:style>
    <style:style style:name="P3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text-properties fo:language="en" fo:country="US" style:language-complex="ar" style:country-complex="SA"/>
    </style:style>
    <style:style style:name="P35" style:family="paragraph" style:parent-style-name="Abstract">
      <style:text-properties fo:font-size="16pt" fo:language="en" fo:country="US" fo:font-weight="bold" style:font-size-asian="16pt" style:font-weight-asian="bold" style:language-complex="ar" style:country-complex="SA"/>
    </style:style>
    <style:style style:name="P36" style:family="paragraph" style:parent-style-name="Abstract">
      <style:text-properties fo:language="en" fo:country="US" style:language-complex="ar" style:country-complex="SA"/>
    </style:style>
    <style:style style:name="P37" style:family="paragraph" style:parent-style-name="CellBody">
      <style:paragraph-properties style:snap-to-layout-grid="false"/>
      <style:text-properties fo:language="en" fo:country="US" style:language-complex="ar" style:country-complex="SA"/>
    </style:style>
    <style:style style:name="P38" style:family="paragraph" style:parent-style-name="Document_20_Title">
      <style:text-properties fo:language="en" fo:country="US" style:language-complex="ar" style:country-complex="SA"/>
    </style:style>
    <style:style style:name="P39"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0" style:family="paragraph" style:parent-style-name="Standard">
      <style:text-properties style:font-name="Arial" fo:font-size="9pt" fo:language="en" fo:country="US" style:font-size-asian="9pt" style:font-size-complex="9pt" style:language-complex="ar" style:country-complex="SA"/>
    </style:style>
    <style:style style:name="P41" style:family="paragraph" style:parent-style-name="Standard">
      <style:text-properties style:font-name="Arial" fo:language="en" fo:country="US" style:language-complex="ar" style:country-complex="SA"/>
    </style:style>
    <style:style style:name="P42" style:family="paragraph" style:parent-style-name="Standard">
      <style:text-properties fo:color="#ff0000" fo:language="en" fo:country="US" fo:font-style="italic" fo:font-weight="bold" style:font-style-asian="italic" style:font-weight-asian="bold" style:language-complex="ar" style:country-complex="SA"/>
    </style:style>
    <style:style style:name="P43" style:family="paragraph" style:parent-style-name="Body">
      <style:paragraph-properties fo:margin-left="0.8862in" fo:margin-right="0in" fo:margin-top="0in" fo:margin-bottom="0in" fo:text-indent="0in"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4" style:family="paragraph" style:parent-style-name="Body">
      <style:paragraph-properties fo:margin-left="0.4098in" fo:margin-right="0in" fo:margin-top="0in" fo:margin-bottom="0.0827in" fo:text-indent="0in"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5" style:family="paragraph" style:parent-style-name="Body">
      <style:paragraph-properties fo:margin-left="0.4098in" fo:margin-right="0in" fo:text-indent="0in" style:auto-text-indent="false"/>
      <style:text-properties fo:color="#000000" style:font-name="Courier" fo:font-size="10pt" fo:language="en" fo:country="US" style:font-name-asian="Monaco" style:font-size-asian="10pt" style:font-name-complex="Monaco" style:font-size-complex="10pt" style:language-complex="ar" style:country-complex="SA"/>
    </style:style>
    <style:style style:name="P46" style:family="paragraph" style:parent-style-name="Body">
      <style:paragraph-properties fo:margin-left="1.3402in" fo:margin-right="0in" fo:margin-top="0in" fo:margin-bottom="0in" fo:text-indent="0in" style:auto-text-indent="false"/>
      <style:text-properties fo:color="#000000" style:font-name="Courier" fo:font-size="10pt" style:font-name-asian="Monaco" style:font-size-asian="10pt" style:font-name-complex="Monaco" style:font-size-complex="10pt"/>
    </style:style>
    <style:style style:name="P47" style:family="paragraph" style:parent-style-name="Body">
      <style:paragraph-properties fo:margin-left="1.3402in" fo:margin-right="0in" fo:margin-top="0in" fo:margin-bottom="0.0827in" fo:text-indent="-0.952in" style:auto-text-indent="false">
        <style:tab-stops>
          <style:tab-stop style:position="3.9374in"/>
        </style:tab-stops>
      </style:paragraph-properties>
      <style:text-properties fo:color="#000000" style:font-name="Courier" fo:font-size="10pt" style:font-name-asian="Monaco" style:font-size-asian="10pt" style:font-name-complex="Monaco" style:font-size-complex="10pt"/>
    </style:style>
    <style:style style:name="P48" style:family="paragraph" style:parent-style-name="Body">
      <style:paragraph-properties fo:margin-left="1.3402in" fo:margin-right="0in" fo:margin-top="0in" fo:margin-bottom="0.0827in" fo:text-indent="-0.9307in" style:auto-text-indent="false">
        <style:tab-stops>
          <style:tab-stop style:position="3.9374in"/>
        </style:tab-stops>
      </style:paragraph-properties>
      <style:text-properties fo:color="#000000" style:font-name="Courier" fo:font-size="10pt" style:font-name-asian="Monaco" style:font-size-asian="10pt" style:font-name-complex="Monaco" style:font-size-complex="10pt"/>
    </style:style>
    <style:style style:name="P49" style:family="paragraph" style:parent-style-name="Body">
      <style:paragraph-properties fo:margin-left="1.3402in" fo:margin-right="0in" fo:margin-top="0in" fo:margin-bottom="0in" fo:text-indent="-0.9307in" style:auto-text-indent="false">
        <style:tab-stops>
          <style:tab-stop style:position="3.9374in"/>
        </style:tab-stops>
      </style:paragraph-properties>
      <style:text-properties fo:color="#000000" style:font-name="Courier" fo:font-size="10pt" style:font-name-asian="Monaco" style:font-size-asian="10pt" style:font-name-complex="Monaco" style:font-size-complex="10pt"/>
    </style:style>
    <style:style style:name="P50" style:family="paragraph" style:parent-style-name="Body">
      <style:paragraph-properties fo:margin-left="0.9in" fo:margin-right="0in" fo:text-indent="0in" style:auto-text-indent="false"/>
    </style:style>
    <style:style style:name="P51" style:family="paragraph" style:parent-style-name="Standard" style:list-style-name=""/>
    <style:style style:name="P52" style:family="paragraph" style:parent-style-name="Standard" style:list-style-name="">
      <style:paragraph-properties fo:line-height="0.1945in"/>
      <style:text-properties style:use-window-font-color="true"/>
    </style:style>
    <style:style style:name="P53" style:family="paragraph" style:parent-style-name="Standard" style:list-style-name="">
      <style:paragraph-properties fo:line-height="0.1846in"/>
      <style:text-properties style:use-window-font-color="true"/>
    </style:style>
    <style:style style:name="P54" style:family="paragraph" style:parent-style-name="Standard" style:list-style-name="">
      <style:paragraph-properties fo:keep-together="always"/>
    </style:style>
    <style:style style:name="P55" style:family="paragraph" style:parent-style-name="Standard" style:list-style-name="">
      <style:text-properties fo:font-size="10pt" style:font-size-asian="10pt" style:font-size-complex="10pt"/>
    </style:style>
    <style:style style:name="P56"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57" style:family="paragraph" style:parent-style-name="Standard" style:list-style-name="RTF_5f_Num_20_3">
      <style:paragraph-properties fo:margin-left="0in" fo:margin-right="0in" fo:text-indent="0in" style:auto-text-indent="false">
        <style:tab-stops/>
      </style:paragraph-properties>
      <style:text-properties style:use-window-font-color="true"/>
    </style:style>
    <style:style style:name="P58" style:family="paragraph" style:parent-style-name="Standard" style:list-style-name="RTF_5f_Num_20_2">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59" style:family="paragraph" style:parent-style-name="Standard" style:list-style-name="RTF_5f_Num_20_3">
      <style:paragraph-properties fo:margin-left="0in" fo:margin-right="0in" fo:margin-top="0in" fo:margin-bottom="0.1665in" fo:text-indent="0in" style:auto-text-indent="false">
        <style:tab-stops/>
      </style:paragraph-properties>
      <style:text-properties fo:color="#000000" fo:font-size="10pt" style:font-size-asian="10pt" style:font-size-complex="10pt"/>
    </style:style>
    <style:style style:name="P60" style:family="paragraph" style:parent-style-name="Standard" style:list-style-name="">
      <style:paragraph-properties fo:margin-top="0in" fo:margin-bottom="0.1945in"/>
      <style:text-properties fo:font-size="9pt" style:font-size-asian="9pt" style:font-size-complex="9pt"/>
    </style:style>
    <style:style style:name="P61" style:family="paragraph" style:parent-style-name="Standard" style:list-style-name="">
      <style:paragraph-properties fo:margin-top="0in" fo:margin-bottom="0.1945in"/>
      <style:text-properties fo:font-size="10pt" style:font-size-asian="10pt" style:font-size-complex="10pt"/>
    </style:style>
    <style:style style:name="P62" style:family="paragraph" style:parent-style-name="Standard" style:list-style-name="">
      <style:paragraph-properties fo:margin-top="0in" fo:margin-bottom="0.1945in" fo:keep-together="always"/>
    </style:style>
    <style:style style:name="P63" style:family="paragraph" style:parent-style-name="Standard" style:list-style-name="">
      <style:paragraph-properties fo:margin-top="0in" fo:margin-bottom="0.1945in"/>
      <style:text-properties style:font-name="Courier New1" fo:font-size="9pt" style:font-name-asian="Courier New1" style:font-size-asian="9pt" style:font-name-complex="Courier New1" style:font-size-complex="9pt"/>
    </style:style>
    <style:style style:name="P64" style:family="paragraph" style:parent-style-name="Standard" style:list-style-name="">
      <style:paragraph-properties fo:margin-top="0in" fo:margin-bottom="0.1945in"/>
    </style:style>
    <style:style style:name="P65" style:family="paragraph" style:parent-style-name="Standard" style:list-style-name="">
      <style:paragraph-properties fo:margin-top="0in" fo:margin-bottom="0.1945in" fo:keep-with-next="always"/>
    </style:style>
    <style:style style:name="P66" style:family="paragraph" style:parent-style-name="Standard" style:list-style-name="">
      <style:paragraph-properties fo:margin-top="0.0374in" fo:margin-bottom="0.0374in"/>
      <style:text-properties fo:font-size="9pt" style:font-size-asian="9pt" style:font-size-complex="9pt"/>
    </style:style>
    <style:style style:name="P67"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68" style:family="paragraph" style:parent-style-name="Standard" style:list-style-name="">
      <style:paragraph-properties fo:margin-top="0.0374in" fo:margin-bottom="0.0374in"/>
    </style:style>
    <style:style style:name="P69" style:family="paragraph" style:parent-style-name="Standard" style:list-style-name="">
      <style:paragraph-properties fo:margin-top="0.0374in" fo:margin-bottom="0.0374in"/>
      <style:text-properties fo:font-size="10pt" style:font-size-asian="10pt" style:font-size-complex="10pt"/>
    </style:style>
    <style:style style:name="P70"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71"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72" style:family="paragraph" style:parent-style-name="Standard" style:list-style-name="">
      <style:paragraph-properties fo:margin-top="0.0374in" fo:margin-bottom="0.0374in"/>
      <style:text-properties fo:color="#000000" fo:font-size="10pt" style:font-size-asian="10pt" style:font-size-complex="10pt"/>
    </style:style>
    <style:style style:name="P73" style:family="paragraph" style:parent-style-name="Standard" style:list-style-name="">
      <style:paragraph-properties fo:margin-top="0.0374in" fo:margin-bottom="0.0374in" fo:text-align="center" style:justify-single-word="false"/>
      <style:text-properties style:use-window-font-color="true"/>
    </style:style>
    <style:style style:name="P74"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76" style:family="paragraph" style:parent-style-name="Standard" style:list-style-name="">
      <style:paragraph-properties fo:margin-top="0.0374in" fo:margin-bottom="0.0374in" fo:keep-with-next="always"/>
      <style:text-properties style:use-window-font-color="true"/>
    </style:style>
    <style:style style:name="P77"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78" style:family="paragraph" style:parent-style-name="Standard" style:list-style-name="">
      <style:paragraph-properties fo:margin-top="0.1945in" fo:margin-bottom="0in"/>
    </style:style>
    <style:style style:name="P79" style:family="paragraph" style:parent-style-name="Standard" style:list-style-name="">
      <style:paragraph-properties fo:margin-top="0.1945in" fo:margin-bottom="0in"/>
      <style:text-properties fo:font-size="10pt" style:font-size-asian="10pt" style:font-size-complex="10pt"/>
    </style:style>
    <style:style style:name="P80"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81"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82" style:family="paragraph" style:parent-style-name="Standard" style:list-style-name="">
      <style:paragraph-properties fo:margin-top="0.1945in" fo:margin-bottom="0in" fo:keep-together="always" fo:keep-with-next="always"/>
    </style:style>
    <style:style style:name="P83" style:family="paragraph" style:parent-style-name="Standard" style:list-style-name="">
      <style:paragraph-properties fo:margin-left="0.5in" fo:margin-right="0in" fo:margin-top="0in" fo:margin-bottom="0.1945in" fo:text-indent="0in" style:auto-text-indent="false"/>
    </style:style>
    <style:style style:name="P84"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85" style:family="paragraph" style:parent-style-name="Standard" style:list-style-name="">
      <style:paragraph-properties fo:margin-left="0.5in" fo:margin-right="0in" fo:margin-top="0in" fo:margin-bottom="0.1945in" fo:text-indent="0in" style:auto-text-indent="false"/>
      <style:text-properties style:font-name="Courier New1" fo:font-size="9pt" style:font-name-asian="Courier New1" style:font-size-asian="9pt" style:font-name-complex="Courier New1" style:font-size-complex="9pt"/>
    </style:style>
    <style:style style:name="P86" style:family="paragraph" style:parent-style-name="Standard" style:list-style-name="">
      <style:paragraph-properties fo:margin-left="0.5in" fo:margin-right="0in" fo:text-indent="0in" style:auto-text-indent="false"/>
    </style:style>
    <style:style style:name="P87"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88"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89"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90" style:family="paragraph" style:parent-style-name="Standard" style:list-style-name="">
      <style:paragraph-properties fo:margin-left="0.5in" fo:margin-right="0in" fo:margin-top="0in" fo:margin-bottom="0.1665in" fo:text-indent="0in" style:auto-text-indent="false"/>
    </style:style>
    <style:style style:name="P91"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92"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93" style:family="paragraph" style:parent-style-name="Standard" style:list-style-name="">
      <style:paragraph-properties fo:margin-top="0in" fo:margin-bottom="0.1665in"/>
      <style:text-properties fo:font-size="10pt" style:font-size-asian="10pt" style:font-size-complex="10pt"/>
    </style:style>
    <style:style style:name="P94" style:family="paragraph" style:parent-style-name="Standard" style:list-style-name="">
      <style:paragraph-properties fo:margin-top="0in" fo:margin-bottom="0.1665in"/>
    </style:style>
    <style:style style:name="P95" style:family="paragraph" style:parent-style-name="Standard" style:list-style-name="">
      <style:paragraph-properties fo:margin-top="0in" fo:margin-bottom="0.1665in"/>
      <style:text-properties style:font-name="Courier New1" fo:font-size="9pt" style:font-name-asian="Courier New1" style:font-size-asian="9pt" style:font-name-complex="Courier New1" style:font-size-complex="9pt"/>
    </style:style>
    <style:style style:name="P96"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7" style:family="paragraph" style:parent-style-name="Standard" style:list-style-name="">
      <style:paragraph-properties fo:keep-with-next="always"/>
    </style:style>
    <style:style style:name="P98" style:family="paragraph" style:parent-style-name="Standard" style:list-style-name="">
      <style:paragraph-properties fo:keep-together="always" fo:keep-with-next="always"/>
    </style:style>
    <style:style style:name="P99" style:family="paragraph" style:parent-style-name="Standard" style:list-style-name="">
      <style:paragraph-properties fo:margin-top="0.1736in" fo:margin-bottom="0.1945in" fo:keep-together="always"/>
    </style:style>
    <style:style style:name="P100"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01" style:family="paragraph" style:parent-style-name="Standard" style:list-style-name="">
      <style:paragraph-properties fo:margin-top="0.0319in" fo:margin-bottom="0.0319in" fo:keep-with-next="always"/>
      <style:text-properties style:use-window-font-color="true"/>
    </style:style>
    <style:style style:name="P102"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03" style:family="paragraph" style:parent-style-name="Standard" style:list-style-name="">
      <style:paragraph-properties fo:margin-top="0.0319in" fo:margin-bottom="0.0319in" fo:text-align="end" style:justify-single-word="false"/>
    </style:style>
    <style:style style:name="P104" style:family="paragraph" style:parent-style-name="Standard" style:list-style-name="">
      <style:paragraph-properties fo:margin-top="0.0319in" fo:margin-bottom="0.0319in" fo:text-align="center" style:justify-single-word="false"/>
      <style:text-properties style:use-window-font-color="true"/>
    </style:style>
    <style:style style:name="P105" style:family="paragraph" style:parent-style-name="Standard" style:list-style-name="">
      <style:paragraph-properties fo:margin-top="0.0319in" fo:margin-bottom="0.0319in" fo:text-align="end" style:justify-single-word="false"/>
      <style:text-properties style:use-window-font-color="true"/>
    </style:style>
    <style:style style:name="P106" style:family="paragraph" style:parent-style-name="Standard" style:list-style-name="">
      <style:paragraph-properties fo:margin-top="0.0319in" fo:margin-bottom="0in"/>
    </style:style>
    <style:style style:name="P107"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08" style:family="paragraph" style:parent-style-name="Standard" style:list-style-name="">
      <style:paragraph-properties fo:margin-left="0in" fo:margin-right="0in" fo:margin-top="0.028in" fo:margin-bottom="0.0319in" fo:text-indent="0.4165in" style:auto-text-indent="false"/>
    </style:style>
    <style:style style:name="P109" style:family="paragraph" style:parent-style-name="Standard" style:list-style-name="">
      <style:paragraph-properties fo:margin-left="1in" fo:margin-right="0in" fo:text-indent="0in" style:auto-text-indent="false"/>
    </style:style>
    <style:style style:name="P110"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11" style:family="paragraph" style:parent-style-name="Standard" style:list-style-name="">
      <style:paragraph-properties fo:margin-left="1in" fo:margin-right="0in" fo:text-indent="0in" style:auto-text-indent="false"/>
      <style:text-properties style:font-name="Courier New1" fo:font-size="9pt" style:font-name-asian="Courier New1" style:font-size-asian="9pt" style:font-name-complex="Courier New1" style:font-size-complex="9pt"/>
    </style:style>
    <style:style style:name="P112" style:family="paragraph" style:parent-style-name="Standard" style:list-style-name="">
      <style:paragraph-properties fo:margin-top="0.1736in" fo:margin-bottom="0in" fo:keep-together="always" fo:keep-with-next="always"/>
    </style:style>
    <style:style style:name="P113"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14"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15" style:family="paragraph" style:parent-style-name="Heading_20_3">
      <style:text-properties style:font-name="Arial"/>
    </style:style>
    <style:style style:name="P116" style:family="paragraph" style:parent-style-name="Item_20_Heading" style:list-style-name="">
      <style:text-properties fo:color="#000000"/>
    </style:style>
    <style:style style:name="P117" style:family="paragraph" style:parent-style-name="Item_20_Heading" style:list-style-name="">
      <style:paragraph-properties fo:margin-top="0.1693in" fo:margin-bottom="0.161in"/>
      <style:text-properties fo:color="#000000"/>
    </style:style>
    <style:style style:name="P118" style:family="paragraph" style:parent-style-name="Class_20_Heading" style:list-style-name="" style:master-page-name="Convert_20_2">
      <style:paragraph-properties style:page-number="auto" fo:break-before="page" fo:padding-left="0.039in" fo:padding-right="0.039in" fo:padding-top="0.0236in" fo:padding-bottom="0.0236in" fo:border="0.0008in solid #000000"/>
      <style:text-properties fo:color="#000000"/>
    </style:style>
    <style:style style:name="P119" style:family="paragraph" style:parent-style-name="Class_20_Heading" style:list-style-name="" style:master-page-name="Convert_20_3">
      <style:paragraph-properties style:page-number="auto" fo:break-before="page" fo:padding-left="0.039in" fo:padding-right="0.039in" fo:padding-top="0.0236in" fo:padding-bottom="0.0236in" fo:border="0.0008in solid #000000"/>
      <style:text-properties fo:color="#000000"/>
    </style:style>
    <style:style style:name="P120" style:family="paragraph" style:parent-style-name="Class_20_Heading" style:list-style-name="" style:master-page-name="Convert_20_5">
      <style:paragraph-properties style:page-number="auto" fo:break-before="page" fo:padding-left="0.039in" fo:padding-right="0.039in" fo:padding-top="0.0236in" fo:padding-bottom="0.0236in" fo:border="0.0008in solid #000000"/>
      <style:text-properties fo:color="#000000"/>
    </style:style>
    <style:style style:name="P121" style:family="paragraph" style:parent-style-name="Class_20_Heading" style:list-style-name="" style:master-page-name="Convert_20_6">
      <style:paragraph-properties style:page-number="auto" fo:break-before="page" fo:padding-left="0.039in" fo:padding-right="0.039in" fo:padding-top="0.0236in" fo:padding-bottom="0.0236in" fo:border="0.0008in solid #000000"/>
      <style:text-properties fo:color="#000000"/>
    </style:style>
    <style:style style:name="P122" style:family="paragraph" style:parent-style-name="Class_20_Heading" style:list-style-name="" style:master-page-name="Convert_20_7">
      <style:paragraph-properties style:page-number="auto" fo:break-before="page" fo:padding-left="0.039in" fo:padding-right="0.039in" fo:padding-top="0.0236in" fo:padding-bottom="0.0236in" fo:border="0.0008in solid #000000"/>
      <style:text-properties fo:color="#000000"/>
    </style:style>
    <style:style style:name="P123" style:family="paragraph" style:parent-style-name="Class_20_Heading" style:list-style-name="" style:master-page-name="Convert_20_8">
      <style:paragraph-properties style:page-number="auto" fo:break-before="page" fo:padding-left="0.039in" fo:padding-right="0.039in" fo:padding-top="0.0236in" fo:padding-bottom="0.0236in" fo:border="0.0008in solid #000000"/>
      <style:text-properties fo:color="#000000"/>
    </style:style>
    <style:style style:name="P124" style:family="paragraph" style:parent-style-name="Class_20_Heading" style:list-style-name="" style:master-page-name="Convert_20_9">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Class_20_Heading" style:list-style-name="" style:master-page-name="Convert_20_10">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ellBody">
      <style:paragraph-properties style:snap-to-layout-grid="false"/>
      <style:text-properties fo:language="en" fo:country="US" style:language-complex="ar" style:country-complex="SA"/>
    </style:style>
    <style:style style:name="P127" style:family="paragraph" style:parent-style-name="Body" style:list-style-name="L1"/>
    <style:style style:name="P128" style:family="paragraph" style:parent-style-name="Body" style:list-style-name="L3"/>
    <style:style style:name="P129" style:family="paragraph" style:parent-style-name="Body" style:list-style-name="L4"/>
    <style:style style:name="P130" style:family="paragraph" style:parent-style-name="Body" style:list-style-name="L1">
      <style:text-properties style:font-name="Arial"/>
    </style:style>
    <style:style style:name="P131" style:family="paragraph" style:parent-style-name="Body" style:list-style-name="L6">
      <style:text-properties style:text-underline-style="none" fo:font-weight="normal" style:font-weight-asian="normal" style:font-weight-complex="normal"/>
    </style:style>
    <style:style style:name="P132" style:family="paragraph" style:parent-style-name="Body" style:list-style-name="L7"/>
    <style:style style:name="P133" style:family="paragraph" style:parent-style-name="Body" style:list-style-name="L8"/>
    <style:style style:name="P134" style:family="paragraph" style:parent-style-name="Body" style:list-style-name="L9"/>
    <style:style style:name="P135" style:family="paragraph" style:parent-style-name="Body" style:list-style-name="L10"/>
    <style:style style:name="P136" style:family="paragraph" style:parent-style-name="Body" style:list-style-name="L11"/>
    <style:style style:name="P137" style:family="paragraph" style:parent-style-name="Body" style:list-style-name="L12"/>
    <style:style style:name="P138" style:family="paragraph" style:parent-style-name="Body" style:list-style-name="L13"/>
    <style:style style:name="P139" style:family="paragraph" style:parent-style-name="Body" style:list-style-name="L14"/>
    <style:style style:name="P140" style:family="paragraph" style:parent-style-name="Body" style:list-style-name="L15"/>
    <style:style style:name="P141" style:family="paragraph" style:parent-style-name="Body" style:list-style-name="L2">
      <style:paragraph-properties fo:margin-left="0.9in" fo:margin-right="0in" fo:text-indent="-0.25in" style:auto-text-indent="false"/>
    </style:style>
    <style:style style:name="P142" style:family="paragraph" style:parent-style-name="Body" style:list-style-name="L5">
      <style:paragraph-properties fo:margin-left="0in" fo:margin-right="0in" fo:text-indent="0in" style:auto-text-indent="false"/>
    </style:style>
    <style:style style:name="P143" style:family="paragraph" style:parent-style-name="List_20_Heading" style:list-style-name="">
      <style:text-properties fo:color="#000000" fo:font-size="10pt" style:font-size-asian="10pt" style:font-size-complex="10pt"/>
    </style:style>
    <style:style style:name="P144" style:family="paragraph" style:parent-style-name="Heading_20_1">
      <style:text-properties fo:language="en" fo:country="US" style:language-complex="ar" style:country-complex="SA"/>
    </style:style>
    <style:style style:name="P145" style:family="paragraph" style:parent-style-name="Heading_20_1">
      <style:paragraph-properties fo:break-before="page"/>
      <style:text-properties fo:language="en" fo:country="US" style:language-complex="ar" style:country-complex="SA"/>
    </style:style>
    <style:style style:name="P146"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147" style:family="paragraph" style:parent-style-name="Definition_20_Term">
      <style:text-properties fo:language="en" fo:country="US" style:language-complex="ar" style:country-complex="SA"/>
    </style:style>
    <style:style style:name="P148" style:family="paragraph" style:parent-style-name="Heading_20_2">
      <style:text-properties fo:language="en" fo:country="US" style:language-complex="ar" style:country-complex="SA"/>
    </style:style>
    <style:style style:name="P149" style:family="paragraph" style:parent-style-name="Package_20_Heading" style:list-style-name="" style:master-page-name="Convert_20_1">
      <style:paragraph-properties style:page-number="auto" fo:break-before="page" fo:padding-left="0.039in" fo:padding-right="0.039in" fo:padding-top="0.0236in" fo:padding-bottom="0.0236in" fo:border="0.0008in solid #000000"/>
      <style:text-properties fo:color="#000000"/>
    </style:style>
    <style:style style:name="P150" style:family="paragraph" style:parent-style-name="Package_20_Heading" style:list-style-name="" style:master-page-name="Convert_20_4">
      <style:paragraph-properties style:page-number="auto" fo:break-before="page" fo:padding-left="0.039in" fo:padding-right="0.039in" fo:padding-top="0.0236in" fo:padding-bottom="0.0236in" fo:border="0.0008in solid #000000"/>
      <style:text-properties fo:color="#000000"/>
    </style:style>
    <style:style style:name="P151"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5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53"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154"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55" style:family="paragraph" style:parent-style-name="Detail_20_Heading" style:list-style-name="">
      <style:paragraph-properties fo:padding="0.0236in" fo:border="0.0008in solid #666666"/>
      <style:text-properties fo:color="#000000"/>
    </style:style>
    <style:style style:name="P156" style:family="paragraph" style:parent-style-name="Detail_20_Heading" style:list-style-name="">
      <style:paragraph-properties fo:margin-top="0.0807in" fo:margin-bottom="0.0193in" fo:padding="0.0236in" fo:border="0.0008in solid #666666"/>
      <style:text-properties fo:color="#000000"/>
    </style:style>
    <style:style style:name="T1" style:family="text">
      <style:text-properties style:font-name="Courier"/>
    </style:style>
    <style:style style:name="T2" style:family="text">
      <style:text-properties style:font-name="Courier" fo:font-weight="normal" style:font-weight-asian="normal" style:font-weight-complex="normal"/>
    </style:style>
    <style:style style:name="T3" style:family="text">
      <style:text-properties style:font-name="Arial"/>
    </style:style>
    <style:style style:name="T4" style:family="text">
      <style:text-properties fo:language="en" fo:country="US" style:language-complex="ar" style:country-complex="SA"/>
    </style:style>
    <style:style style:name="T5" style:family="text">
      <style:text-properties fo:language="en" fo:country="US" fo:font-weight="normal" style:font-weight-asian="normal" style:language-complex="ar" style:country-complex="SA" style:font-weight-complex="normal"/>
    </style:style>
    <style:style style:name="T6" style:family="text">
      <style:text-properties fo:font-weight="normal" style:font-weight-asian="normal" style:font-weight-complex="normal"/>
    </style:style>
    <style:style style:name="T7" style:family="text">
      <style:text-properties fo:font-size="14pt" fo:font-weight="normal" style:font-size-asian="14pt" style:font-weight-asian="normal"/>
    </style:style>
    <style:style style:name="T8" style:family="text">
      <style:text-properties style:font-name="Courier New"/>
    </style:style>
    <style:style style:name="T9" style:family="text">
      <style:text-properties fo:color="#000000"/>
    </style:style>
    <style:style style:name="T1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1" style:family="text">
      <style:text-properties fo:color="#000000" style:font-name="Courier" fo:font-size="10pt" fo:language="en" fo:country="US" style:font-name-asian="Times New Roman" style:font-size-asian="10pt" style:font-name-complex="Times New Roman" style:font-size-complex="10pt" style:language-complex="ar" style:country-complex="SA"/>
    </style:style>
    <style:style style:name="T12" style:family="text">
      <style:text-properties fo:color="#000000" style:font-name="Courier" fo:font-size="10pt" style:font-name-asian="Monaco" style:font-size-asian="10pt" style:font-name-complex="Monaco" style:font-size-complex="10pt"/>
    </style:style>
    <style:style style:name="T13" style:family="text">
      <style:text-properties fo:color="#000000" style:font-name="Courier" fo:font-size="10pt" fo:font-weight="normal" style:font-name-asian="Monaco" style:font-size-asian="10pt" style:font-weight-asian="normal" style:font-name-complex="Monaco" style:font-size-complex="10pt" style:font-weight-complex="normal"/>
    </style:style>
    <style:style style:name="T14" style:family="text">
      <style:text-properties fo:color="#000000" fo:font-weight="bold" style:font-weight-asian="bold" style:font-weight-complex="bold"/>
    </style:style>
    <style:style style:name="T15" style:family="text">
      <style:text-properties fo:color="#000000" fo:font-size="10pt" style:font-size-asian="10pt" style:font-size-complex="10pt"/>
    </style:style>
    <style:style style:name="T16" style:family="text">
      <style:text-properties fo:font-weight="bold" style:font-weight-asian="bold" style:font-weight-complex="bold"/>
    </style:style>
    <style:style style:name="T1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18"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9" style:family="text">
      <style:text-properties fo:color="#0000ff" style:text-underline-style="solid" style:text-underline-width="auto" style:text-underline-color="font-color"/>
    </style:style>
    <style:style style:name="T20" style:family="text">
      <style:text-properties fo:color="#0000ff" style:text-underline-style="solid" style:text-underline-width="auto" style:text-underline-color="font-color" fo:font-weight="bold" style:font-weight-asian="bold" style:font-weight-complex="bold"/>
    </style:style>
    <style:style style:name="T2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22"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23" style:family="text">
      <style:text-properties fo:font-size="10pt" style:font-size-asian="10pt" style:font-size-complex="10pt"/>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color="#808080" style:font-name="Verdana" fo:font-size="7pt" style:font-name-asian="Verdana" style:font-size-asian="7pt" style:font-name-complex="Verdana" style:font-size-complex="7pt"/>
    </style:style>
    <style:style style:name="T26" style:family="text">
      <style:text-properties style:font-name="Courier New1" fo:font-size="9pt" style:font-name-asian="Courier New1" style:font-size-asian="9pt" style:font-name-complex="Courier New1" style:font-size-complex="9pt"/>
    </style:style>
    <style:style style:name="T27"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in" fo:text-indent="-0.25in" fo:margin-left="3.1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in" fo:text-indent="-0.25in" fo:margin-left="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5in" fo:text-indent="-0.25in" fo:margin-left="1.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in" fo:text-indent="-0.25in" fo:margin-left="1.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5in" fo:text-indent="-0.25in" fo:margin-left="1.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in" fo:text-indent="-0.25in" fo:margin-left="1.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5in" fo:text-indent="-0.25in" fo:margin-left="2.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in" fo:text-indent="-0.25in" fo:margin-left="2.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5in" fo:text-indent="-0.25in" fo:margin-left="2.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in" fo:text-indent="-0.25in" fo:margin-left="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5in" fo:text-indent="-0.25in" fo:margin-left="3.1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335in" fo:text-indent="-0.25in" fo:margin-left="0.5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35in" fo:text-indent="-0.25in" fo:margin-left="0.7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35in" fo:text-indent="-0.25in" fo:margin-left="1.0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35in" fo:text-indent="-0.25in" fo:margin-left="1.2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35in" fo:text-indent="-0.25in" fo:margin-left="1.5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35in" fo:text-indent="-0.25in" fo:margin-left="1.7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35in" fo:text-indent="-0.25in" fo:margin-left="2.0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35in" fo:text-indent="-0.25in" fo:margin-left="2.2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35in" fo:text-indent="-0.25in" fo:margin-left="2.5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35in" fo:text-indent="-0.25in" fo:margin-left="2.78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1"><draw:frame draw:style-name="fr2" draw:name="graphics3" text:anchor-type="paragraph" svg:width="7in" svg:height="3.1075in" draw:z-index="0"><draw:image xlink:href="Pictures/1000020100000427000001D8328612BC.png" xlink:type="simple" xlink:show="embed" xlink:actuate="onLoad"/></draw:frame></text:p>
      <text:p text:style-name="P38"><text:user-defined style:data-style-name="N0" text:name="RFC Title">RFC 206 - Asynchronous Services</text:user-defined></text:p>
      <text:p text:style-name="P38"><text:span text:style-name="T7">Final<text:line-break/><text:line-break/></text:span><text:span text:style-name="T7"><text:page-count style:num-format="1">49</text:page-count></text:span><text:span text:style-name="T7"> Pages</text:span></text:p>
      <text:p text:style-name="P39"/>
      <text:p text:style-name="P35">Abstract</text:p>
      <text:p text:style-name="P36">10 point Arial Centered.</text:p>
      <text:p text:style-name="Body">The OSGi service registry is used by bundles to collaborate using loosely coupled services, registered with one or more public interfaces that can be called. OSGi services are, like most Java objects, normally designed to be called synchronously. There are, however, often significant advantages that can be realized by clients when they execute one or more parts of their operation asynchronously. This RFC provides a generic mechanism that allows existing OSGi services with a synchronous API to be invoked asynchronously without requiring them to be modified.</text:p>
      <text:h text:style-name="P145" text:outline-level="1" text:restart-numbering="true" text:start-value="-1">Document Information</text:h>
      <text:h text:style-name="P148" text:outline-level="2">License</text:h>
      <text:p text:style-name="P11">DISTRIBUTION AND FEEDBACK LICENSE, Version 2.0</text:p>
      <text:p text:style-name="P40">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0"/>
      <text:p text:style-name="P40">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0"/>
      <text:p text:style-name="P40">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0">NEITHER THE OSGi ALLIANCE NOR ANY THIRD PARTY WILL BE LIABLE FOR ANY DIRECT, INDIRECT, SPECIAL, INCIDENTAL OR CONSEQUENTIAL DAMAGES ARISING OUT OF OR RELATING TO ANY USE OR DISTRIBUTION OF THE DISTRIBUTION. </text:p>
      <text:p text:style-name="P40"/>
      <text:p text:style-name="P40">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0"/>
      <text:p text:style-name="P40">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0"/>
      <text:p text:style-name="P40">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1"/>
      <text:p text:style-name="P41">I HEREBY ACKNOWLEDGE AND AGREE TO THE TERMS AND CONDITIONS DELINEATED ABOVE.</text:p>
      <text:h text:style-name="P148"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48"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14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52">0 Document Information<text:tab/>2</text:p>
          <text:p text:style-name="P146">0.1 License<text:tab/>2</text:p>
          <text:p text:style-name="P146">0.2 Trademarks<text:tab/>3</text:p>
          <text:p text:style-name="P146">0.3 Feedback<text:tab/>3</text:p>
          <text:p text:style-name="P146">0.4 Table of Contents<text:tab/>3</text:p>
          <text:p text:style-name="P146">0.5 Terminology and Document Conventions<text:tab/>4</text:p>
          <text:p text:style-name="P146">0.6 Revision History<text:tab/>4</text:p>
          <text:p text:style-name="P152">1 Introduction<text:tab/>5</text:p>
          <text:p text:style-name="P152">2 Application Domain<text:tab/>6</text:p>
          <text:p text:style-name="P146">2.1 Asynchronous programming models<text:tab/>6</text:p>
          <text:p text:style-name="P146">2.2 Mixture of programming models<text:tab/>7</text:p>
          <text:p text:style-name="P146">2.3 Terminology + Abbreviations<text:tab/>7</text:p>
          <text:p text:style-name="P152">3 Problem Description<text:tab/>7</text:p>
          <text:p text:style-name="P146">3.1 Asynchronous Services<text:tab/>7</text:p>
          <text:p text:style-name="P152">4 Requirements<text:tab/>8</text:p>
          <text:p text:style-name="P152">5 Technical Solution<text:tab/>8</text:p>
          <text:p text:style-name="P146">5.1 OSGi Promises<text:tab/>9</text:p>
          <text:p text:style-name="P153">5.1.1 The Promise<text:tab/>9</text:p>
          <text:p text:style-name="P153">5.1.2 The Deferred class<text:tab/>10</text:p>
          <text:p text:style-name="P153">5.1.3 The Promises utility class<text:tab/>11</text:p>
          <text:p text:style-name="P153"><text:soft-page-break/>5.1.4 Functional Programming with Promises<text:tab/>11</text:p>
          <text:p text:style-name="P146">5.2 The Async Service<text:tab/>12</text:p>
          <text:p text:style-name="P146">5.3 Async Mediators<text:tab/>12</text:p>
          <text:p text:style-name="P153">5.3.1 Generating a Mediator<text:tab/>13</text:p>
          <text:p text:style-name="P153">5.3.2 Generating a Mediator for Concrete Classes<text:tab/>13</text:p>
          <text:p text:style-name="P153">5.3.3 Async Mediator return types<text:tab/>13</text:p>
          <text:p text:style-name="P153">5.3.4 Thread safety<text:tab/>13</text:p>
          <text:p text:style-name="P153">5.3.5 Mediating other objects<text:tab/>13</text:p>
          <text:p text:style-name="P146">5.4 Building simple tasks<text:tab/>14</text:p>
          <text:p text:style-name="P153">5.4.1 Running an asynchronous task<text:tab/>14</text:p>
          <text:p text:style-name="P153">5.4.2 Establishing context for Void methods<text:tab/>14</text:p>
          <text:p text:style-name="P153">5.4.3 Detecting API usage errors<text:tab/>15</text:p>
          <text:p text:style-name="P153">5.4.4 Fire-and-forget tasks<text:tab/>15</text:p>
          <text:p text:style-name="P146">5.5 Building more complex tasks<text:tab/>16</text:p>
          <text:p text:style-name="P146">5.6 Execution Failures<text:tab/>16</text:p>
          <text:p text:style-name="P146">5.7 Delegating to asynchronous implementations<text:tab/>16</text:p>
          <text:p text:style-name="P153">5.7.1 Calls that return a Promise<text:tab/>16</text:p>
          <text:p text:style-name="P153">5.7.2 Fire and forget calls<text:tab/>17</text:p>
          <text:p text:style-name="P152">6 Data Transfer Objects<text:tab/>17</text:p>
          <text:p text:style-name="P152">7 Javadoc<text:tab/>17</text:p>
          <text:p text:style-name="P146">7.1 The Promises API<text:tab/>17</text:p>
          <text:p text:style-name="P146">7.2 The Async Services API<text:tab/>37</text:p>
          <text:p text:style-name="P152">8 Considered Alternatives<text:tab/>44</text:p>
          <text:p text:style-name="P153">8.1.1 Completing tasks<text:tab/>44</text:p>
          <text:p text:style-name="P153">8.1.2 Registering Callbacks<text:tab/>45</text:p>
          <text:p text:style-name="P146">8.2 More complex tasks<text:tab/>46</text:p>
          <text:p text:style-name="P153">8.2.1 Running in Parallel<text:tab/>46</text:p>
          <text:p text:style-name="P153">8.2.2 Running sequentially<text:tab/>46</text:p>
          <text:p text:style-name="P153">8.2.3 Waiting for previous invocations<text:tab/>47</text:p>
          <text:p text:style-name="P153">8.2.4 Receiving multiple promises<text:tab/>47</text:p>
          <text:p text:style-name="P153">8.2.5 Registering aggregate callbacks<text:tab/>48</text:p>
          <text:p text:style-name="P152">9 Security Considerations<text:tab/>48</text:p>
          <text:p text:style-name="P152">10 Document Support<text:tab/>49</text:p>
          <text:p text:style-name="P146">10.1 References<text:tab/>49</text:p>
          <text:p text:style-name="P146">10.2 Author’s Address<text:tab/>49</text:p>
          <text:p text:style-name="P146">10.3 Acronyms and Abbreviations<text:tab/>49</text:p>
          <text:p text:style-name="P146">10.4 End of Document<text:tab/>49</text:p>
        </text:index-body>
      </text:table-of-content>
      <text:p text:style-name="P10"/>
      <text:h text:style-name="P148" text:outline-level="2">Terminology and Document Conventions</text:h>
      <text:p text:style-name="P10">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0"><text:span text:style-name="T8">Source code is shown in this typeface</text:span>.</text:p>
      <text:h text:style-name="P148" text:outline-level="2">Revision History</text:h>
      <text:p text:style-name="P10">The last named individual in this history is currently responsible for this document.</text:p>
      <text:p text:style-name="P10"><text:soft-page-break/></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3">Revision</text:p>
            </table:table-cell>
            <table:table-cell table:style-name="Table13.A1" office:value-type="string">
              <text:p text:style-name="P33">Date</text:p>
            </table:table-cell>
            <table:table-cell table:style-name="Table13.C1" office:value-type="string">
              <text:p text:style-name="P33">Comments</text:p>
            </table:table-cell>
          </table:table-row>
        </table:table-header-rows>
        <table:table-row table:style-name="Table13.2">
          <table:table-cell table:style-name="Table13.A1" office:value-type="string">
            <text:p text:style-name="P37">Initial</text:p>
          </table:table-cell>
          <table:table-cell table:style-name="Table13.B2" office:value-type="date" office:date-value="2013-11-08">
            <text:p text:style-name="Body">11/08/13</text:p>
          </table:table-cell>
          <table:table-cell table:style-name="Table13.C1" office:value-type="string">
            <text:p text:style-name="CellBody">Tim Ward – Initial version of RFC</text:p>
          </table:table-cell>
        </table:table-row>
        <table:table-row table:style-name="Table13.2">
          <table:table-cell table:style-name="Table13.A3" office:value-type="string">
            <text:p text:style-name="P37">0.2</text:p>
          </table:table-cell>
          <table:table-cell table:style-name="Table13.A3" office:value-type="string">
            <text:p text:style-name="Body">15/11/13</text:p>
          </table:table-cell>
          <table:table-cell table:style-name="Table13.C3" office:value-type="string">
            <text:p text:style-name="CellBody">Virtual F2F comments – update numbering of requirements to match Final RFP version; use DS in example code to demonstrate good practice.</text:p>
          </table:table-cell>
        </table:table-row>
        <table:table-row table:style-name="Table13.2">
          <table:table-cell table:style-name="Table13.A4" office:value-type="string">
            <text:p text:style-name="P37">0.3</text:p>
          </table:table-cell>
          <table:table-cell table:style-name="Table13.A4" office:value-type="string">
            <text:p text:style-name="Body">04/12/13</text:p>
          </table:table-cell>
          <table:table-cell table:style-name="Table13.C4" office:value-type="string">
            <text:p text:style-name="CellBody">EEG Call comments. Rename AlwaysCallback to CompletionCallback (including associated methods). Rename Async Proxy to Async mediator, Clarify the mechanism for generating mediators for concrete types</text:p>
          </table:table-cell>
        </table:table-row>
        <table:table-row table:style-name="Table13.2">
          <table:table-cell table:style-name="Table13.A3" office:value-type="string">
            <text:p text:style-name="P37">0.4</text:p>
          </table:table-cell>
          <table:table-cell table:style-name="Table13.A3" office:value-type="string">
            <text:p text:style-name="Body">09/01/14</text:p>
          </table:table-cell>
          <table:table-cell table:style-name="Table13.C3" office:value-type="string">
            <text:p text:style-name="CellBody">Introduce the Promise API. Remove async task builder in favour of promises</text:p>
          </table:table-cell>
        </table:table-row>
        <table:table-row table:style-name="Table13.2">
          <table:table-cell table:style-name="Table13.A3" office:value-type="string">
            <text:p text:style-name="P37">0.5</text:p>
          </table:table-cell>
          <table:table-cell table:style-name="Table13.A3" office:value-type="string">
            <text:p text:style-name="Body">03/02/14</text:p>
          </table:table-cell>
          <table:table-cell table:style-name="Table13.C3" office:value-type="string">
            <text:p text:style-name="CellBody">Post Austin F2F – some minor changes for the Promises API, make all Async services support concrete type mediation.</text:p>
          </table:table-cell>
        </table:table-row>
        <table:table-row table:style-name="Table13.2">
          <table:table-cell table:style-name="Table13.A3" office:value-type="string">
            <text:p text:style-name="P37">0.6</text:p>
          </table:table-cell>
          <table:table-cell table:style-name="Table13.A3" office:value-type="string">
            <text:p text:style-name="Body">27/02/14</text:p>
          </table:table-cell>
          <table:table-cell table:style-name="Table13.C3" office:value-type="string">
            <text:p text:style-name="CellBody">Updates to the promises API based on RI and CT experience</text:p>
          </table:table-cell>
        </table:table-row>
        <table:table-row table:style-name="Table13.2">
          <table:table-cell table:style-name="Table13.A3" office:value-type="string">
            <text:p text:style-name="P37">0.7</text:p>
          </table:table-cell>
          <table:table-cell table:style-name="Table13.A3" office:value-type="string">
            <text:p text:style-name="Body">18/03/14</text:p>
          </table:table-cell>
          <table:table-cell table:style-name="Table13.C3" office:value-type="string">
            <text:p text:style-name="CellBody">Add functional types, and functional mappings on Promise</text:p>
          </table:table-cell>
        </table:table-row>
        <table:table-row table:style-name="Table13.2">
          <table:table-cell table:style-name="Table13.A3" office:value-type="string">
            <text:p text:style-name="P37">0.8</text:p>
          </table:table-cell>
          <table:table-cell table:style-name="Table13.A3" office:value-type="string">
            <text:p text:style-name="Body">01/04/14</text:p>
          </table:table-cell>
          <table:table-cell table:style-name="Table13.C3" office:value-type="string">
            <text:p text:style-name="CellBody">Update Async service to include explicit fire-and-forget methods. Add API usage validation section</text:p>
          </table:table-cell>
        </table:table-row>
        <table:table-row table:style-name="Table13.2">
          <table:table-cell table:style-name="Table13.A3" office:value-type="string">
            <text:p text:style-name="P37">Final</text:p>
          </table:table-cell>
          <table:table-cell table:style-name="Table13.A3" office:value-type="string">
            <text:p text:style-name="Body">2015-01-30</text:p>
          </table:table-cell>
          <table:table-cell table:style-name="Table13.C3" office:value-type="string">
            <text:p text:style-name="CellBody">Mark final for EG vote.</text:p>
          </table:table-cell>
        </table:table-row>
      </table:table>
      <text:p text:style-name="P10"/>
      <text:h text:style-name="P144" text:outline-level="1">Introduction</text:h>
      <text:p text:style-name="Body">OSGi Bundles collaborate using loosely coupled services registered in the OSGi service registry. This is a powerful and flexible model, and allows for the dynamic replacement of services at runtime. OSGi services are therefore a very common interaction pattern within OSGi.</text:p>
      <text:p text:style-name="Body">As with most Java APIs and Objects, OSGi services are primarily synchronous in operation. This has several benefits; synchronous APIs are typically easier to write and to use than asynchronous ones; synchronous APIs provide immediate feedback; synchronous implementations typically have a less complex threading model.</text:p>
      <text:p text:style-name="Body">Asynchronous APIs, however, have different advantages. Asynchronous APIs can reduce bottlenecks by encouraging more effective use of parallelism, improving the responsiveness of the application. This intent of this RFC is to allow clients to get the benefits of asynchronous invocation, even when the Service API has been written in a synchronous way.</text:p>
      <text:h text:style-name="P144" text:outline-level="1"><text:soft-page-break/>Application Domain</text:h>
      <text:p text:style-name="Body">This section explores various aspects of adding support for asynchronous execution. Asynchronous execution typically is achieved via the introduction of a queuing mechanism for “tasks” which are pulled in and executed by one or more Threads. In the case of remote invocations, the task queue is often on the remote machine, allowing the request to be sent and executed without occupying a local Thread. These mechanisms are often also used to handle events, for example the OSGi Event Admin Service provides an asynchronous communication model. </text:p>
      <text:p text:style-name="Body">Synchronous invocations are typically easier to program, but once a client makes a request, either local or remote, <text:s/>the client is blocked waiting for <text:s/>execution <text:s/>to complete <text:s/>and return control to the client. While asynchronous execution may be more complex to program, it offers many benefits and advantages. </text:p>
      <text:p text:style-name="Body">For example, synchronous remote invocations depend on the availability of the network during request execution. If a client or server fails during the execution of a request, the request typically has to be resubmitted. This may not be a problem for some applications, where it’s easy to re-create the request input. But for other applications, such as an ATM, gas pump, or electronic funds transfer, it may not be easy to recapture the input data and create another request message, and asynchronous protocols meet the requirement better. Even when it is possible to recreate a request message, it is not always easy to know at which point the server failed – i.e. whether or not an update was performed as a result of executing the request, and if so, whether performing the update a second time might cause data inconsistency. And in this case asynchronous protocols can also offer some advantages. </text:p>
      <text:p text:style-name="Body"/>
      <text:p text:style-name="Body">Synchronous invocations operate on a first-come, first-served scheduling mechanism (i.e. the computer has to process requests as they are made by the caller). This means that it’s not easy to treat some invocations with higher priority than others, although this is a common application requirement (for example, a bank wants to process the outstanding $1M deposits ahead of the $10 deposits near the end of the banking day). As they have work queues, asynchronous processing engines can process work in an arbitrary order if they choose.</text:p>
      <text:h text:style-name="Heading_20_2" text:outline-level="2">Asynchronous programming models</text:h>
      <text:p text:style-name="Body">A variety of asynchronous programming models and frameworks are successfully used in enterprise applications today, including ExecutorServices, Async EJBs, Async Servlets, Node.js, store-and-forward, pub-sub, and broadcast/multicast to name a few. These programming models assume that a task is visible to a program using one or more asynchronous submission mechanisms (for example, JMS) and that the program is responsible for explicitly creating or retrieving a response using the API and then may act upon it in a way that is visible to another program using the same API.</text:p>
      <text:p text:style-name="Body">For example, a store and forward system has one program submitting a message to a queue using a SEND or SUBMIT command, and another program retrieving the message from a queue using a RECEIVE or DEQUEUE command from the asynchronous programming model API. The sending program is responsible for packing, or serializing, the message, and the receiving program is responsible for unpacking, or de-serializing the message. (Some APIs define a wire format while others do not.)</text:p>
      <text:p text:style-name="Body">In each case, management utilities are required to configure the capabilities of the asynchronous implementation being used so that they are able to reject work when overloaded, make best use of the resources available, and to identify, report and resolve any errors that may occur. </text:p>
      <text:h text:style-name="Heading_20_2" text:outline-level="2"><text:soft-page-break/>Mixture of programming models</text:h>
      <text:p text:style-name="Body">Many enterprise applications require both synchronous and asynchronous execution models for different types of IT functions. For a reserved ticket purchase, for example, it may be necessary to synchronize the database update with the reply to the user to indicate the ticket was purchased, since only one person can have a given seat. For a book purchase, however, it may be sufficient to reply to the user that the order was received, and that it would be fulfilled later. Some of the fulfillment operations for a book order might also use synchronous communications, for example to debit inventory while packing the order for shipment. </text:p>
      <text:h text:style-name="Heading_20_2" text:outline-level="2">Terminology + Abbreviations</text:h>
      <text:p text:style-name="Body">Client – Application code that wishes to call one or more OSGi services asynchronous</text:p>
      <text:p text:style-name="Body">Target Service – A service that is to be called asynchronously by the client</text:p>
      <text:p text:style-name="Body">Async Service – The OSGi service representing the Asynchronous Services implementation. Used by the client.</text:p>
      <text:p text:style-name="Body">Async M<text:span text:style-name="T10">ediator</text:span> – A mediator object representing the target service, created by the Async Service</text:p>
      <text:p text:style-name="Body">Success Callback – A callback made when an asynchronous invocation exits with a normal return value</text:p>
      <text:p text:style-name="Body">Failure Callback – A callback made when an asynchronous invocation exits by throwing an exception</text:p>
      <text:p text:style-name="Body"><text:span text:style-name="T10">Completion</text:span> Callback – A callback that is made when an asynchronous invocation exits, regardless of how it exits.</text:p>
      <text:p text:style-name="Body">Asynchronous Invocation – A single method call that is to be executed without blocking the requesting thread.</text:p>
      <text:p text:style-name="Body">Asynchronous Task – An aggregate of one or more asynchronous invocations. The invocations that make up a task may run in parallel, or sequentially, or a mixture of both.</text:p>
      <text:h text:style-name="P144" text:outline-level="1">Problem Description</text:h>
      <text:p text:style-name="Body">The current OSGi programming model for communications among components and bundles is based on the OSGi service interface, which implies a synchronous semantic (i.e. the client invokes on the interface and waits for the reply), and language objects as parameters. <text:s/>These characteristics are typical of local invocations <text:span text:style-name="T10">and</text:span> distributed RPC and meet many requirements, but we want to extend these capabilities to support asynchronous invocation.</text:p>
      <text:h text:style-name="Heading_20_2" text:outline-level="2">Asynchronous Services</text:h>
      <text:p text:style-name="Body">We propose that the EEG evaluate options for specifying Asynchronous invocation of services – specifically the ability for a client to issue an invocation on a service interface without waiting for completion, and relying on a later notification or polling to check completion and retrieve results. <text:s/>For illustration, a low-level equivalent of such a framework is provided in J2SE by the Future interface. Other technologies (such as CORBA) provide asynchronous 'one-way' support on their remote interfaces. There are significant design considerations involved <text:soft-page-break/>in selecting whether this may be defined within the “OSGi Services” architecture, and/or “Blueprint”, and/or Remote Services; and how a particular choice of solution relates to all three architectures.</text:p>
      <text:h text:style-name="P144" text:outline-level="1">Requirements</text:h>
      <text:p text:style-name="P12">AS01 – The solution MUST provide a standard client-side API for making asynchronous invocations on existing, synchronous, OSGi services,where the invocation returns quickly and a return value can be obtained later. </text:p>
      <text:p text:style-name="P12">AS02 – The solution MUST allow transparent delegation to services that are already implemented in an asynchronous fashion, therefore servicing the asynchronous requests through their own implementations.</text:p>
      <text:p text:style-name="P12">AS03 – The solution MAY provide a synchronous client-side API to services which are implemented in an asynchronous fashion.</text:p>
      <text:p text:style-name="P12">AS04 – The solution MUST allow for one-way (fire and forget) asynchronous services.</text:p>
      <text:p text:style-name="P12">AS05 – The <text:s/>solution MUST support Promises, where invocations can be made that later return a value</text:p>
      <text:p text:style-name="P12">AS06 – The solution SHOULD support callbacks when asynchronous executions complete, both successfully and unsuccessfully</text:p>
      <text:p text:style-name="P12">AS07– The solution MUST be applicable to both local OSGi Services as well as Remote OSGi Services.</text:p>
      <text:p text:style-name="P12">AS08 – The solution MUST be fully backwards compatible with existing OSGi Service and Service Registry usage.</text:p>
      <text:p text:style-name="Body">AS09 – The solution SHOULD be sympathetic to Java 8's lambda support, meaning callbacks should follow the Single Abstract Method principle where possible. </text:p>
      <text:p text:style-name="P12">AS10 – The solution MUST define a mechanism that allows service providers to advertise an asynchronous mode of operation if they support it.</text:p>
      <text:h text:style-name="P144" text:outline-level="1">Technical Solution</text:h>
      <text:p text:style-name="Body">In order for a client to make asynchronous invocations on a service there are several necessary steps. First it is necessary to identify the service to be invoked, which we shall refer to as the target service. In the absence of any <text:soft-page-break/>further support the client would then need to create a Runnable or Callable that invoked the target service, and then execute this using an Executor or by starting a new Thread.</text:p>
      <text:p text:style-name="Body">Rather than having each client managing its own asynchronous Executor an Async Service can manage the execution of the asynchronous invocation. This requires the Async service to track the invocations made on the target service and to asynchronously service them. To support requirements AS05 and AS06 the Async service also needs to provide a mechanism to register callbacks, and to return a Promise.</text:p>
      <text:p text:style-name="Body">This requirement is similar to the requirements that mocking frameworks such as Mockito have. They track invocations on proxy objects so that the invocations can later be checked, or so that specific invocations can be configured to return particular values. The Async Service uses a similar pattern, where invocations on a <text:span text:style-name="T10">mediator</text:span> are used to register the asynchronous executions that should occur.</text:p>
      <text:h text:style-name="Heading_20_2" text:outline-level="2">OSGi Promises</text:h>
      <text:p text:style-name="Body">One of the fundamental pieces of an asynchronous programming model is the mechanism by which clients retrieve the result of the asynchronous work. Since Java 5 there has been a <text:span text:style-name="T1">java.util.concurrent.Future</text:span> interface available in the core Java runtime, which means that it is the de-facto Promise API in Java. Futures have some limitations however, in that they have no mechanism for registering callbacks. This shortcoming will be addressed in Java 8 with the introduction of <text:span text:style-name="T1">java.util.concurrent.CompletableFuture</text:span>, however this is also unsuitable for use in an OSGi specification. OSGi therefore requires its own Promise API to support Asynchronous Services, As the API is generally applicable to asynchronous programming it is anticipated that it may be used more widely. As such it should be able to be used independently of Asynchronous Services. It would also be advantageous for OSGi Promises to be usable outside of an OSGi framework, therefore the Promises API should avoid having any dependency on other OSGi APIs, such as the core framework package. In addition, although the <text:span text:style-name="T1">Promise</text:span> interface itself will not extend <text:span text:style-name="T1">java.util.concurrent.Future</text:span><text:span text:style-name="T1"> </text:span>the specification <text:s/>should ensure that implementation classes are not precluded from also implementing Future. This means that method names on the Promise interface should not clash with those on the Future interface unless they have exactly the same semantics.</text:p>
      <text:h text:style-name="Heading_20_3" text:outline-level="3">The Promise</text:h>
      <text:p text:style-name="Body">The primary interface for OSGi Promises is the <text:span text:style-name="T1">org.osgi.util.promise.Promise&lt;T&gt;</text:span>. There are several important things that a Promise must be able to achieve:</text:p>
      <text:list xml:id="list6633197556872305190" text:style-name="L1">
        <text:list-item>
          <text:p text:style-name="P127">It must be possible to determine whether an asynchronous execution has completed, and to get the result of the asynchronous execution, and to retrieve the failure if the execution completed exceptionally. This can be achieved using the <text:span text:style-name="T1">isDone()</text:span> <text:span text:style-name="T1">get</text:span><text:span text:style-name="T1">Value</text:span><text:span text:style-name="T1">()</text:span> and <text:span text:style-name="T1">getError()</text:span> methods:</text:p>
        </text:list-item>
      </text:list>
      <text:list xml:id="list5485086927431343247" text:style-name="L2">
        <text:list-item>
          <text:p text:style-name="P141"><text:span text:style-name="T1">public boolean isDone();</text:span><text:span text:style-name="T3"> is used to determine whether a Promise has resolved. If the promise has resolved then this method returns true, otherwise it returns false. This method should not block, If the method returns true then the Promise should not block in subsequent calls to </text:span><text:span text:style-name="T1">get()</text:span><text:span text:style-name="T3"> and </text:span><text:span text:style-name="T1">getError()</text:span></text:p>
        </text:list-item>
        <text:list-item>
          <text:p text:style-name="P141"><text:span text:style-name="T1">public T get</text:span><text:span text:style-name="T1">Value</text:span><text:span text:style-name="T1">();</text:span> is used to retrieve the result of the asynchronous task. It blocks until the promise is resolved, or until the calling thread is interrupted. If the thread is interrupted then InterruptedException is thrown. If the promise resolves <text:span text:style-name="T10">successfully then the result is returned. If the promise resolves with a failure then the failure is </text:span><text:span text:style-name="T10">wrapped in an InvocationTargetException and </text:span><text:span text:style-name="T10">thrown to the client.</text:span></text:p>
        </text:list-item>
        <text:list-item>
          <text:p text:style-name="P141"><text:span text:style-name="T11">public Throwable getError();</text:span><text:span text:style-name="T10"> is used to retrieve the result of a failed execution. It blocks until the promise is resolved, or until the calling thread is interrupted. If the thread is interrupted then InterruptedException is thrown. If the promise resolves successfully then </text:span><text:span text:style-name="T11">null</text:span><text:span text:style-name="T10"> is returned. If the promise resolves with a failure then the exception that was thrown is returned to the client.</text:span></text:p>
        </text:list-item>
      </text:list>
      <text:list xml:id="list1833378646" text:continue-list="list6633197556872305190" text:style-name="L1">
        <text:list-item>
          <text:p text:style-name="P127"><text:soft-page-break/>It must be possible to register callbacks with the promise that are called after the promise is resolved. These callbacks need to be able to access the result of the execution. This is achieved through the use of the two <text:span text:style-name="T1">then(...)</text:span> methods and <text:span text:style-name="T1">onresolve()</text:span>:</text:p>
        </text:list-item>
      </text:list>
      <text:list xml:id="list2612702405803074090" text:style-name="L3">
        <text:list-item>
          <text:p text:style-name="P128"><text:span text:style-name="T1">public &lt;R, S extends R&gt; Promise&lt;R&gt; then(Success&lt;? super T, R&gt; success)</text:span> and <text:span text:style-name="T1">public &lt;R, S extends R&gt; Promise&lt;R&gt; then(Success&lt;? super T, R&gt; success, Failure failure)</text:span> are the mechanism by which clients can register callbacks. Success callbacks are called after a promise has resolved <text:span text:style-name="T10">with a</text:span> value, Failure callbacks are called after a promise with a failure. In both cases there is a “happens before” relationship, which means that the promise will always return true for calls to <text:span text:style-name="T1">isDone()</text:span> and will not block when retrieving a value. The thread that is used to execute the callbacks is undefined and implementation dependent. If there are multiple callbacks defined for a single promise then they may be called concurrently on separate threads, or sequentially on a single thread. Client calls to <text:span text:style-name="T1">then(...) </text:span>return another Promise. This is known as “chaining”, and the chained promise resolves in one of four ways:</text:p>
        </text:list-item>
      </text:list>
      <text:list xml:id="list7626632578825914891" text:style-name="L4">
        <text:list-item>
          <text:list>
            <text:list-item>
              <text:p text:style-name="P129">The parent promise resolves with a failure. In this case the chained promise resolves immediately with the same failure.</text:p>
            </text:list-item>
            <text:list-item>
              <text:p text:style-name="P129">The parent promise resolves successfully, but the Success callback throws an exception. In this case the chained promise resolves immediately with the exception thrown by the callback.</text:p>
            </text:list-item>
            <text:list-item>
              <text:p text:style-name="P129">The parent promise resolves successfully, and the Success callback is <text:span text:style-name="T1">null</text:span>, or returns <text:span text:style-name="T1">null</text:span>. In this case the chained promise resolves immediately with a successful value of <text:span text:style-name="T1">null</text:span></text:p>
            </text:list-item>
            <text:list-item>
              <text:p text:style-name="P129">The parent promise resolves successfully, and the Success callback returns a Promise. In this case the chained promise resolves when the returned promise resolves. The resolution of both promises must be the same value.</text:p>
            </text:list-item>
          </text:list>
        </text:list-item>
      </text:list>
      <text:list xml:id="list680591028" text:continue-list="list2612702405803074090" text:style-name="L3">
        <text:list-item>
          <text:p text:style-name="P128"><text:span text:style-name="T1">public void onresolve(Runnable toCall);</text:span><text:span text:style-name="T3"> registers a runnable to be called when the promise resolves, either successfully or unsuccessfully. This has the same “happens before” behaviour as the callbacks from the </text:span><text:span text:style-name="T1">then()</text:span><text:span text:style-name="T3"> methods, and also runs on an undefined thread. It does not make sense for the client to pass </text:span><text:span text:style-name="T1">null</text:span><text:span text:style-name="T3"> to this method. If this situation occurs then the Promise should throw a </text:span><text:span text:style-name="T1">NullPointerException</text:span><text:span text:style-name="T3">. If an exce</text:span><text:span text:style-name="T3">ption is thrown by the run() method of the callback then this</text:span><text:span text:style-name="T3"> </text:span><text:span text:style-name="T3">must not prevent the processing of other callbacks associated with the promise.</text:span></text:p>
        </text:list-item>
      </text:list>
      <text:list xml:id="list376558536" text:continue-list="list1833378646" text:style-name="L1">
        <text:list-header>
          <text:p text:style-name="P130"/>
        </text:list-header>
      </text:list>
      <text:list xml:id="list8596103981184595673" text:style-name="L5">
        <text:list-header>
          <text:p text:style-name="P142"/>
        </text:list-header>
      </text:list>
      <text:h text:style-name="Heading_20_3" text:outline-level="3">The Deferred class</text:h>
      <text:p text:style-name="Body">Promises may be implemented in many different ways, however there is significant value in having a simple implementation available as part of the promise API. The <text:span text:style-name="T1">org.osgi.util.promise.Deferred</text:span> class provides a simple implementation that allows implementations to easily provide basic promise behaviour.</text:p>
      <text:p text:style-name="Body">The <text:span text:style-name="T1">Deferred</text:span> object is instantiated by the code that wishes to perform the asynchronous work. It then uses the <text:span text:style-name="T1">getPromise()</text:span> method to obtain a promise to return to the client. When the asynchronous work has completed the asynchronous code then calls either the <text:span text:style-name="T1">resolve()</text:span> method or the <text:span text:style-name="T1">fail()</text:span> method on the deferred object. If the resolution of the Deferred directly corresponds to the resolution of another promise then this can be simplified by using the <text:span text:style-name="T1">resolveWith(Promise p)</text:span> method</text:p>
      <text:p text:style-name="Body"><text:soft-page-break/></text:p>
      <text:h text:style-name="Heading_20_3" text:outline-level="3">The Promises utility class</text:h>
      <text:p text:style-name="Body">There are some common usage patterns involving promises that can benefit from helper utility methods. These methods are defined as static methods of the <text:span text:style-name="T1">org.osgi.util.promise.Promises</text:span> class. </text:p>
      <text:p text:style-name="P7">Latch promises</text:p>
      <text:p text:style-name="Body">One common use case is that a client wishes to be notified when a group of promises are all complete. This can be achieved using the <text:span text:style-name="T1">Promise&lt;Void&gt; </text:span><text:span text:style-name="T12">newLatchPromise</text:span><text:span text:style-name="T1">(Promise&lt;?&gt;... promises)</text:span> or <text:span text:style-name="T1">Promise&lt;Void&gt; </text:span><text:span text:style-name="T13">newLatchPromise</text:span><text:span text:style-name="T1">(Collection&lt;Promise&lt;T&gt;&gt; promises) </text:span>methods. These methods take a number of promises, and return a promise that resolves once all of the promises passed to the method have resolved. . If any of the promises fail then the aggregate promise will eventually resolve with a <text:span text:style-name="T1">FailedPromisesException.</text:span><text:span text:style-name="T3"> This exception provides access to the <text:s/>failed promises.</text:span></text:p>
      <text:p text:style-name="P6">Direct promises</text:p>
      <text:p text:style-name="Body"><text:span text:style-name="T3">In some cases it can be useful to create a promise representing a value that has already been calculated (for example in a Success callback). The Promises class offers two static methods </text:span><text:span text:style-name="T1">newResolvedPromise(T object)</text:span><text:span text:style-name="T3"> , and, </text:span><text:span text:style-name="T1">newFailedPromise(Throwable object)</text:span><text:span text:style-name="T3"> to simplify this case.</text:span></text:p>
      <text:h text:style-name="Heading_20_3" text:outline-level="3">Functional Programming with Promises</text:h>
      <text:p text:style-name="Body">Asynchronous program designs often make use of functional programming concepts to simplify their implementation. Another use-case for the Promise API is therefore to provide basic functional programming features from which more complex behaviours can be composed.</text:p>
      <text:p text:style-name="P7">Functional interface types</text:p>
      <text:p text:style-name="Body">Java 8 is introducing a new package, <text:span text:style-name="T1">java.util.function</text:span>, which contains a number of interfaces used to support functional-style programming within Java. The two most widely used and useful of these interfaces are Predicate&lt;T&gt;, which can be used to provide a simple true or false test, and Function&lt;T,R&gt; which takes an argument and returns a value. As OSGi is not currently able to depend upon Java 8 it is necessary for OSGi to provide equivalent interfaces for use with Promises. This RFC proposes that these interfaces are provided in the org.osgi.util.function package. At some point in the future these interfaces may be updated to extend the core types from Java 8, and should therefore have exactly the same method signatures.</text:p>
      <text:p text:style-name="P7">Functional behaviours for promises</text:p>
      <text:p text:style-name="P16">To simplify its usage in functional-style programs, the Promise interface declares the following methods:</text:p>
      <text:list xml:id="list8865160481655359375" text:style-name="L6">
        <text:list-item>
          <text:p text:style-name="P131"><text:span text:style-name="T1">Promise&lt;T&gt; filter(Predicate&lt;? super T&gt; p)</text:span> – When the promise resolves <text:span text:style-name="T10">successfully then the result is tested using the predicate. If the predicate returns true then the </text:span><text:span text:style-name="T10">returned promise is resolved with the same value as the original promise. If the predicate returns false then the returned promise is failed with a NoSuchElementException. If the original promise is resolved with a failure then the returned promise is resolve</text:span><text:span text:style-name="T10">d with the same failure.</text:span></text:p>
        </text:list-item>
        <text:list-item>
          <text:p text:style-name="P131"><text:span text:style-name="T11">&lt;R, S extends R&gt; Promise&lt;R&gt; map(Function&lt;? super T</text:span><text:span text:style-name="T11">, S&gt; f)</text:span><text:span text:style-name="T10"> </text:span><text:span text:style-name="T10">–</text:span><text:span text:style-name="T10"> </text:span><text:span text:style-name="T10">When the promise resolves successfully then the result is transformed using the function. This transformed result is used to resolve the returned promise. If the function throws</text:span><text:span text:style-name="T10"> an exception then that exception is used to fail the returned promise. If the original promise fails then the returned promis</text:span><text:span text:style-name="T10">e is failed with the same failure.</text:span></text:p>
        </text:list-item>
        <text:list-item>
          <text:p text:style-name="P131"><text:span text:style-name="T11">&lt;R, S extends R&gt; Promise&lt;R&gt; flatMap(Function&lt;? super T, Promise&lt;S&gt;&gt; f)</text:span><text:span text:style-name="T10"> – When the promise resolves successfully then the result is passed to the supplied function. The promise returned </text:span><text:soft-page-break/><text:span text:style-name="T10">by this function is then used to resolve or fail the returned promise as appropriate. If the function throws an exception then that exception is used to fail the returned promise. If the original promise fails then the returned promise is failed with the same failure.</text:span></text:p>
        </text:list-item>
        <text:list-item>
          <text:p text:style-name="P131"><text:span text:style-name="T11">&lt;</text:span><text:span text:style-name="T11">S extends T&gt; Promise&lt;T&gt; recover(Function&lt;Promise&lt;?&gt;, S&gt; f)</text:span><text:span text:style-name="T10"> – When the promise resolves successfully then the returned promise is resolved with the same value. If the promise fails then it is passed to the supplied function. The value returned by this function is then used to resolve the returned promise. If the function throws an exception then that exception is used to fail the returned promise. If the function is null then the returned promise will fail with the same failure as the original promise</text:span>.</text:p>
        </text:list-item>
        <text:list-item>
          <text:p text:style-name="P131"><text:span text:style-name="T11">&lt;S extends T&gt; Promise&lt;T&gt; recoverWith(Function&lt;Promise&lt;?&gt;, Promise&lt;S&gt;&gt; f)</text:span><text:span text:style-name="T10"> – When the promise resolves successfully then the returned promise is resolved with the same value. If the promise fails then it is passed to the supplied function. The promise returned by this function is then used to resolve or fail the returned promise as appropriate. If the function throws an exception then that exception is used to fail the returned promise. If the function is null then the returned promise will fail with the same failure as the original promise</text:span>.</text:p>
        </text:list-item>
        <text:list-item>
          <text:p text:style-name="P131"><text:span text:style-name="T11">&lt;S extends T&gt; Promise&lt;T&gt; fallbackTo(Promise&lt;S&gt; f)</text:span><text:span text:style-name="T10"> – When the promise resolves successfully then the returned promise is resolved with the same value. If the promise fails and the supplied promise resolves successfully then the returned promise is resolved with the value from the supplied promise. If the supplied promise also fails then the returned promise will be failed with the same failure as the original promise</text:span>.</text:p>
        </text:list-item>
      </text:list>
      <text:h text:style-name="Heading_20_2" text:outline-level="2">The Async Service</text:h>
      <text:p text:style-name="Body">The Async service is the primary interaction point between a client and the Async Services implementation. An Async Services implementation must expose a service implementing the <text:span text:style-name="T1">org.osgi.service.async.Async</text:span> interface.</text:p>
      <text:p text:style-name="Body">Clients obtain an instance of the Async Service using the normal OSGi service registry mechanism, either directly using the OSGi framework API, or using dependency injection.</text:p>
      <text:p text:style-name="Body">Implementations of the Async service must be thread safe. They should be safe to use simultaneously across multiple clients and from multiple threads within the same client.</text:p>
      <text:h text:style-name="Heading_20_2" text:outline-level="2">Async Mediators</text:h>
      <text:p text:style-name="Body">When a client has chosen a target service, it can use the Async service to make an asynchronous invocation. The first step is to use the Async Service to create a <text:span text:style-name="T10">mediator</text:span> for the real service.</text:p>
      <text:p text:style-name="P22">&lt;T&gt; T <text:span text:style-name="T4">mediate</text:span>(ServiceReference&lt;T&gt; ref);</text:p>
      <text:p text:style-name="P9">Example:</text:p>
      <text:p text:style-name="P28">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oft-page-break/><text:s text:c="3"/>listRef = list;</text:p>
      <text:p text:style-name="P26">}</text:p>
      <text:p text:style-name="P25">public synchronized void doStuff() {</text:p>
      <text:p text:style-name="P25"><text:s text:c="4"/>List <text:span text:style-name="T4">mediator</text:span> = asyncService.<text:span text:style-name="T4">mediate</text:span>(ref);</text:p>
      <text:p text:style-name="P25"><text:s text:c="4"/>...</text:p>
      <text:p text:style-name="P23">}</text:p>
      <text:h text:style-name="Heading_20_3" text:outline-level="3">Generating a Mediator</text:h>
      <text:p text:style-name="Body">When creating the Async M<text:span text:style-name="T10">ediator</text:span> object the Async Service should attempt to load all of the classes listed in the objectClass property of the service reference using the client bundle. Any ClassNotFoundException thrown when attempting to load these classes should be ignored. The loaded classes should then be divided into Java interfaces and concrete classes.</text:p>
      <text:p text:style-name="Body">The async service must then generate a mediator object. If the service only advertises Java interfaces in its objectClass property then the mediator object must implement <text:s/>all of the Java interfaces that could be loaded by the client bundle. The mediator class must be defined using the client bundle's classloader. This can easily be <text:s/>achieved using the java.lang.reflect.Proxy class.</text:p>
      <text:h text:style-name="Heading_20_3" text:outline-level="3">Generating a Mediator for Concrete Classes</text:h>
      <text:p text:style-name="Body">If a service is registered advertising one or more concrete class types then generating a mediator requires more complex handling. In this case the mediator object created by the Async service should also inherit from the most specialised concrete type listed in the target service's objectclass property that can be loaded using the client bundle's ClassLoader. There are three reasons why the Async service may not be able to mediate a class type:</text:p>
      <text:list xml:id="list4687565098349439374" text:style-name="L7">
        <text:list-item>
          <text:p text:style-name="P132">The most specialised type is final</text:p>
        </text:list-item>
        <text:list-item>
          <text:p text:style-name="P132">The most specialised type has no zero-argument constructor</text:p>
        </text:list-item>
        <text:list-item>
          <text:p text:style-name="P132">One or more public methods present in the type hierarchy (other than those declared by java.lang.Object) are final.</text:p>
        </text:list-item>
      </text:list>
      <text:p text:style-name="Body">If any of these rules are violated then the Async service should fall back to creating an interface-only mediator.</text:p>
      <text:h text:style-name="Heading_20_3" text:outline-level="3">Async Mediator return types</text:h>
      <text:p text:style-name="Body">When invoked the Async <text:span text:style-name="T10">mediator</text:span> should return rapidly (i.e. it should not perform blocking operations). The client should not attempt to interpret the returned value. The value may be null (or null-like in the case of primitives) or contain implementation specific information.</text:p>
      <text:h text:style-name="Heading_20_3" text:outline-level="3">Thread safety</text:h>
      <text:p text:style-name="Body">Whilst the Async Service itself must be thread safe, async <text:span text:style-name="T10">mediator</text:span> objects may not be. Clients should avoid sharing async <text:span text:style-name="T10">mediator</text:span> objects between threads if they wish to be portable between implementations.</text:p>
      <text:h text:style-name="Heading_20_3" text:outline-level="3">Mediating other objects</text:h>
      <text:p text:style-name="Body">The Async service also allows mediators to be created for arbitrary objects (rather than for Service References) using the method:</text:p>
      <text:p text:style-name="P22">&lt;T&gt; T <text:span text:style-name="T4">mediate</text:span>(T object);</text:p>
      <text:p text:style-name="Body">In this case the mediator generation behaviour is <text:s/>the same as mediating a service reference which lists the entire Java class and interface hierarchy for the supplied object</text:p>
      <text:p text:style-name="Body"/>
      <text:h text:style-name="Heading_20_2" text:outline-level="2"><text:soft-page-break/>Building simple tasks</text:h>
      <text:p text:style-name="Body">Once a <text:span text:style-name="T10">mediator</text:span> has been created it can be used, in conjunction with the Async service, to run an asynchronous task. </text:p>
      <text:h text:style-name="Heading_20_3" text:outline-level="3">Running an asynchronous task</text:h>
      <text:p text:style-name="Body">To begin an asynchronous task the client invokes a method on the asynchronous <text:span text:style-name="T10">mediator</text:span>. The client then passes the result of that invocation to the Async service to begin the asynchronous invocation. These two calls must occur on the same thread, in particular it is an error for a client to invoke the mediator with one thread and then to attempt to begin that asynchronous task with a different thread. Executions have an associated type, which is the return type of the asynchronous invocation (or the associated wrapper type for primitives and void).</text:p>
      <text:p text:style-name="P9">Example:</text:p>
      <text:p text:style-name="P28">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mediate</text:span>(ref);</text:p>
      <text:p text:style-name="P29"><text:s text:c="4"/>Promise&lt;Boolean&gt; promise = asyncService</text:p>
      <text:p text:style-name="P30">.call(mediator.contains(“badEntry”));</text:p>
      <text:p text:style-name="P43">...</text:p>
      <text:p text:style-name="P44">}</text:p>
      <text:p text:style-name="Body">At this point the Asynchronous task is running, and may have already completed. It can be interacted with using the Promise returned by the call method.</text:p>
      <text:p text:style-name="P8">Once a context has been established, clients can continue to start other asynchronous tasks, or to chain Promises with the one returned by the async service.</text:p>
      <text:h text:style-name="Heading_20_3" text:outline-level="3" text:is-list-header="true"/>
      <text:h text:style-name="Heading_20_3" text:outline-level="3">Establishing context for Void methods</text:h>
      <text:p text:style-name="Body">In Java void methods have no return value, and therefore cannot return anything. This means that void methods cannot establish context in the same way that other methods do. Void methods therefore need to be declared in a different way, the client calls the void method as a separate statement and then either:</text:p>
      <text:list xml:id="list512501710654767727" text:style-name="L8">
        <text:list-item>
          <text:p text:style-name="P133">passes <text:span text:style-name="T2">null</text:span> to the async service.</text:p>
        </text:list-item>
      </text:list>
      <text:p text:style-name="P50">or</text:p>
      <text:list xml:id="list1513545352" text:continue-numbering="true" text:style-name="L8">
        <text:list-item>
          <text:p text:style-name="P133">calls the no-args <text:span text:style-name="T1">call()</text:span> method</text:p>
        </text:list-item>
      </text:list>
      <text:p text:style-name="P18"/>
      <text:p text:style-name="P9">Example – Out of Line expression:</text:p>
      <text:p text:style-name="P23">private Async asyncService;</text:p>
      <text:p text:style-name="P26"><text:soft-page-break/>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span text:style-name="T6"> <text:s text:c="3"/></text:span></text:p>
      <text:p text:style-name="P25"><text:span text:style-name="T5"><text:s text:c="4"/>mediator</text:span><text:span text:style-name="T6">.clear()</text:span></text:p>
      <text:p text:style-name="P17"><text:s text:c="4"/>asyncService.call();</text:p>
      <text:p text:style-name="P19">}</text:p>
      <text:p text:style-name="P15"/>
      <text:p text:style-name="P31"/>
      <text:p text:style-name="P31">Promises for void methods are resolved with null when they are successful.</text:p>
      <text:h text:style-name="Heading_20_3" text:outline-level="3">Detecting API usage errors</text:h>
      <text:p text:style-name="Body">Async service implementations should make a best-effort attempt to validate the usage of the API, and may throw IllegalStateException if an API usage error is detected. Implementations must throw an IllegalStateException in the case where the client attempts to start an asynchronous invocation without first invoking a method on the mediator object. Implementations should also throw IllegalStateException if they are able to detect that there have been multiple calls to the mediator without starting an asynchronous invocation.</text:p>
      <text:h text:style-name="Heading_20_3" text:outline-level="3">Fire-and-forget tasks</text:h>
      <text:p text:style-name="Body">Sometimes a client does not require notification that an asynchronous invocation has completed. In this case the client could use one of the existing <text:span text:style-name="T1">call()</text:span> methods and simply discard the returned Promise object. This, however, can be wasteful of resources. The act of resolving the Promise object may be expensive, for example it may involve serializing a return value over a network. </text:p>
      <text:p text:style-name="Body">If the client can communicate to the async services implementation that the Promise object is not needed then the async service can potentially optimise the asynchronous invocation. To indicate that the client wants to make a fire-and-forget style call the client invokes the mediator as normal, but then begins the asynchronous invocation using the <text:span text:style-name="T1">execute()</text:span> method.</text:p>
      <text:p text:style-name="P9">Example:</text:p>
      <text:p text:style-name="P28">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mediate</text:span>(ref);</text:p>
      <text:p text:style-name="P29"><text:s text:c="4"/>asyncService.execute(mediator.contains(“badEntry”));</text:p>
      <text:p text:style-name="P43">...</text:p>
      <text:p text:style-name="P44"><text:soft-page-break/>}</text:p>
      <text:p text:style-name="Body">When the Async service receives a call to the <text:span text:style-name="T1">execute()</text:span> method it should make the same API usage checks as for the <text:span text:style-name="T1">call()</text:span> methods. It should also start the asynchronous invocation, however it does not need to create a Promise representing the state of the invocation.</text:p>
      <text:h text:style-name="Heading_20_2" text:outline-level="2">Building more complex tasks</text:h>
      <text:p text:style-name="Body">Asynchronous tasks may consist of multiple distinct asynchronous invocations. The promise api allows tasks to be chained, or to wait for a set of tasks to have completed.</text:p>
      <text:h text:style-name="P115" text:outline-level="3" text:is-list-header="true"/>
      <text:h text:style-name="Heading_20_2" text:outline-level="2">Execution Failures</text:h>
      <text:p text:style-name="Body">There are a variety of reasons that Asynchronous invocations may fail. In any of these cases the asynchronous invocation should resolve with an <text:span text:style-name="T1">org.osgi.framework.ServiceException</text:span><text:span text:style-name="T3">, with a type of ASYNC (see OSGi core R6). This exception should be passed to any failure callbacks as normal </text:span></text:p>
      <text:list xml:id="list4973912567127097848" text:style-name="L9">
        <text:list-item>
          <text:p text:style-name="P134">If the client bundle's bundle context becomes invalid before looking up the target service. This does not apply if the mediated object was not created with a ServiceReference.</text:p>
        </text:list-item>
        <text:list-item>
          <text:p text:style-name="P134">If the target service becomes unavailable before making the asynchronous invocation, or returns null on lookup This does not apply if the mediated object was not created with a ServiceReference.</text:p>
        </text:list-item>
        <text:list-item>
          <text:p text:style-name="P134">If the Async service is unable to accept new work, for example it is in the process of being shut down.</text:p>
        </text:list-item>
        <text:list-item>
          <text:p text:style-name="P134">If the target service is unable to be invoked with the supplied arguments (this indicates a missing uses constraint)</text:p>
        </text:list-item>
      </text:list>
      <text:p text:style-name="Body">If the target service is successfully invoked, but the method call throws an exception, then this should be used to resolve the promise without wrapping it. </text:p>
      <text:h text:style-name="Heading_20_2" text:outline-level="2">Delegating to asynchronous implementations</text:h>
      <text:p text:style-name="Body">Some service APIs are already asynchronous in operation, and others are partly asynchronous, in that some methods run asynchronously and others do not. There are also services which have a synchronous API, but could run asynchronously because they are a proxy to another service. A good example of this kind of service is a remote service. Remote services are local views of a remote endpoint, and depending upon the implementation of the endpoint it may be possible to make the remote call asynchronously, optimizing the thread usage of any local asynchronous call.</text:p>
      <text:p text:style-name="Body">Services that already have some level of asynchronous support can advertise this by implementing the <text:span text:style-name="T1">org.osgi.service.async.spi.AsyncDelegate</text:span> interface. This can be used by the asynchronous services implementation, or by the client directly, to indicate that a call made on the service should be processed asynchronously. </text:p>
      <text:h text:style-name="Heading_20_3" text:outline-level="3">Calls that return a Promise</text:h>
      <text:p text:style-name="Body">For calls that return a promise the <text:span text:style-name="T1">AsyncDelegate</text:span> can be used as follows:</text:p>
      <text:list xml:id="list4312283920414722585" text:style-name="L10">
        <text:list-item>
          <text:p text:style-name="P135">Cast the object to <text:span text:style-name="T1">AsyncDelegate</text:span></text:p>
        </text:list-item>
        <text:list-item>
          <text:p text:style-name="P135">Invoke the <text:span text:style-name="T1">async(Method, Object[])</text:span> method, holding on to the <text:span text:style-name="T1">Promise</text:span> returned by the invocation</text:p>
        </text:list-item>
      </text:list>
      <text:list xml:id="list2444693588371900579" text:style-name="L11">
        <text:list-item>
          <text:p text:style-name="P136"><text:soft-page-break/>If the returned promise is null then this service does not support asynchronous invocation of that method, and should be treated as a normal synchronous service.</text:p>
        </text:list-item>
        <text:list-item>
          <text:p text:style-name="P136">If the async call throws an exception then the promise should immediately be resolved with that exception.</text:p>
        </text:list-item>
      </text:list>
      <text:list xml:id="list393987211" text:continue-list="list4312283920414722585" text:style-name="L10">
        <text:list-item>
          <text:p text:style-name="P135">The <text:span text:style-name="T1">AsyncDelegate</text:span> will begin asynchronously executing the method, when the returned promise resolves it should be used to resolve the promise returned to the client by the async service.</text:p>
        </text:list-item>
      </text:list>
      <text:h text:style-name="Heading_20_3" text:outline-level="3">Fire and forget calls</text:h>
      <text:p text:style-name="Body">Fire and forget calls do not need to return a promise, and may therefore be more aggressively optimised by the the <text:span text:style-name="T1">AsyncDelegate</text:span>. These can be handled as follows:</text:p>
      <text:list xml:id="list232026438" text:continue-list="list393987211" text:style-name="L10">
        <text:list-item text:start-value="1">
          <text:p text:style-name="P135">Cast the object to <text:span text:style-name="T1">AsyncDelegate</text:span></text:p>
        </text:list-item>
        <text:list-item>
          <text:p text:style-name="P135">Invoke the <text:span text:style-name="T1">execute</text:span><text:span text:style-name="T1">(Method, Object[])</text:span> method</text:p>
        </text:list-item>
      </text:list>
      <text:list xml:id="list7588397863526318077" text:style-name="L12">
        <text:list-item>
          <text:p text:style-name="P137">If the execute method returns false then this service does not support asynchronous invocation of that method, and should be treated as a normal synchronous service.</text:p>
        </text:list-item>
        <text:list-item>
          <text:p text:style-name="P137">If the execute method throws an exception then the async service should log this exception. The exception should not be thrown to the client</text:p>
        </text:list-item>
      </text:list>
      <text:list xml:id="list1166579023" text:continue-list="list232026438" text:style-name="L10">
        <text:list-item>
          <text:p text:style-name="P135">The <text:span text:style-name="T1">AsyncDelegate</text:span> will begin asynchronously executing the method, and need have no further interaction with the Async service.</text:p>
        </text:list-item>
      </text:list>
      <text:p text:style-name="P27"/>
      <text:h text:style-name="P144" text:outline-level="1">Data Transfer Objects</text:h>
      <text:p text:style-name="Body">It is unclear whether Asynchronous Services would benefit from DTOs</text:p>
      <text:h text:style-name="P144" text:outline-level="1">Javadoc</text:h>
      <text:h text:style-name="Heading_20_2" text:outline-level="2">The Promises API</text:h>
      <text:section text:style-name="Sect1" text:name="Promises JavaDoc" text:protected="true">
        <text:section-source xlink:href="../promises-javadoc.rtf" text:filter-name="Rich Text Format"/>
        <text:p text:style-name="P154">OSGi Javadoc</text:p>
        <text:p text:style-name="P60">5/7/14 11:31 A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66"><text:span text:style-name="Summary_20_Heading_20_Font">Package Summary</text:span></text:p>
            </table:table-cell>
            <table:covered-table-cell/>
            <table:table-cell table:style-name="Table14.A1" office:value-type="string">
              <text:p text:style-name="P67"><text:span text:style-name="Page_20_Reference_20_Font"><text:span text:style-name="T16">Page</text:span></text:span></text:p>
            </table:table-cell>
          </table:table-row>
          <table:table-row table:style-name="Table14.1">
            <table:table-cell table:style-name="Table14.A2" office:value-type="string">
              <text:p text:style-name="P68"><text:a xlink:type="simple" xlink:href="#r3" text:style-name="Internet_20_link" text:visited-style-name="Visited_20_Internet_20_Link"><text:span text:style-name="T17">org.osgi.util.function</text:span></text:a></text:p>
            </table:table-cell>
            <table:table-cell table:style-name="Table14.A2" office:value-type="string">
              <text:p text:style-name="P69">Function Package Version 1.0.</text:p>
            </table:table-cell>
            <table:table-cell table:style-name="Table14.A2" office:value-type="string">
              <text:p text:style-name="P67"><text:span text:style-name="Page_20_Reference_20_Font"><text:bookmark-ref text:reference-format="page" text:ref-name="r3">19</text:bookmark-ref></text:span></text:p>
            </table:table-cell>
          </table:table-row>
          <table:table-row table:style-name="Table14.1">
            <table:table-cell table:style-name="Table14.A3" office:value-type="string">
              <text:p text:style-name="P68"><text:a xlink:type="simple" xlink:href="#r12" text:style-name="Internet_20_link" text:visited-style-name="Visited_20_Internet_20_Link"><text:span text:style-name="T17">org.osgi.util.promise</text:span></text:a></text:p>
            </table:table-cell>
            <table:table-cell table:style-name="Table14.A3" office:value-type="string">
              <text:p text:style-name="P69">Promise Package Version 1.0.</text:p>
            </table:table-cell>
            <table:table-cell table:style-name="Table14.A3" office:value-type="string">
              <text:p text:style-name="P67"><text:span text:style-name="Page_20_Reference_20_Font"><text:bookmark-ref text:reference-format="page" text:ref-name="r12">22</text:bookmark-ref></text:span></text:p>
            </table:table-cell>
          </table:table-row>
        </table:table>
        <text:p text:style-name="P149"><text:bookmark text:name="r3"/>Package org.osgi.util.function</text:p>
        <text:p text:style-name="P78"><text:span text:style-name="Code_20_Small">@org.osgi.annotation.versioning.Version(value="1.0")</text:span></text:p>
        <text:p text:style-name="P79">Function Package Version 1.0.</text:p>
        <text:p text:style-name="P80">See:</text:p>
        <text:p text:style-name="P83"><text:a xlink:type="simple" xlink:href="#r2" text:style-name="Internet_20_link" text:visited-style-name="Visited_20_Internet_20_Link"><text:span text:style-name="T17">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74"><text:span text:style-name="Summary_20_Heading_20_Font1">Interface Summary</text:span></text:p>
            </table:table-cell>
            <table:covered-table-cell/>
            <table:table-cell table:style-name="Table15.A1" office:value-type="string">
              <text:p text:style-name="P75"><text:span text:style-name="Page_20_Reference_20_Font">Page</text:span></text:p>
            </table:table-cell>
          </table:table-row>
          <table:table-row table:style-name="Table15.1">
            <table:table-cell table:style-name="Table15.A2" office:value-type="string">
              <text:p text:style-name="P68"><text:a xlink:type="simple" xlink:href="#r7" text:style-name="Internet_20_link" text:visited-style-name="Visited_20_Internet_20_Link"><text:span text:style-name="T18">Function</text:span></text:a></text:p>
            </table:table-cell>
            <table:table-cell table:style-name="Table15.A2" office:value-type="string">
              <text:p text:style-name="P70">A function that accepts a single argument and produces a result.</text:p>
            </table:table-cell>
            <table:table-cell table:style-name="Table15.A2" office:value-type="string">
              <text:p text:style-name="P71"><text:span text:style-name="Page_20_Reference_20_Font"><text:span text:style-name="T6"><text:bookmark-ref text:reference-format="page" text:ref-name="r7">20</text:bookmark-ref></text:span></text:span></text:p>
            </table:table-cell>
          </table:table-row>
          <table:table-row table:style-name="Table15.1">
            <table:table-cell table:style-name="Table15.A3" office:value-type="string">
              <text:p text:style-name="P68"><text:a xlink:type="simple" xlink:href="#r10" text:style-name="Internet_20_link" text:visited-style-name="Visited_20_Internet_20_Link"><text:span text:style-name="T18">Predicate</text:span></text:a></text:p>
            </table:table-cell>
            <table:table-cell table:style-name="Table15.A3" office:value-type="string">
              <text:p text:style-name="P70">A predicate that accepts a single argument and produces a boolean result.</text:p>
            </table:table-cell>
            <table:table-cell table:style-name="Table15.A3" office:value-type="string">
              <text:p text:style-name="P71"><text:span text:style-name="Page_20_Reference_20_Font"><text:span text:style-name="T6"><text:bookmark-ref text:reference-format="page" text:ref-name="r10">21</text:bookmark-ref></text:span></text:span></text:p>
            </table:table-cell>
          </table:table-row>
        </table:table>
        <text:p text:style-name="P92"><text:bookmark text:name="r2"/>Package org.osgi.util.function Description</text:p>
        <text:p text:style-name="P93">Function Package Version 1.0.</text:p>
        <text:p text:style-name="P93">Bundles wishing to use this package must list the package in the Import-Package header of the bundle's manifest.</text:p>
        <text:p text:style-name="P93">Example import for consumers using the API in this package:</text:p>
        <text:p text:style-name="P94"><text:span text:style-name="Code1">Import-Package: org.osgi.util.function; version="[1.0,2.0)"</text:span></text:p>
        <text:p text:style-name="P93">Example import for providers implementing the API in this package:</text:p>
        <text:p text:style-name="P51"><text:span text:style-name="Code1">Import-Package: org.osgi.util.function; version="[1.0,1.1)"</text:span></text:p>
        <text:p text:style-name="P118"><text:bookmark text:name="r7"/>Interface Function</text:p>
        <text:p text:style-name="P65"><text:a xlink:type="simple" xlink:href="#r3" text:style-name="Internet_20_link" text:visited-style-name="Visited_20_Internet_20_Link"><text:span text:style-name="T21">org.osgi.util.function</text:span></text:a></text:p>
        <text:p text:style-name="P96">Type Parameters:</text:p>
        <text:p text:style-name="P86"><text:bookmark text:name="r4"/><text:span text:style-name="Code2">T</text:span><text:span text:style-name="Default_20_Paragraph_20_Font"><text:span text:style-name="T23"> - The type of the function input.</text:span></text:span></text:p>
        <text:p text:style-name="P86"><text:bookmark text:name="r5"/><text:span text:style-name="Code2">R</text:span><text:span text:style-name="Default_20_Paragraph_20_Font"><text:span text:style-name="T23"> - The type of the function output.</text:span></text:span></text:p>
        <text:p text:style-name="P81"/>
        <text:p text:style-name="P99"><text:span text:style-name="Code_20_Small1">@org.osgi.annotation.versioning.ConsumerType<text:line-break/></text:span><text:span text:style-name="Code2">public interface </text:span><text:span text:style-name="Code2"><text:span text:style-name="T16">Function</text:span></text:span></text:p>
        <text:p text:style-name="P93">A function that accepts a single argument and produces a result.</text:p>
        <text:p text:style-name="P61">This is a functional interface and can be used as the assignment target for a lambda expression or method reference.</text:p>
        <text:p text:style-name="P96">ThreadSafe</text:p>
        <text:p text:style-name="P100"/>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1"><text:span text:style-name="Summary_20_Heading_20_Font2"><text:span text:style-name="T9">Method Summary</text:span></text:span></text:p>
            </table:table-cell>
            <table:covered-table-cell/>
            <table:table-cell table:style-name="Table16.A1" office:value-type="string">
              <text:p text:style-name="P102"><text:span text:style-name="Page_20_Reference_20_Font"><text:span text:style-name="T14">Page</text:span></text:span></text:p>
            </table:table-cell>
          </table:table-row>
          <table:table-row table:style-name="Table16.1">
            <table:table-cell table:style-name="Table16.A2" office:value-type="string">
              <text:p text:style-name="P103"><text:a xlink:type="simple" xlink:href="#r5" text:style-name="Internet_20_link" text:visited-style-name="Visited_20_Internet_20_Link"><text:span text:style-name="Code_20_Small1"><text:span text:style-name="T19">R</text:span></text:span></text:a></text:p>
            </table:table-cell>
            <table:table-cell table:style-name="Table16.A2" office:value-type="string">
              <text:p text:style-name="P106"><text:a xlink:type="simple" xlink:href="#r6" text:style-name="Internet_20_link" text:visited-style-name="Visited_20_Internet_20_Link"><text:span text:style-name="Code2"><text:span text:style-name="T20">apply</text:span></text:span></text:a><text:span text:style-name="Code2"><text:span text:style-name="T9">(</text:span></text:span><text:a xlink:type="simple" xlink:href="#r4" text:style-name="Internet_20_link" text:visited-style-name="Visited_20_Internet_20_Link"><text:span text:style-name="Code2"><text:span text:style-name="T19">T</text:span></text:span></text:a><text:span text:style-name="Code2"><text:span text:style-name="T9"> t)</text:span></text:span></text:p>
              <text:p text:style-name="P107">Applies this function to the specified argument.</text:p>
            </table:table-cell>
            <table:table-cell table:style-name="Table16.C2" office:value-type="string">
              <text:p text:style-name="P104"><text:span text:style-name="Page_20_Reference_20_Font"><text:span text:style-name="T9"><text:bookmark-ref text:reference-format="page" text:ref-name="r6">20</text:bookmark-ref></text:span></text:span></text:p>
            </table:table-cell>
          </table:table-row>
        </table:table>
        <text:p text:style-name="P155">Method Detail</text:p>
        <text:p text:style-name="P117"><text:bookmark text:name="r6"/>apply</text:p>
        <text:p text:style-name="P62"><text:a xlink:type="simple" xlink:href="#r5" text:style-name="Internet_20_link" text:visited-style-name="Visited_20_Internet_20_Link"><text:span text:style-name="Code2"><text:span text:style-name="T19">R</text:span></text:span></text:a><text:span text:style-name="Code2"> </text:span><text:span text:style-name="Code2"><text:span text:style-name="T16">apply</text:span></text:span><text:span text:style-name="Code2">(</text:span><text:a xlink:type="simple" xlink:href="#r4" text:style-name="Internet_20_link" text:visited-style-name="Visited_20_Internet_20_Link"><text:span text:style-name="Code2"><text:span text:style-name="T19">T</text:span></text:span></text:a><text:span text:style-name="Code2"> t)</text:span></text:p>
        <text:p text:style-name="P84">Applies this function to the specified argument.</text:p>
        <text:p text:style-name="P88">Parameters:</text:p>
        <text:p text:style-name="P109"><text:span text:style-name="Code2">t</text:span><text:span text:style-name="Default_20_Paragraph_20_Font"><text:span text:style-name="T23"> - The input to this function.</text:span></text:span></text:p>
        <text:p text:style-name="P88">Returns:</text:p>
        <text:p text:style-name="P110">The output of this function.</text:p>
        <text:p text:style-name="P119"><text:bookmark text:name="r10"/>Interface Predicate</text:p>
        <text:p text:style-name="P65"><text:a xlink:type="simple" xlink:href="#r3" text:style-name="Internet_20_link" text:visited-style-name="Visited_20_Internet_20_Link"><text:span text:style-name="T21">org.osgi.util.function</text:span></text:a></text:p>
        <text:p text:style-name="P96">Type Parameters:</text:p>
        <text:p text:style-name="P86"><text:bookmark text:name="r8"/><text:span text:style-name="Code2">T</text:span><text:span text:style-name="Default_20_Paragraph_20_Font"><text:span text:style-name="T23"> - The type of the predicate input.</text:span></text:span></text:p>
        <text:p text:style-name="P81"/>
        <text:p text:style-name="P99"><text:span text:style-name="Code_20_Small1">@org.osgi.annotation.versioning.ConsumerType<text:line-break/></text:span><text:span text:style-name="Code2">public interface </text:span><text:span text:style-name="Code2"><text:span text:style-name="T16">Predicate</text:span></text:span></text:p>
        <text:p text:style-name="P93">A predicate that accepts a single argument and produces a boolean result.</text:p>
        <text:p text:style-name="P61">This is a functional interface and can be used as the assignment target for a lambda expression or method reference.</text:p>
        <text:p text:style-name="P96">ThreadSafe</text:p>
        <text:p text:style-name="P10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01"><text:span text:style-name="Summary_20_Heading_20_Font2"><text:span text:style-name="T9">Method Summary</text:span></text:span></text:p>
            </table:table-cell>
            <table:covered-table-cell/>
            <table:table-cell table:style-name="Table17.A1" office:value-type="string">
              <text:p text:style-name="P102"><text:span text:style-name="Page_20_Reference_20_Font"><text:span text:style-name="T14">Page</text:span></text:span></text:p>
            </table:table-cell>
          </table:table-row>
          <table:table-row table:style-name="Table17.1">
            <table:table-cell table:style-name="Table17.A2" office:value-type="string">
              <text:p text:style-name="P105"><text:span text:style-name="Code_20_Small1"><text:span text:style-name="T9">boolean</text:span></text:span></text:p>
            </table:table-cell>
            <table:table-cell table:style-name="Table17.A2" office:value-type="string">
              <text:p text:style-name="P106"><text:a xlink:type="simple" xlink:href="#r9" text:style-name="Internet_20_link" text:visited-style-name="Visited_20_Internet_20_Link"><text:span text:style-name="Code2"><text:span text:style-name="T20">test</text:span></text:span></text:a><text:span text:style-name="Code2"><text:span text:style-name="T9">(</text:span></text:span><text:a xlink:type="simple" xlink:href="#r8" text:style-name="Internet_20_link" text:visited-style-name="Visited_20_Internet_20_Link"><text:span text:style-name="Code2"><text:span text:style-name="T19">T</text:span></text:span></text:a><text:span text:style-name="Code2"><text:span text:style-name="T9"> t)</text:span></text:span></text:p>
              <text:p text:style-name="P107">Evaluates this predicate on the specified argument.</text:p>
            </table:table-cell>
            <table:table-cell table:style-name="Table17.C2" office:value-type="string">
              <text:p text:style-name="P104"><text:span text:style-name="Page_20_Reference_20_Font"><text:span text:style-name="T9"><text:bookmark-ref text:reference-format="page" text:ref-name="r9">21</text:bookmark-ref></text:span></text:span></text:p>
            </table:table-cell>
          </table:table-row>
        </table:table>
        <text:p text:style-name="P155">Method Detail</text:p>
        <text:p text:style-name="P117"><text:bookmark text:name="r9"/>test</text:p>
        <text:p text:style-name="P62"><text:span text:style-name="Code2">boolean </text:span><text:span text:style-name="Code2"><text:span text:style-name="T16">test</text:span></text:span><text:span text:style-name="Code2">(</text:span><text:a xlink:type="simple" xlink:href="#r8" text:style-name="Internet_20_link" text:visited-style-name="Visited_20_Internet_20_Link"><text:span text:style-name="Code2"><text:span text:style-name="T19">T</text:span></text:span></text:a><text:span text:style-name="Code2"> t)</text:span></text:p>
        <text:p text:style-name="P84">Evaluates this predicate on the specified argument.</text:p>
        <text:p text:style-name="P88">Parameters:</text:p>
        <text:p text:style-name="P109"><text:span text:style-name="Code2">t</text:span><text:span text:style-name="Default_20_Paragraph_20_Font"><text:span text:style-name="T23"> - The input to this predicate.</text:span></text:span></text:p>
        <text:p text:style-name="P88">Returns:</text:p>
        <text:p text:style-name="P109"><text:span text:style-name="Code2">true</text:span><text:span text:style-name="Default_20_Paragraph_20_Font"><text:span text:style-name="T23"> if the specified argument is accepted by this predicate; </text:span></text:span><text:span text:style-name="Code2">false</text:span><text:span text:style-name="Default_20_Paragraph_20_Font"><text:span text:style-name="T23"> otherwise.</text:span></text:span></text:p>
        <text:p text:style-name="P150"><text:bookmark text:name="r12"/>Package org.osgi.util.promise</text:p>
        <text:p text:style-name="P78"><text:span text:style-name="Code_20_Small">@org.osgi.annotation.versioning.Version(value="1.0")</text:span></text:p>
        <text:p text:style-name="P79">Promise Package Version 1.0.</text:p>
        <text:p text:style-name="P80">See:</text:p>
        <text:p text:style-name="P83"><text:a xlink:type="simple" xlink:href="#r11" text:style-name="Internet_20_link" text:visited-style-name="Visited_20_Internet_20_Link"><text:span text:style-name="T17">Description</text:span></text:a></text:p>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74"><text:span text:style-name="Summary_20_Heading_20_Font1">Interface Summary</text:span></text:p>
            </table:table-cell>
            <table:covered-table-cell/>
            <table:table-cell table:style-name="Table18.A1" office:value-type="string">
              <text:p text:style-name="P75"><text:span text:style-name="Page_20_Reference_20_Font">Page</text:span></text:p>
            </table:table-cell>
          </table:table-row>
          <table:table-row table:style-name="Table18.1">
            <table:table-cell table:style-name="Table18.A2" office:value-type="string">
              <text:p text:style-name="P68"><text:a xlink:type="simple" xlink:href="#r24" text:style-name="Internet_20_link" text:visited-style-name="Visited_20_Internet_20_Link"><text:span text:style-name="T18">Failure</text:span></text:a></text:p>
            </table:table-cell>
            <table:table-cell table:style-name="Table18.A2" office:value-type="string">
              <text:p text:style-name="P70">Failure callback for a Promise.</text:p>
            </table:table-cell>
            <table:table-cell table:style-name="Table18.A2" office:value-type="string">
              <text:p text:style-name="P71"><text:span text:style-name="Page_20_Reference_20_Font"><text:span text:style-name="T6"><text:bookmark-ref text:reference-format="page" text:ref-name="r24">27</text:bookmark-ref></text:span></text:span></text:p>
            </table:table-cell>
          </table:table-row>
          <table:table-row table:style-name="Table18.1">
            <table:table-cell table:style-name="Table18.A3" office:value-type="string">
              <text:p text:style-name="P68"><text:a xlink:type="simple" xlink:href="#r42" text:style-name="Internet_20_link" text:visited-style-name="Visited_20_Internet_20_Link"><text:span text:style-name="T18">Promise</text:span></text:a></text:p>
            </table:table-cell>
            <table:table-cell table:style-name="Table18.A3" office:value-type="string">
              <text:p text:style-name="P70">A Promise of a value.</text:p>
            </table:table-cell>
            <table:table-cell table:style-name="Table18.A3" office:value-type="string">
              <text:p text:style-name="P71"><text:span text:style-name="Page_20_Reference_20_Font"><text:span text:style-name="T6"><text:bookmark-ref text:reference-format="page" text:ref-name="r42">28</text:bookmark-ref></text:span></text:span></text:p>
            </table:table-cell>
          </table:table-row>
          <table:table-row table:style-name="Table18.1">
            <table:table-cell table:style-name="Table18.A3" office:value-type="string">
              <text:p text:style-name="P68"><text:a xlink:type="simple" xlink:href="#r56" text:style-name="Internet_20_link" text:visited-style-name="Visited_20_Internet_20_Link"><text:span text:style-name="T18">Success</text:span></text:a></text:p>
            </table:table-cell>
            <table:table-cell table:style-name="Table18.A3" office:value-type="string">
              <text:p text:style-name="P70">Success callback for a Promise.</text:p>
            </table:table-cell>
            <table:table-cell table:style-name="Table18.A3" office:value-type="string">
              <text:p text:style-name="P71"><text:span text:style-name="Page_20_Reference_20_Font"><text:span text:style-name="T6"><text:bookmark-ref text:reference-format="page" text:ref-name="r56">36</text:bookmark-ref></text:span></text:span></text:p>
            </table:table-cell>
          </table:table-row>
        </table:table>
        <text:p text:style-name="P52"/>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76"><text:span text:style-name="Summary_20_Heading_20_Font1"><text:span text:style-name="T9">Class Summary</text:span></text:span></text:p>
            </table:table-cell>
            <table:covered-table-cell/>
            <table:table-cell table:style-name="Table19.A1" office:value-type="string">
              <text:p text:style-name="P77"><text:span text:style-name="Page_20_Reference_20_Font"><text:span text:style-name="T14">Page</text:span></text:span></text:p>
            </table:table-cell>
          </table:table-row>
          <table:table-row table:style-name="Table19.1">
            <table:table-cell table:style-name="Table19.A2" office:value-type="string">
              <text:p text:style-name="P68"><text:a xlink:type="simple" xlink:href="#r19" text:style-name="Internet_20_link" text:visited-style-name="Visited_20_Internet_20_Link"><text:span text:style-name="T17">Deferred</text:span></text:a></text:p>
            </table:table-cell>
            <table:table-cell table:style-name="Table19.A2" office:value-type="string">
              <text:p text:style-name="P72">A Deferred Promise resolution.</text:p>
            </table:table-cell>
            <table:table-cell table:style-name="Table19.A2" office:value-type="string">
              <text:p text:style-name="P73"><text:span text:style-name="Page_20_Reference_20_Font"><text:span text:style-name="T9"><text:bookmark-ref text:reference-format="page" text:ref-name="r19">23</text:bookmark-ref></text:span></text:span></text:p>
            </table:table-cell>
          </table:table-row>
          <table:table-row table:style-name="Table19.1">
            <table:table-cell table:style-name="Table19.A3" office:value-type="string">
              <text:p text:style-name="P68"><text:a xlink:type="simple" xlink:href="#r52" text:style-name="Internet_20_link" text:visited-style-name="Visited_20_Internet_20_Link"><text:span text:style-name="T17">Promises</text:span></text:a></text:p>
            </table:table-cell>
            <table:table-cell table:style-name="Table19.A3" office:value-type="string">
              <text:p text:style-name="P68"><text:span text:style-name="T15">Static helper methods for </text:span><text:a xlink:type="simple" xlink:href="#r42" text:style-name="Internet_20_link" text:visited-style-name="Visited_20_Internet_20_Link"><text:span text:style-name="Code1"><text:span text:style-name="T19">Promise</text:span></text:span></text:a><text:span text:style-name="Default_20_Paragraph_20_Font"><text:span text:style-name="T15">s.</text:span></text:span></text:p>
            </table:table-cell>
            <table:table-cell table:style-name="Table19.A3" office:value-type="string">
              <text:p text:style-name="P73"><text:span text:style-name="Page_20_Reference_20_Font"><text:span text:style-name="T9"><text:bookmark-ref text:reference-format="page" text:ref-name="r52">34</text:bookmark-ref></text:span></text:span></text:p>
            </table:table-cell>
          </table:table-row>
        </table:table>
        <text:p text:style-name="P52"/>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76"><text:span text:style-name="Summary_20_Heading_20_Font1"><text:span text:style-name="T9">Exception Summary</text:span></text:span></text:p>
            </table:table-cell>
            <table:covered-table-cell/>
            <table:table-cell table:style-name="Table20.A1" office:value-type="string">
              <text:p text:style-name="P77"><text:span text:style-name="Page_20_Reference_20_Font"><text:span text:style-name="T14">Page</text:span></text:span></text:p>
            </table:table-cell>
          </table:table-row>
          <table:table-row table:style-name="Table20.1">
            <table:table-cell table:style-name="Table20.A2" office:value-type="string">
              <text:p text:style-name="P68"><text:a xlink:type="simple" xlink:href="#r22" text:style-name="Internet_20_link" text:visited-style-name="Visited_20_Internet_20_Link"><text:span text:style-name="T17">FailedPromisesException</text:span></text:a></text:p>
            </table:table-cell>
            <table:table-cell table:style-name="Table20.A2" office:value-type="string">
              <text:p text:style-name="P72">Promise failure exception for a collection of failed Promises.</text:p>
            </table:table-cell>
            <table:table-cell table:style-name="Table20.A2" office:value-type="string">
              <text:p text:style-name="P73"><text:span text:style-name="Page_20_Reference_20_Font"><text:span text:style-name="T9"><text:bookmark-ref text:reference-format="page" text:ref-name="r22">26</text:bookmark-ref></text:span></text:span></text:p>
            </table:table-cell>
          </table:table-row>
        </table:table>
        <text:p text:style-name="P92"><text:bookmark text:name="r11"/>Package org.osgi.util.promise Description</text:p>
        <text:p text:style-name="P93">Promise Package Version 1.0.</text:p>
        <text:p text:style-name="P93">Bundles wishing to use this package must list the package in the Import-Package header of the bundle's manifest.</text:p>
        <text:p text:style-name="P93">Example import for consumers using the API in this package:</text:p>
        <text:p text:style-name="P94"><text:span text:style-name="Code1">Import-Package: org.osgi.util.promise; version="[1.0,2.0)"</text:span></text:p>
        <text:p text:style-name="P93">Example import for providers implementing the API in this package:</text:p>
        <text:p text:style-name="P51"><text:span text:style-name="Code1">Import-Package: org.osgi.util.promise; version="[1.0,1.1)"</text:span></text:p>
        <text:p text:style-name="P120"><text:bookmark text:name="r19"/>Class Deferred</text:p>
        <text:p text:style-name="P97"><text:a xlink:type="simple" xlink:href="#r12" text:style-name="Internet_20_link" text:visited-style-name="Visited_20_Internet_20_Link"><text:span text:style-name="T21">org.osgi.util.promise</text:span></text:a></text:p>
        <text:p text:style-name="P82"><text:span text:style-name="Code2">java.lang.Object</text:span></text:p>
        <text:p text:style-name="P62"><text:span text:style-name="Code2">  </text:span><text:span text:style-name="Code2"><draw:frame draw:style-name="fr3" text:anchor-type="as-char" svg:width="0.1563in" svg:height="0.1457in" draw:z-index="19"><draw:image xlink:href="Pictures/100002000000000F0000000E443DCD33.png" xlink:type="simple" xlink:show="embed" xlink:actuate="onLoad"/></draw:frame></text:span><text:span text:style-name="Code2"><text:span text:style-name="T16">org.osgi.util.promise.Deferred</text:span></text:span></text:p>
        <text:p text:style-name="P96">Type Parameters:</text:p>
        <text:p text:style-name="P86"><text:bookmark text:name="r13"/><text:span text:style-name="Code2">T</text:span><text:span text:style-name="Default_20_Paragraph_20_Font"><text:span text:style-name="T23"> - The value type associated with the created Promise.</text:span></text:span></text:p>
        <text:p text:style-name="P81"/>
        <text:p text:style-name="P112"><text:span text:style-name="Code2">public class </text:span><text:span text:style-name="Code2"><text:span text:style-name="T16">Deferred</text:span></text:span></text:p>
        <text:p text:style-name="P62"><text:span text:style-name="Code2">extends Object</text:span></text:p>
        <text:p text:style-name="P93">A Deferred Promise resolution.</text:p>
        <text:p text:style-name="P94"><text:span text:style-name="T23">Instances of this class can be used to create a </text:span><text:a xlink:type="simple" xlink:href="#r42" text:style-name="Internet_20_link" text:visited-style-name="Visited_20_Internet_20_Link"><text:span text:style-name="Code2"><text:span text:style-name="T19">Promise</text:span></text:span></text:a><text:span text:style-name="Default_20_Paragraph_20_Font"><text:span text:style-name="T23"> that can be resolved in the future. The </text:span></text:span><text:a xlink:type="simple" xlink:href="#r15" text:style-name="Internet_20_link" text:visited-style-name="Visited_20_Internet_20_Link"><text:span text:style-name="Code2"><text:span text:style-name="T19">associated</text:span></text:span></text:a><text:span text:style-name="Default_20_Paragraph_20_Font"><text:span text:style-name="T23"> Promise can be successfully resolved with </text:span></text:span><text:a xlink:type="simple" xlink:href="#r16" text:style-name="Internet_20_link" text:visited-style-name="Visited_20_Internet_20_Link"><text:span text:style-name="Code2"><text:span text:style-name="T19">resolve(Object)</text:span></text:span></text:a><text:span text:style-name="Default_20_Paragraph_20_Font"><text:span text:style-name="T23"> or resolved with a failure with </text:span></text:span><text:a xlink:type="simple" xlink:href="#r17" text:style-name="Internet_20_link" text:visited-style-name="Visited_20_Internet_20_Link"><text:span text:style-name="Code2"><text:span text:style-name="T19">fail(Throwable)</text:span></text:span></text:a><text:span text:style-name="Default_20_Paragraph_20_Font"><text:span text:style-name="T23">. It can also be resolved with the resolution of another promise using </text:span></text:span><text:a xlink:type="simple" xlink:href="#r18" text:style-name="Internet_20_link" text:visited-style-name="Visited_20_Internet_20_Link"><text:span text:style-name="Code2"><text:span text:style-name="T19">resolveWith(Promise)</text:span></text:span></text:a><text:span text:style-name="Default_20_Paragraph_20_Font"><text:span text:style-name="T23">.</text:span></text:span></text:p>
        <text:p text:style-name="P61">The associated Promise can be provided to any one, but the Deferred object should be made available only to the party that will responsible for resolving the Promise.</text:p>
        <text:p text:style-name="P96">Immutable</text:p>
        <text:p text:style-name="P100"/>
        <table:table table:name="Table21" table:style-name="Table21">
          <table:table-column table:style-name="Table21.A"/>
          <table:table-column table:style-name="Table21.B"/>
          <table:table-row table:style-name="Table21.1">
            <table:table-cell table:style-name="Table21.A1" office:value-type="string">
              <text:p text:style-name="P101"><text:span text:style-name="Summary_20_Heading_20_Font2"><text:span text:style-name="T9">Constructor Summary</text:span></text:span></text:p>
            </table:table-cell>
            <table:table-cell table:style-name="Table21.A1" office:value-type="string">
              <text:p text:style-name="P102"><text:span text:style-name="Page_20_Reference_20_Font"><text:span text:style-name="T14">Page</text:span></text:span></text:p>
            </table:table-cell>
          </table:table-row>
          <table:table-row table:style-name="Table21.1">
            <table:table-cell table:style-name="Table21.A2" office:value-type="string">
              <text:p text:style-name="P106"><text:a xlink:type="simple" xlink:href="#r14" text:style-name="Internet_20_link" text:visited-style-name="Visited_20_Internet_20_Link"><text:span text:style-name="Code2"><text:span text:style-name="T20">Deferred</text:span></text:span></text:a><text:span text:style-name="Code2"><text:span text:style-name="T9">()</text:span></text:span></text:p>
              <text:p text:style-name="P107">Create a new Deferred with an associated Promise.</text:p>
            </table:table-cell>
            <table:table-cell table:style-name="Table21.B2" office:value-type="string">
              <text:p text:style-name="P104"><text:span text:style-name="Page_20_Reference_20_Font"><text:span text:style-name="T9"><text:bookmark-ref text:reference-format="page" text:ref-name="r14">23</text:bookmark-ref></text:span></text:span></text:p>
            </table:table-cell>
          </table:table-row>
        </table:table>
        <text:p text:style-name="P53"/>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01"><text:span text:style-name="Summary_20_Heading_20_Font2"><text:span text:style-name="T9">Method Summary</text:span></text:span></text:p>
            </table:table-cell>
            <table:covered-table-cell/>
            <table:table-cell table:style-name="Table22.A1" office:value-type="string">
              <text:p text:style-name="P102"><text:span text:style-name="Page_20_Reference_20_Font"><text:span text:style-name="T14">Page</text:span></text:span></text:p>
            </table:table-cell>
          </table:table-row>
          <table:table-row table:style-name="Table22.1">
            <table:table-cell table:style-name="Table22.A2" office:value-type="string">
              <text:p text:style-name="P105"><text:span text:style-name="Code_20_Small1"><text:span text:style-name="T9">void</text:span></text:span></text:p>
            </table:table-cell>
            <table:table-cell table:style-name="Table22.A2" office:value-type="string">
              <text:p text:style-name="P106"><text:a xlink:type="simple" xlink:href="#r17" text:style-name="Internet_20_link" text:visited-style-name="Visited_20_Internet_20_Link"><text:span text:style-name="Code2"><text:span text:style-name="T20">fail</text:span></text:span></text:a><text:span text:style-name="Code2"><text:span text:style-name="T9">(Throwable failure)</text:span></text:span></text:p>
              <text:p text:style-name="P107">Fail the Promise associated with this Deferred.</text:p>
            </table:table-cell>
            <table:table-cell table:style-name="Table22.C2" office:value-type="string">
              <text:p text:style-name="P104"><text:span text:style-name="Page_20_Reference_20_Font"><text:span text:style-name="T9"><text:bookmark-ref text:reference-format="page" text:ref-name="r17">24</text:bookmark-ref></text:span></text:span></text:p>
            </table:table-cell>
          </table:table-row>
          <table:table-row table:style-name="Table22.1">
            <table:table-cell table:style-name="Table22.A3" office:value-type="string">
              <text:p text:style-name="P103"><text:a xlink:type="simple" xlink:href="#r42" text:style-name="Internet_20_link" text:visited-style-name="Visited_20_Internet_20_Link"><text:span text:style-name="Code_20_Small1"><text:span text:style-name="T19">Promise</text:span></text:span></text:a><text:span text:style-name="Code_20_Small1"><text:span text:style-name="T9">&lt;</text:span></text:span><text:a xlink:type="simple" xlink:href="#r13" text:style-name="Internet_20_link" text:visited-style-name="Visited_20_Internet_20_Link"><text:span text:style-name="Code_20_Small1"><text:span text:style-name="T19">T</text:span></text:span></text:a><text:span text:style-name="Code_20_Small1"><text:span text:style-name="T9">&gt;</text:span></text:span></text:p>
            </table:table-cell>
            <table:table-cell table:style-name="Table22.A3" office:value-type="string">
              <text:p text:style-name="P106"><text:a xlink:type="simple" xlink:href="#r15" text:style-name="Internet_20_link" text:visited-style-name="Visited_20_Internet_20_Link"><text:span text:style-name="Code2"><text:span text:style-name="T20">getPromise</text:span></text:span></text:a><text:span text:style-name="Code2"><text:span text:style-name="T9">()</text:span></text:span></text:p>
              <text:p text:style-name="P107">Returns the Promise associated with this Deferred.</text:p>
            </table:table-cell>
            <table:table-cell table:style-name="Table22.C3" office:value-type="string">
              <text:p text:style-name="P104"><text:span text:style-name="Page_20_Reference_20_Font"><text:span text:style-name="T9"><text:bookmark-ref text:reference-format="page" text:ref-name="r15">23</text:bookmark-ref></text:span></text:span></text:p>
            </table:table-cell>
          </table:table-row>
          <table:table-row table:style-name="Table22.1">
            <table:table-cell table:style-name="Table22.A3" office:value-type="string">
              <text:p text:style-name="P105"><text:span text:style-name="Code_20_Small1"><text:span text:style-name="T9">void</text:span></text:span></text:p>
            </table:table-cell>
            <table:table-cell table:style-name="Table22.A3" office:value-type="string">
              <text:p text:style-name="P106"><text:a xlink:type="simple" xlink:href="#r16" text:style-name="Internet_20_link" text:visited-style-name="Visited_20_Internet_20_Link"><text:span text:style-name="Code2"><text:span text:style-name="T20">resolve</text:span></text:span></text:a><text:span text:style-name="Code2"><text:span text:style-name="T9">(</text:span></text:span><text:a xlink:type="simple" xlink:href="#r13" text:style-name="Internet_20_link" text:visited-style-name="Visited_20_Internet_20_Link"><text:span text:style-name="Code2"><text:span text:style-name="T19">T</text:span></text:span></text:a><text:span text:style-name="Code2"><text:span text:style-name="T9"> value)</text:span></text:span></text:p>
              <text:p text:style-name="P107">Successfully resolve the Promise associated with this Deferred.</text:p>
            </table:table-cell>
            <table:table-cell table:style-name="Table22.C3" office:value-type="string">
              <text:p text:style-name="P104"><text:span text:style-name="Page_20_Reference_20_Font"><text:span text:style-name="T9"><text:bookmark-ref text:reference-format="page" text:ref-name="r16">24</text:bookmark-ref></text:span></text:span></text:p>
            </table:table-cell>
          </table:table-row>
          <table:table-row table:style-name="Table22.1">
            <table:table-cell table:style-name="Table22.A3" office:value-type="string">
              <text:p text:style-name="P103"><text:a xlink:type="simple" xlink:href="#r42" text:style-name="Internet_20_link" text:visited-style-name="Visited_20_Internet_20_Link"><text:span text:style-name="Code_20_Small1"><text:span text:style-name="T19">Promise</text:span></text:span></text:a><text:span text:style-name="Code_20_Small1"><text:span text:style-name="T9">&lt;Void&gt;</text:span></text:span></text:p>
            </table:table-cell>
            <table:table-cell table:style-name="Table22.A3" office:value-type="string">
              <text:p text:style-name="P106"><text:a xlink:type="simple" xlink:href="#r18" text:style-name="Internet_20_link" text:visited-style-name="Visited_20_Internet_20_Link"><text:span text:style-name="Code2"><text:span text:style-name="T20">resolveWith</text:span></text:span></text:a><text:span text:style-name="Code2"><text:span text:style-name="T9">(</text:span></text:span><text:a xlink:type="simple" xlink:href="#r42" text:style-name="Internet_20_link" text:visited-style-name="Visited_20_Internet_20_Link"><text:span text:style-name="Code2"><text:span text:style-name="T19">Promise</text:span></text:span></text:a><text:span text:style-name="Code2"><text:span text:style-name="T9">&lt;? extends </text:span></text:span><text:a xlink:type="simple" xlink:href="#r13" text:style-name="Internet_20_link" text:visited-style-name="Visited_20_Internet_20_Link"><text:span text:style-name="Code2"><text:span text:style-name="T19">T</text:span></text:span></text:a><text:span text:style-name="Code2"><text:span text:style-name="T9">&gt; with)</text:span></text:span></text:p>
              <text:p text:style-name="P107">Resolve the Promise associated with this Deferred with the specified Promise.</text:p>
            </table:table-cell>
            <table:table-cell table:style-name="Table22.C3" office:value-type="string">
              <text:p text:style-name="P104"><text:span text:style-name="Page_20_Reference_20_Font"><text:span text:style-name="T9"><text:bookmark-ref text:reference-format="page" text:ref-name="r18">24</text:bookmark-ref></text:span></text:span></text:p>
            </table:table-cell>
          </table:table-row>
        </table:table>
        <text:p text:style-name="P155">Constructor Detail</text:p>
        <text:p text:style-name="P117"><text:bookmark text:name="r14"/>Deferred</text:p>
        <text:p text:style-name="P62"><text:span text:style-name="Code2">public </text:span><text:span text:style-name="Code2"><text:span text:style-name="T16">Deferred</text:span></text:span><text:span text:style-name="Code2">()</text:span></text:p>
        <text:p text:style-name="P84">Create a new Deferred with an associated Promise.</text:p>
        <text:p text:style-name="P156">Method Detail</text:p>
        <text:p text:style-name="P117"><text:bookmark text:name="r15"/>getPromise</text:p>
        <text:p text:style-name="P62"><text:span text:style-name="Code2">public </text:span><text:a xlink:type="simple" xlink:href="#r42" text:style-name="Internet_20_link" text:visited-style-name="Visited_20_Internet_20_Link"><text:span text:style-name="Code2"><text:span text:style-name="T19">Promise</text:span></text:span></text:a><text:span text:style-name="Code2">&lt;</text:span><text:a xlink:type="simple" xlink:href="#r13" text:style-name="Internet_20_link" text:visited-style-name="Visited_20_Internet_20_Link"><text:span text:style-name="Code2"><text:span text:style-name="T19">T</text:span></text:span></text:a><text:span text:style-name="Code2">&gt; </text:span><text:span text:style-name="Code2"><text:span text:style-name="T16">getPromise</text:span></text:span><text:span text:style-name="Code2">()</text:span></text:p>
        <text:p text:style-name="P84">Returns the Promise associated with this Deferred.</text:p>
        <text:p text:style-name="P88"><text:soft-page-break/>Returns:</text:p>
        <text:p text:style-name="P110">The Promise associated with this Deferred.</text:p>
        <text:p text:style-name="P113"/>
        <text:p text:style-name="P116"><text:bookmark text:name="r16"/>resolve</text:p>
        <text:p text:style-name="P62"><text:span text:style-name="Code2">public void </text:span><text:span text:style-name="Code2"><text:span text:style-name="T16">resolve</text:span></text:span><text:span text:style-name="Code2">(</text:span><text:a xlink:type="simple" xlink:href="#r13" text:style-name="Internet_20_link" text:visited-style-name="Visited_20_Internet_20_Link"><text:span text:style-name="Code2"><text:span text:style-name="T19">T</text:span></text:span></text:a><text:span text:style-name="Code2"> value)</text:span></text:p>
        <text:p text:style-name="P89">Successfully resolve the Promise associated with this Deferred.</text:p>
        <text:p text:style-name="P90"><text:span text:style-name="T23">After the associated Promise is resolved with the specified value, all registered </text:span><text:a xlink:type="simple" xlink:href="#r29" text:style-name="Internet_20_link" text:visited-style-name="Visited_20_Internet_20_Link"><text:span text:style-name="Code2"><text:span text:style-name="T19">callbacks</text:span></text:span></text:a><text:span text:style-name="Default_20_Paragraph_20_Font"><text:span text:style-name="T23"> are called and any </text:span></text:span><text:a xlink:type="simple" xlink:href="#r30" text:style-name="Internet_20_link" text:visited-style-name="Visited_20_Internet_20_Link"><text:span text:style-name="Code2"><text:span text:style-name="T19">chained</text:span></text:span></text:a><text:span text:style-name="Default_20_Paragraph_20_Font"><text:span text:style-name="T23"> Promises are resolved.</text:span></text:span></text:p>
        <text:p text:style-name="P83"><text:span text:style-name="T23">Resolving the associated Promise </text:span><text:span text:style-name="T24">happens-before</text:span><text:span text:style-name="T23"> any registered callback is called. That is, in a registered callback, </text:span><text:a xlink:type="simple" xlink:href="#r26" text:style-name="Internet_20_link" text:visited-style-name="Visited_20_Internet_20_Link"><text:span text:style-name="Code2"><text:span text:style-name="T19">Promise.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 text:style-name="Internet_20_link" text:visited-style-name="Visited_20_Internet_20_Link"><text:span text:style-name="Code2"><text:span text:style-name="T19">Promise.getValue()</text:span></text:span></text:a><text:span text:style-name="Default_20_Paragraph_20_Font"><text:span text:style-name="T23"> and </text:span></text:span><text:a xlink:type="simple" xlink:href="#r28" text:style-name="Internet_20_link" text:visited-style-name="Visited_20_Internet_20_Link"><text:span text:style-name="Code2"><text:span text:style-name="T19">Promise.getFailure()</text:span></text:span></text:a><text:span text:style-name="Default_20_Paragraph_20_Font"><text:span text:style-name="T23"> must not block.</text:span></text:span></text:p>
        <text:p text:style-name="P88">Parameters:</text:p>
        <text:p text:style-name="P109"><text:span text:style-name="Code2">value</text:span><text:span text:style-name="Default_20_Paragraph_20_Font"><text:span text:style-name="T23"> - The value of the resolved Promise.</text:span></text:span></text:p>
        <text:p text:style-name="P88">Throws:</text:p>
        <text:p text:style-name="P109"><text:span text:style-name="Code2">IllegalStateException</text:span><text:span text:style-name="Default_20_Paragraph_20_Font"><text:span text:style-name="T23"> - If the associated Promise was already resolved.</text:span></text:span></text:p>
        <text:p text:style-name="P113"/>
        <text:p text:style-name="P116"><text:bookmark text:name="r17"/>fail</text:p>
        <text:p text:style-name="P62"><text:span text:style-name="Code2">public void </text:span><text:span text:style-name="Code2"><text:span text:style-name="T16">fail</text:span></text:span><text:span text:style-name="Code2">(Throwable failure)</text:span></text:p>
        <text:p text:style-name="P89">Fail the Promise associated with this Deferred.</text:p>
        <text:p text:style-name="P90"><text:span text:style-name="T23">After the associated Promise is resolved with the specified failure, all registered </text:span><text:a xlink:type="simple" xlink:href="#r29" text:style-name="Internet_20_link" text:visited-style-name="Visited_20_Internet_20_Link"><text:span text:style-name="Code2"><text:span text:style-name="T19">callbacks</text:span></text:span></text:a><text:span text:style-name="Default_20_Paragraph_20_Font"><text:span text:style-name="T23"> are called and any </text:span></text:span><text:a xlink:type="simple" xlink:href="#r30" text:style-name="Internet_20_link" text:visited-style-name="Visited_20_Internet_20_Link"><text:span text:style-name="Code2"><text:span text:style-name="T19">chained</text:span></text:span></text:a><text:span text:style-name="Default_20_Paragraph_20_Font"><text:span text:style-name="T23"> Promises are resolved.</text:span></text:span></text:p>
        <text:p text:style-name="P83"><text:span text:style-name="T23">Resolving the associated Promise </text:span><text:span text:style-name="T24">happens-before</text:span><text:span text:style-name="T23"> any registered callback is called. That is, in a registered callback, </text:span><text:a xlink:type="simple" xlink:href="#r26" text:style-name="Internet_20_link" text:visited-style-name="Visited_20_Internet_20_Link"><text:span text:style-name="Code2"><text:span text:style-name="T19">Promise.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 text:style-name="Internet_20_link" text:visited-style-name="Visited_20_Internet_20_Link"><text:span text:style-name="Code2"><text:span text:style-name="T19">Promise.getValue()</text:span></text:span></text:a><text:span text:style-name="Default_20_Paragraph_20_Font"><text:span text:style-name="T23"> and </text:span></text:span><text:a xlink:type="simple" xlink:href="#r28" text:style-name="Internet_20_link" text:visited-style-name="Visited_20_Internet_20_Link"><text:span text:style-name="Code2"><text:span text:style-name="T19">Promise.getFailure()</text:span></text:span></text:a><text:span text:style-name="Default_20_Paragraph_20_Font"><text:span text:style-name="T23"> must not block.</text:span></text:span></text:p>
        <text:p text:style-name="P88">Parameters:</text:p>
        <text:p text:style-name="P109"><text:span text:style-name="Code2">failure</text:span><text:span text:style-name="Default_20_Paragraph_20_Font"><text:span text:style-name="T23"> - The failure of the resolved Promise. Must not be </text:span></text:span><text:span text:style-name="Code2">null</text:span><text:span text:style-name="Default_20_Paragraph_20_Font"><text:span text:style-name="T23">.</text:span></text:span></text:p>
        <text:p text:style-name="P88">Throws:</text:p>
        <text:p text:style-name="P109"><text:span text:style-name="Code2">IllegalStateException</text:span><text:span text:style-name="Default_20_Paragraph_20_Font"><text:span text:style-name="T23"> - If the associated Promise was already resolved.</text:span></text:span></text:p>
        <text:p text:style-name="P113"/>
        <text:p text:style-name="P116"><text:bookmark text:name="r18"/>resolveWith</text:p>
        <text:p text:style-name="P62"><text:span text:style-name="Code2">public </text:span><text:a xlink:type="simple" xlink:href="#r42" text:style-name="Internet_20_link" text:visited-style-name="Visited_20_Internet_20_Link"><text:span text:style-name="Code2"><text:span text:style-name="T19">Promise</text:span></text:span></text:a><text:span text:style-name="Code2">&lt;Void&gt; </text:span><text:span text:style-name="Code2"><text:span text:style-name="T16">resolveWith</text:span></text:span><text:span text:style-name="Code2">(</text:span><text:a xlink:type="simple" xlink:href="#r42" text:style-name="Internet_20_link" text:visited-style-name="Visited_20_Internet_20_Link"><text:span text:style-name="Code2"><text:span text:style-name="T19">Promise</text:span></text:span></text:a><text:span text:style-name="Code2">&lt;? extends </text:span><text:a xlink:type="simple" xlink:href="#r13" text:style-name="Internet_20_link" text:visited-style-name="Visited_20_Internet_20_Link"><text:span text:style-name="Code2"><text:span text:style-name="T19">T</text:span></text:span></text:a><text:span text:style-name="Code2">&gt; with)</text:span></text:p>
        <text:p text:style-name="P89">Resolve the Promise associated with this Deferred with the specified Promise.</text:p>
        <text:p text:style-name="P89">If the specified Promise is successfully resolved, the associated Promise is resolved with the value of the specified Promise. If the specified Promise is resolved with a failure, the associated Promise is resolved with the failure of the specified Promise.</text:p>
        <text:p text:style-name="P90"><text:span text:style-name="T23">After the associated Promise is resolved with the specified Promise, all registered </text:span><text:a xlink:type="simple" xlink:href="#r29" text:style-name="Internet_20_link" text:visited-style-name="Visited_20_Internet_20_Link"><text:span text:style-name="Code2"><text:span text:style-name="T19">callbacks</text:span></text:span></text:a><text:span text:style-name="Default_20_Paragraph_20_Font"><text:span text:style-name="T23"> are called and any </text:span></text:span><text:a xlink:type="simple" xlink:href="#r30" text:style-name="Internet_20_link" text:visited-style-name="Visited_20_Internet_20_Link"><text:span text:style-name="Code2"><text:span text:style-name="T19">chained</text:span></text:span></text:a><text:span text:style-name="Default_20_Paragraph_20_Font"><text:span text:style-name="T23"> Promises are resolved.</text:span></text:span></text:p>
        <text:p text:style-name="P83"><text:span text:style-name="T23">Resolving the associated Promise </text:span><text:span text:style-name="T24">happens-before</text:span><text:span text:style-name="T23"> any registered callback is called. That is, in a registered callback, </text:span><text:a xlink:type="simple" xlink:href="#r26" text:style-name="Internet_20_link" text:visited-style-name="Visited_20_Internet_20_Link"><text:span text:style-name="Code2"><text:span text:style-name="T19">Promise.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 text:style-name="Internet_20_link" text:visited-style-name="Visited_20_Internet_20_Link"><text:span text:style-name="Code2"><text:span text:style-name="T19">Promise.getValue()</text:span></text:span></text:a><text:span text:style-name="Default_20_Paragraph_20_Font"><text:span text:style-name="T23"> and </text:span></text:span><text:a xlink:type="simple" xlink:href="#r28" text:style-name="Internet_20_link" text:visited-style-name="Visited_20_Internet_20_Link"><text:span text:style-name="Code2"><text:span text:style-name="T19">Promise.getFailure()</text:span></text:span></text:a><text:span text:style-name="Default_20_Paragraph_20_Font"><text:span text:style-name="T23"> must not block.</text:span></text:span></text:p>
        <text:p text:style-name="P88">Parameters:</text:p>
        <text:p text:style-name="P109"><text:span text:style-name="Code2">with</text:span><text:span text:style-name="Default_20_Paragraph_20_Font"><text:span text:style-name="T23"> - A Promise whose value or failure will be used to resolve the associated Promise. Must not be </text:span></text:span><text:span text:style-name="Code2">null</text:span><text:span text:style-name="Default_20_Paragraph_20_Font"><text:span text:style-name="T23">.</text:span></text:span></text:p>
        <text:p text:style-name="P88"><text:soft-page-break/>Returns:</text:p>
        <text:p text:style-name="P109"><text:span text:style-name="T23">A Promise that is resolved only when the associated Promise is resolved by the specified Promise. The returned Promise will be successfully resolved, with the value </text:span><text:span text:style-name="Code2">null</text:span><text:span text:style-name="Default_20_Paragraph_20_Font"><text:span text:style-name="T23">, if the associated Promise was resolved by the specified Promise. The returned Promise will be resolved with a failure of </text:span></text:span><text:span text:style-name="Code2">IllegalStateException</text:span><text:span text:style-name="Default_20_Paragraph_20_Font"><text:span text:style-name="T23"> if the associated Promise was already resolved when the specified Promise was resolved.</text:span></text:span></text:p>
        <text:p text:style-name="P121"><text:bookmark text:name="r22"/>Class FailedPromisesException</text:p>
        <text:p text:style-name="P97"><text:a xlink:type="simple" xlink:href="#r12" text:style-name="Internet_20_link" text:visited-style-name="Visited_20_Internet_20_Link"><text:span text:style-name="T21">org.osgi.util.promise</text:span></text:a></text:p>
        <text:p text:style-name="P82"><text:span text:style-name="Code2">java.lang.Object</text:span></text:p>
        <text:p text:style-name="P98"><text:span text:style-name="Code2">  </text:span><text:span text:style-name="Code2"><draw:frame draw:style-name="fr3" draw:name="graphics2" text:anchor-type="as-char" svg:width="0.1563in" svg:height="0.1457in" draw:z-index="20"><draw:image xlink:href="Pictures/100002000000000F0000000E443DCD33.png" xlink:type="simple" xlink:show="embed" xlink:actuate="onLoad"/></draw:frame></text:span><text:span text:style-name="Code2">java.lang.Throwable</text:span></text:p>
        <text:p text:style-name="P98"><text:span text:style-name="Code2">      </text:span><text:span text:style-name="Code2"><draw:frame draw:style-name="fr3" draw:name="graphics4" text:anchor-type="as-char" svg:width="0.1563in" svg:height="0.1457in" draw:z-index="21"><draw:image xlink:href="Pictures/100002000000000F0000000E443DCD33.png" xlink:type="simple" xlink:show="embed" xlink:actuate="onLoad"/></draw:frame></text:span><text:span text:style-name="Code2">java.lang.Exception</text:span></text:p>
        <text:p text:style-name="P98"><text:span text:style-name="Code2">          </text:span><text:span text:style-name="Code2"><draw:frame draw:style-name="fr3" draw:name="graphics5" text:anchor-type="as-char" svg:width="0.1563in" svg:height="0.1457in" draw:z-index="22"><draw:image xlink:href="Pictures/100002000000000F0000000E443DCD33.png" xlink:type="simple" xlink:show="embed" xlink:actuate="onLoad"/></draw:frame></text:span><text:span text:style-name="Code2">java.lang.RuntimeException</text:span></text:p>
        <text:p text:style-name="P54"><text:span text:style-name="Code2">              </text:span><text:span text:style-name="Code2"><draw:frame draw:style-name="fr3" draw:name="graphics6" text:anchor-type="as-char" svg:width="0.1563in" svg:height="0.1457in" draw:z-index="23"><draw:image xlink:href="Pictures/100002000000000F0000000E443DCD33.png" xlink:type="simple" xlink:show="embed" xlink:actuate="onLoad"/></draw:frame></text:span><text:span text:style-name="Code2"><text:span text:style-name="T16">org.osgi.util.promise.FailedPromisesException</text:span></text:span></text:p>
        <text:p text:style-name="P143">All Implemented Interfaces:</text:p>
        <text:p text:style-name="P87">Serializable</text:p>
        <text:p text:style-name="P81"/>
        <text:p text:style-name="P112"><text:span text:style-name="Code2">public class </text:span><text:span text:style-name="Code2"><text:span text:style-name="T16">FailedPromisesException</text:span></text:span></text:p>
        <text:p text:style-name="P62"><text:span text:style-name="Code2">extends RuntimeException</text:span></text:p>
        <text:p text:style-name="P55">Promise failure exception for a collection of failed Promises.</text:p>
        <text:p text:style-name="P100"/>
        <table:table table:name="Table23" table:style-name="Table23">
          <table:table-column table:style-name="Table23.A"/>
          <table:table-column table:style-name="Table23.B"/>
          <table:table-row table:style-name="Table23.1">
            <table:table-cell table:style-name="Table23.A1" office:value-type="string">
              <text:p text:style-name="P101"><text:span text:style-name="Summary_20_Heading_20_Font2"><text:span text:style-name="T9">Constructor Summary</text:span></text:span></text:p>
            </table:table-cell>
            <table:table-cell table:style-name="Table23.A1" office:value-type="string">
              <text:p text:style-name="P102"><text:span text:style-name="Page_20_Reference_20_Font"><text:span text:style-name="T14">Page</text:span></text:span></text:p>
            </table:table-cell>
          </table:table-row>
          <table:table-row table:style-name="Table23.1">
            <table:table-cell table:style-name="Table23.A2" office:value-type="string">
              <text:p text:style-name="P106"><text:a xlink:type="simple" xlink:href="#r20" text:style-name="Internet_20_link" text:visited-style-name="Visited_20_Internet_20_Link"><text:span text:style-name="Code2"><text:span text:style-name="T20">FailedPromisesException</text:span></text:span></text:a><text:span text:style-name="Code2"><text:span text:style-name="T9">(Collection&lt;</text:span></text:span><text:a xlink:type="simple" xlink:href="#r42" text:style-name="Internet_20_link" text:visited-style-name="Visited_20_Internet_20_Link"><text:span text:style-name="Code2"><text:span text:style-name="T19">Promise</text:span></text:span></text:a><text:span text:style-name="Code2"><text:span text:style-name="T9">&lt;?&gt;&gt; failed)</text:span></text:span></text:p>
              <text:p text:style-name="P107">Create a new FailedPromisesException with the specified Promises.</text:p>
            </table:table-cell>
            <table:table-cell table:style-name="Table23.B2" office:value-type="string">
              <text:p text:style-name="P104"><text:span text:style-name="Page_20_Reference_20_Font"><text:span text:style-name="T9"><text:bookmark-ref text:reference-format="page" text:ref-name="r20">26</text:bookmark-ref></text:span></text:span></text:p>
            </table:table-cell>
          </table:table-row>
        </table:table>
        <text:p text:style-name="P53"/>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01"><text:span text:style-name="Summary_20_Heading_20_Font2"><text:span text:style-name="T9">Method Summary</text:span></text:span></text:p>
            </table:table-cell>
            <table:covered-table-cell/>
            <table:table-cell table:style-name="Table24.A1" office:value-type="string">
              <text:p text:style-name="P102"><text:span text:style-name="Page_20_Reference_20_Font"><text:span text:style-name="T14">Page</text:span></text:span></text:p>
            </table:table-cell>
          </table:table-row>
          <table:table-row table:style-name="Table24.1">
            <table:table-cell table:style-name="Table24.A2" office:value-type="string">
              <text:p text:style-name="P103"><text:span text:style-name="Code_20_Small1"><text:span text:style-name="T9">Collection&lt;</text:span></text:span><text:a xlink:type="simple" xlink:href="#r42" text:style-name="Internet_20_link" text:visited-style-name="Visited_20_Internet_20_Link"><text:span text:style-name="Code_20_Small1"><text:span text:style-name="T19">Promise</text:span></text:span></text:a><text:span text:style-name="Code_20_Small1"><text:span text:style-name="T9">&lt;?&gt;&gt;</text:span></text:span></text:p>
            </table:table-cell>
            <table:table-cell table:style-name="Table24.A2" office:value-type="string">
              <text:p text:style-name="P106"><text:a xlink:type="simple" xlink:href="#r21" text:style-name="Internet_20_link" text:visited-style-name="Visited_20_Internet_20_Link"><text:span text:style-name="Code2"><text:span text:style-name="T20">getFailedPromises</text:span></text:span></text:a><text:span text:style-name="Code2"><text:span text:style-name="T9">()</text:span></text:span></text:p>
              <text:p text:style-name="P107">Returns the collection of Promises that have been resolved with a failure.</text:p>
            </table:table-cell>
            <table:table-cell table:style-name="Table24.C2" office:value-type="string">
              <text:p text:style-name="P104"><text:span text:style-name="Page_20_Reference_20_Font"><text:span text:style-name="T9"><text:bookmark-ref text:reference-format="page" text:ref-name="r21">26</text:bookmark-ref></text:span></text:span></text:p>
            </table:table-cell>
          </table:table-row>
        </table:table>
        <text:p text:style-name="P155">Constructor Detail</text:p>
        <text:p text:style-name="P117"><text:bookmark text:name="r20"/>FailedPromisesException</text:p>
        <text:p text:style-name="P62"><text:span text:style-name="Code2">public </text:span><text:span text:style-name="Code2"><text:span text:style-name="T16">FailedPromisesException</text:span></text:span><text:span text:style-name="Code2">(Collection&lt;</text:span><text:a xlink:type="simple" xlink:href="#r42" text:style-name="Internet_20_link" text:visited-style-name="Visited_20_Internet_20_Link"><text:span text:style-name="Code2"><text:span text:style-name="T19">Promise</text:span></text:span></text:a><text:span text:style-name="Code2">&lt;?&gt;&gt; failed)</text:span></text:p>
        <text:p text:style-name="P84">Create a new FailedPromisesException with the specified Promises.</text:p>
        <text:p text:style-name="P88">Parameters:</text:p>
        <text:p text:style-name="P109"><text:span text:style-name="Code2">failed</text:span><text:span text:style-name="Default_20_Paragraph_20_Font"><text:span text:style-name="T23"> - A collection of Promises that have been resolved with a failure. Must not be </text:span></text:span><text:span text:style-name="Code2">null</text:span><text:span text:style-name="Default_20_Paragraph_20_Font"><text:span text:style-name="T23">.</text:span></text:span></text:p>
        <text:p text:style-name="P155">Method Detail</text:p>
        <text:p text:style-name="P117"><text:bookmark text:name="r21"/>getFailedPromises</text:p>
        <text:p text:style-name="P62"><text:span text:style-name="Code2">public Collection&lt;</text:span><text:a xlink:type="simple" xlink:href="#r42" text:style-name="Internet_20_link" text:visited-style-name="Visited_20_Internet_20_Link"><text:span text:style-name="Code2"><text:span text:style-name="T19">Promise</text:span></text:span></text:a><text:span text:style-name="Code2">&lt;?&gt;&gt; </text:span><text:span text:style-name="Code2"><text:span text:style-name="T16">getFailedPromises</text:span></text:span><text:span text:style-name="Code2">()</text:span></text:p>
        <text:p text:style-name="P84">Returns the collection of Promises that have been resolved with a failure.</text:p>
        <text:p text:style-name="P88">Returns:</text:p>
        <text:p text:style-name="P110">The collection of Promises that have been resolved with a failure. The returned collection is unmodifiable.</text:p>
        <text:p text:style-name="P122"><text:bookmark text:name="r24"/>Interface Failure</text:p>
        <text:p text:style-name="P97"><text:a xlink:type="simple" xlink:href="#r12" text:style-name="Internet_20_link" text:visited-style-name="Visited_20_Internet_20_Link"><text:span text:style-name="T21">org.osgi.util.promise</text:span></text:a></text:p>
        <text:p text:style-name="P81"/>
        <text:p text:style-name="P99"><text:span text:style-name="Code_20_Small1">@org.osgi.annotation.versioning.ConsumerType<text:line-break/></text:span><text:span text:style-name="Code2">public interface </text:span><text:span text:style-name="Code2"><text:span text:style-name="T16">Failure</text:span></text:span></text:p>
        <text:p text:style-name="P93">Failure callback for a Promise.</text:p>
        <text:p text:style-name="P94"><text:span text:style-name="T23">A Failure callback is registered with a </text:span><text:a xlink:type="simple" xlink:href="#r42" text:style-name="Internet_20_link" text:visited-style-name="Visited_20_Internet_20_Link"><text:span text:style-name="Code2"><text:span text:style-name="T19">Promise</text:span></text:span></text:a><text:span text:style-name="Default_20_Paragraph_20_Font"><text:span text:style-name="T23"> using the </text:span></text:span><text:a xlink:type="simple" xlink:href="#r30" text:style-name="Internet_20_link" text:visited-style-name="Visited_20_Internet_20_Link"><text:span text:style-name="Code2"><text:span text:style-name="T19">Promise.then(Success, Failure)</text:span></text:span></text:a><text:span text:style-name="Default_20_Paragraph_20_Font"><text:span text:style-name="T23"> method and is called if the Promise is resolved with a failure.</text:span></text:span></text:p>
        <text:p text:style-name="P61">This is a functional interface and can be used as the assignment target for a lambda expression or method reference.</text:p>
        <text:p text:style-name="P96">ThreadSafe</text:p>
        <text:p text:style-name="P100"/>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01"><text:span text:style-name="Summary_20_Heading_20_Font2"><text:span text:style-name="T9">Method Summary</text:span></text:span></text:p>
            </table:table-cell>
            <table:covered-table-cell/>
            <table:table-cell table:style-name="Table25.A1" office:value-type="string">
              <text:p text:style-name="P102"><text:span text:style-name="Page_20_Reference_20_Font"><text:span text:style-name="T14">Page</text:span></text:span></text:p>
            </table:table-cell>
          </table:table-row>
          <table:table-row table:style-name="Table25.1">
            <table:table-cell table:style-name="Table25.A2" office:value-type="string">
              <text:p text:style-name="P105"><text:span text:style-name="Code_20_Small1"><text:span text:style-name="T9">void</text:span></text:span></text:p>
            </table:table-cell>
            <table:table-cell table:style-name="Table25.A2" office:value-type="string">
              <text:p text:style-name="P106"><text:a xlink:type="simple" xlink:href="#r23" text:style-name="Internet_20_link" text:visited-style-name="Visited_20_Internet_20_Link"><text:span text:style-name="Code2"><text:span text:style-name="T20">fail</text:span></text:span></text:a><text:span text:style-name="Code2"><text:span text:style-name="T9">(</text:span></text:span><text:a xlink:type="simple" xlink:href="#r42" text:style-name="Internet_20_link" text:visited-style-name="Visited_20_Internet_20_Link"><text:span text:style-name="Code2"><text:span text:style-name="T19">Promise</text:span></text:span></text:a><text:span text:style-name="Code2"><text:span text:style-name="T9">&lt;?&gt; resolved)</text:span></text:span></text:p>
              <text:p text:style-name="P107">Failure callback for a Promise.</text:p>
            </table:table-cell>
            <table:table-cell table:style-name="Table25.C2" office:value-type="string">
              <text:p text:style-name="P104"><text:span text:style-name="Page_20_Reference_20_Font"><text:span text:style-name="T9"><text:bookmark-ref text:reference-format="page" text:ref-name="r23">27</text:bookmark-ref></text:span></text:span></text:p>
            </table:table-cell>
          </table:table-row>
        </table:table>
        <text:p text:style-name="P155">Method Detail</text:p>
        <text:p text:style-name="P117"><text:bookmark text:name="r23"/>fail</text:p>
        <text:p text:style-name="P62"><text:span text:style-name="Code2">void </text:span><text:span text:style-name="Code2"><text:span text:style-name="T16">fail</text:span></text:span><text:span text:style-name="Code2">(</text:span><text:a xlink:type="simple" xlink:href="#r42" text:style-name="Internet_20_link" text:visited-style-name="Visited_20_Internet_20_Link"><text:span text:style-name="Code2"><text:span text:style-name="T19">Promise</text:span></text:span></text:a><text:span text:style-name="Code2">&lt;?&gt; resolved)<text:line-break/>          throws Exception</text:span></text:p>
        <text:p text:style-name="P89">Failure callback for a Promise.</text:p>
        <text:p text:style-name="P89">This method is called if the Promise with which it is registered resolves with a failure.</text:p>
        <text:p text:style-name="P90"><text:span text:style-name="T23">In the remainder of this description we will refer to the Promise returned by </text:span><text:a xlink:type="simple" xlink:href="#r30" text:style-name="Internet_20_link" text:visited-style-name="Visited_20_Internet_20_Link"><text:span text:style-name="Code2"><text:span text:style-name="T19">Promise.then(Success, Failure)</text:span></text:span></text:a><text:span text:style-name="Default_20_Paragraph_20_Font"><text:span text:style-name="T23"> when this Failure callback was registered as the chained Promise.</text:span></text:span></text:p>
        <text:p text:style-name="P84">If this methods completes normally, the chained Promise will be failed with the same exception which failed the resolved Promise. If this method throws an exception, the chained Promise will be failed with the thrown exception.</text:p>
        <text:p text:style-name="P88">Parameters:</text:p>
        <text:p text:style-name="P109"><text:span text:style-name="Code2">resolved</text:span><text:span text:style-name="Default_20_Paragraph_20_Font"><text:span text:style-name="T23"> - The failed resolved </text:span></text:span><text:a xlink:type="simple" xlink:href="#r42" text:style-name="Internet_20_link" text:visited-style-name="Visited_20_Internet_20_Link"><text:span text:style-name="Code2"><text:span text:style-name="T19">Promise</text:span></text:span></text:a><text:span text:style-name="Default_20_Paragraph_20_Font"><text:span text:style-name="T23">.</text:span></text:span></text:p>
        <text:p text:style-name="P88">Throws:</text:p>
        <text:p text:style-name="P109"><text:span text:style-name="Code2">Exception</text:span><text:span text:style-name="Default_20_Paragraph_20_Font"><text:span text:style-name="T23"> - The chained Promise will be failed with the thrown exception.</text:span></text:span></text:p>
        <text:p text:style-name="P123"><text:bookmark text:name="r42"/>Interface Promise</text:p>
        <text:p text:style-name="P65"><text:a xlink:type="simple" xlink:href="#r12" text:style-name="Internet_20_link" text:visited-style-name="Visited_20_Internet_20_Link"><text:span text:style-name="T21">org.osgi.util.promise</text:span></text:a></text:p>
        <text:p text:style-name="P96">Type Parameters:</text:p>
        <text:p text:style-name="P86"><text:bookmark text:name="r25"/><text:span text:style-name="Code2">T</text:span><text:span text:style-name="Default_20_Paragraph_20_Font"><text:span text:style-name="T23"> - The value type associated with this Promise.</text:span></text:span></text:p>
        <text:p text:style-name="P81"/>
        <text:p text:style-name="P99"><text:span text:style-name="Code_20_Small1">@org.osgi.annotation.versioning.ProviderType<text:line-break/></text:span><text:span text:style-name="Code2">public interface </text:span><text:span text:style-name="Code2"><text:span text:style-name="T16">Promise</text:span></text:span></text:p>
        <text:p text:style-name="P93">A Promise of a value.</text:p>
        <text:p text:style-name="P94"><text:span text:style-name="T23">A Promise represents a future value. It handles the interactions to for asynchronous processing. A </text:span><text:a xlink:type="simple" xlink:href="#r19" text:style-name="Internet_20_link" text:visited-style-name="Visited_20_Internet_20_Link"><text:span text:style-name="Code2"><text:span text:style-name="T19">Deferred</text:span></text:span></text:a><text:span text:style-name="Default_20_Paragraph_20_Font"><text:span text:style-name="T23"> object can be used to create a Promise and later resolve the Promise. A Promise is used by the caller of an asynchronous function to get the result or handle the error. The caller can either get a callback when the Promise is resolved with a value or an error, or the Promise can be used in chaining. In chaining, callbacks are provided that receive the resolved Promise, and a new Promise is generated that resolves based upon the result of a callback.</text:span></text:span></text:p>
        <text:p text:style-name="P94"><text:span text:style-name="T23">Both </text:span><text:a xlink:type="simple" xlink:href="#r29" text:style-name="Internet_20_link" text:visited-style-name="Visited_20_Internet_20_Link"><text:span text:style-name="Code2"><text:span text:style-name="T19">callbacks</text:span></text:span></text:a><text:span text:style-name="Default_20_Paragraph_20_Font"><text:span text:style-name="T23"> and </text:span></text:span><text:a xlink:type="simple" xlink:href="#r30" text:style-name="Internet_20_link" text:visited-style-name="Visited_20_Internet_20_Link"><text:span text:style-name="Code2"><text:span text:style-name="T19">chaining</text:span></text:span></text:a><text:span text:style-name="Default_20_Paragraph_20_Font"><text:span text:style-name="T23"> can be repeated any number of times, even after the Promise has been resolved.</text:span></text:span></text:p>
        <text:p text:style-name="P93">Example callback usage:</text:p>
        <text:p text:style-name="P95"> final Promise&lt;String&gt; foo = foo();<text:line-break/> foo.onResolve(new Runnable() {<text:line-break/>   public void run() {<text:line-break/>     System.out.println(foo.getValue());<text:line-break/>   }<text:line-break/> });</text:p>
        <text:p text:style-name="P93">Example chaining usage;</text:p>
        <text:p text:style-name="P63"> Success&lt;String,String&gt; doubler = new Success&lt;String,String&gt;() {<text:line-break/>   public Promise&lt;String&gt; call(Promise&lt;String&gt; p) throws Exception {<text:line-break/>     return Promises.newResolvedPromise(p.getValue()+p.getValue());<text:line-break/>   }<text:line-break/> };<text:line-break/> final Promise&lt;String&gt; foo = foo().then(doubler).then(doubler);<text:line-break/> foo.onResolve(new Runnable() {<text:line-break/>   public void run() {<text:line-break/>     System.out.println(foo.getValue());<text:line-break/>   }<text:line-break/> });</text:p>
        <text:p text:style-name="P96">ThreadSafe</text:p>
        <text:p text:style-name="P100"/>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01"><text:span text:style-name="Summary_20_Heading_20_Font2"><text:span text:style-name="T9">Method Summary</text:span></text:span></text:p>
            </table:table-cell>
            <table:covered-table-cell/>
            <table:table-cell table:style-name="Table31.A1" office:value-type="string">
              <text:p text:style-name="P102"><text:span text:style-name="Page_20_Reference_20_Font"><text:span text:style-name="T14">Page</text:span></text:span></text:p>
            </table:table-cell>
          </table:table-row>
          <table:table-row table:style-name="Table31.1">
            <table:table-cell table:style-name="Table31.A2" office:value-type="string">
              <text:p text:style-name="P103"><text:a xlink:type="simple" xlink:href="#r42" text:style-name="Internet_20_link" text:visited-style-name="Visited_20_Internet_20_Link"><text:span text:style-name="Code_20_Small1"><text:span text:style-name="T19">Promise</text:span></text:span></text:a><text:span text:style-name="Code_20_Small1"><text:span text:style-name="T9">&lt;</text:span></text:span><text:a xlink:type="simple" xlink:href="#r25" text:style-name="Internet_20_link" text:visited-style-name="Visited_20_Internet_20_Link"><text:span text:style-name="Code_20_Small1"><text:span text:style-name="T19">T</text:span></text:span></text:a><text:span text:style-name="Code_20_Small1"><text:span text:style-name="T9">&gt;</text:span></text:span></text:p>
            </table:table-cell>
            <table:table-cell table:style-name="Table31.A2" office:value-type="string">
              <text:p text:style-name="P106"><text:a xlink:type="simple" xlink:href="#r41" text:style-name="Internet_20_link" text:visited-style-name="Visited_20_Internet_20_Link"><text:span text:style-name="Code2"><text:span text:style-name="T20">fallbackTo</text:span></text:span></text:a><text:span text:style-name="Code2"><text:span text:style-name="T9">(</text:span></text:span><text:a xlink:type="simple" xlink:href="#r42" text:style-name="Internet_20_link" text:visited-style-name="Visited_20_Internet_20_Link"><text:span text:style-name="Code2"><text:span text:style-name="T19">Promise</text:span></text:span></text:a><text:span text:style-name="Code2"><text:span text:style-name="T9">&lt;? extends </text:span></text:span><text:a xlink:type="simple" xlink:href="#r25" text:style-name="Internet_20_link" text:visited-style-name="Visited_20_Internet_20_Link"><text:span text:style-name="Code2"><text:span text:style-name="T19">T</text:span></text:span></text:a><text:span text:style-name="Code2"><text:span text:style-name="T9">&gt; fallback)</text:span></text:span></text:p>
              <text:p text:style-name="P107">Fall back to the value of the specified Promise if this Promise fails.</text:p>
            </table:table-cell>
            <table:table-cell table:style-name="Table31.C2" office:value-type="string">
              <text:p text:style-name="P104"><text:span text:style-name="Page_20_Reference_20_Font"><text:span text:style-name="T9"><text:bookmark-ref text:reference-format="page" text:ref-name="r41">40</text:bookmark-ref></text:span></text:span></text:p>
            </table:table-cell>
          </table:table-row>
          <table:table-row table:style-name="Table31.1">
            <table:table-cell table:style-name="Table31.A3" office:value-type="string">
              <text:p text:style-name="P103"><text:a xlink:type="simple" xlink:href="#r42" text:style-name="Internet_20_link" text:visited-style-name="Visited_20_Internet_20_Link"><text:span text:style-name="Code_20_Small1"><text:span text:style-name="T19">Promise</text:span></text:span></text:a><text:span text:style-name="Code_20_Small1"><text:span text:style-name="T9">&lt;</text:span></text:span><text:a xlink:type="simple" xlink:href="#r25" text:style-name="Internet_20_link" text:visited-style-name="Visited_20_Internet_20_Link"><text:span text:style-name="Code_20_Small1"><text:span text:style-name="T19">T</text:span></text:span></text:a><text:span text:style-name="Code_20_Small1"><text:span text:style-name="T9">&gt;</text:span></text:span></text:p>
            </table:table-cell>
            <table:table-cell table:style-name="Table31.A3" office:value-type="string">
              <text:p text:style-name="P106"><text:a xlink:type="simple" xlink:href="#r34" text:style-name="Internet_20_link" text:visited-style-name="Visited_20_Internet_20_Link"><text:span text:style-name="Code2"><text:span text:style-name="T20">filter</text:span></text:span></text:a><text:span text:style-name="Code2"><text:span text:style-name="T9">(</text:span></text:span><text:a xlink:type="simple" xlink:href="#r10" text:style-name="Internet_20_link" text:visited-style-name="Visited_20_Internet_20_Link"><text:span text:style-name="Code2"><text:span text:style-name="T19">Predicate</text:span></text:span></text:a><text:span text:style-name="Code2"><text:span text:style-name="T9">&lt;? super </text:span></text:span><text:a xlink:type="simple" xlink:href="#r25" text:style-name="Internet_20_link" text:visited-style-name="Visited_20_Internet_20_Link"><text:span text:style-name="Code2"><text:span text:style-name="T19">T</text:span></text:span></text:a><text:span text:style-name="Code2"><text:span text:style-name="T9">&gt; predicate)</text:span></text:span></text:p>
              <text:p text:style-name="P107">Filter the value of this Promise.</text:p>
            </table:table-cell>
            <table:table-cell table:style-name="Table31.C3" office:value-type="string">
              <text:p text:style-name="P104"><text:span text:style-name="Page_20_Reference_20_Font"><text:span text:style-name="T9"><text:bookmark-ref text:reference-format="page" text:ref-name="r34">31</text:bookmark-ref></text:span></text:span></text:p>
            </table:table-cell>
          </table:table-row>
          <table:table-row table:style-name="Table31.1">
            <table:table-cell table:style-name="Table31.A3" office:value-type="string">
              <text:p text:style-name="P103"><text:a xlink:type="simple" xlink:href="#r42" text:style-name="Internet_20_link" text:visited-style-name="Visited_20_Internet_20_Link"><text:span text:style-name="Code_20_Small1"><text:span text:style-name="T19">Promise</text:span></text:span></text:a><text:span text:style-name="Code_20_Small1"><text:span text:style-name="T9">&lt;R&gt;</text:span></text:span></text:p>
            </table:table-cell>
            <table:table-cell table:style-name="Table31.A3" office:value-type="string">
              <text:p text:style-name="P106"><text:a xlink:type="simple" xlink:href="#r37" text:style-name="Internet_20_link" text:visited-style-name="Visited_20_Internet_20_Link"><text:span text:style-name="Code2"><text:span text:style-name="T20">flatMap</text:span></text:span></text:a><text:span text:style-name="Code2"><text:span text:style-name="T9">(</text:span></text:span><text:a xlink:type="simple" xlink:href="#r7" text:style-name="Internet_20_link" text:visited-style-name="Visited_20_Internet_20_Link"><text:span text:style-name="Code2"><text:span text:style-name="T19">Function</text:span></text:span></text:a><text:span text:style-name="Code2"><text:span text:style-name="T9">&lt;? super </text:span></text:span><text:a xlink:type="simple" xlink:href="#r25" text:style-name="Internet_20_link" text:visited-style-name="Visited_20_Internet_20_Link"><text:span text:style-name="Code2"><text:span text:style-name="T19">T</text:span></text:span></text:a><text:span text:style-name="Code2"><text:span text:style-name="T9">,</text:span></text:span><text:a xlink:type="simple" xlink:href="#r42" text:style-name="Internet_20_link" text:visited-style-name="Visited_20_Internet_20_Link"><text:span text:style-name="Code2"><text:span text:style-name="T19">Promise</text:span></text:span></text:a><text:span text:style-name="Code2"><text:span text:style-name="T9">&lt;? extends R&gt;&gt; mapper)</text:span></text:span></text:p>
              <text:p text:style-name="P107">FlatMap the value of this Promise.</text:p>
            </table:table-cell>
            <table:table-cell table:style-name="Table31.C3" office:value-type="string">
              <text:p text:style-name="P104"><text:span text:style-name="Page_20_Reference_20_Font"><text:span text:style-name="T9"><text:bookmark-ref text:reference-format="page" text:ref-name="r37">32</text:bookmark-ref></text:span></text:span></text:p>
            </table:table-cell>
          </table:table-row>
          <table:table-row table:style-name="Table31.1">
            <table:table-cell table:style-name="Table31.A3" office:value-type="string">
              <text:p text:style-name="P105"><text:span text:style-name="Code_20_Small1"><text:span text:style-name="T9">Throwable</text:span></text:span></text:p>
            </table:table-cell>
            <table:table-cell table:style-name="Table31.A3" office:value-type="string">
              <text:p text:style-name="P106"><text:a xlink:type="simple" xlink:href="#r28" text:style-name="Internet_20_link" text:visited-style-name="Visited_20_Internet_20_Link"><text:span text:style-name="Code2"><text:span text:style-name="T20">getFailure</text:span></text:span></text:a><text:span text:style-name="Code2"><text:span text:style-name="T9">()</text:span></text:span></text:p>
              <text:p text:style-name="P107">Returns the failure of this Promise.</text:p>
            </table:table-cell>
            <table:table-cell table:style-name="Table31.C3" office:value-type="string">
              <text:p text:style-name="P104"><text:span text:style-name="Page_20_Reference_20_Font"><text:span text:style-name="T9"><text:bookmark-ref text:reference-format="page" text:ref-name="r28">29</text:bookmark-ref></text:span></text:span></text:p>
            </table:table-cell>
          </table:table-row>
          <table:table-row table:style-name="Table31.1">
            <table:table-cell table:style-name="Table31.A3" office:value-type="string">
              <text:p text:style-name="P103"><text:a xlink:type="simple" xlink:href="#r25" text:style-name="Internet_20_link" text:visited-style-name="Visited_20_Internet_20_Link"><text:span text:style-name="Code_20_Small1"><text:span text:style-name="T19">T</text:span></text:span></text:a></text:p>
            </table:table-cell>
            <table:table-cell table:style-name="Table31.A3" office:value-type="string">
              <text:p text:style-name="P106"><text:a xlink:type="simple" xlink:href="#r27" text:style-name="Internet_20_link" text:visited-style-name="Visited_20_Internet_20_Link"><text:span text:style-name="Code2"><text:span text:style-name="T20">getValue</text:span></text:span></text:a><text:span text:style-name="Code2"><text:span text:style-name="T9">()</text:span></text:span></text:p>
              <text:p text:style-name="P107">Returns the value of this Promise.</text:p>
            </table:table-cell>
            <table:table-cell table:style-name="Table31.C3" office:value-type="string">
              <text:p text:style-name="P104"><text:span text:style-name="Page_20_Reference_20_Font"><text:span text:style-name="T9"><text:bookmark-ref text:reference-format="page" text:ref-name="r27">29</text:bookmark-ref></text:span></text:span></text:p>
            </table:table-cell>
          </table:table-row>
          <table:table-row table:style-name="Table31.1">
            <table:table-cell table:style-name="Table31.A3" office:value-type="string">
              <text:p text:style-name="P105"><text:span text:style-name="Code_20_Small1"><text:span text:style-name="T9">boolean</text:span></text:span></text:p>
            </table:table-cell>
            <table:table-cell table:style-name="Table31.A3" office:value-type="string">
              <text:p text:style-name="P106"><text:a xlink:type="simple" xlink:href="#r26" text:style-name="Internet_20_link" text:visited-style-name="Visited_20_Internet_20_Link"><text:span text:style-name="Code2"><text:span text:style-name="T20">isDone</text:span></text:span></text:a><text:span text:style-name="Code2"><text:span text:style-name="T9">()</text:span></text:span></text:p>
              <text:p text:style-name="P107">Returns whether this Promise has been resolved.</text:p>
            </table:table-cell>
            <table:table-cell table:style-name="Table31.C3" office:value-type="string">
              <text:p text:style-name="P104"><text:span text:style-name="Page_20_Reference_20_Font"><text:span text:style-name="T9"><text:bookmark-ref text:reference-format="page" text:ref-name="r26">29</text:bookmark-ref></text:span></text:span></text:p>
            </table:table-cell>
          </table:table-row>
          <table:table-row table:style-name="Table31.1">
            <table:table-cell table:style-name="Table31.A3" office:value-type="string">
              <text:p text:style-name="P103"><text:a xlink:type="simple" xlink:href="#r42" text:style-name="Internet_20_link" text:visited-style-name="Visited_20_Internet_20_Link"><text:span text:style-name="Code_20_Small1"><text:span text:style-name="T19">Promise</text:span></text:span></text:a><text:span text:style-name="Code_20_Small1"><text:span text:style-name="T9">&lt;R&gt;</text:span></text:span></text:p>
            </table:table-cell>
            <table:table-cell table:style-name="Table31.A3" office:value-type="string">
              <text:p text:style-name="P106"><text:a xlink:type="simple" xlink:href="#r35" text:style-name="Internet_20_link" text:visited-style-name="Visited_20_Internet_20_Link"><text:span text:style-name="Code2"><text:span text:style-name="T20">map</text:span></text:span></text:a><text:span text:style-name="Code2"><text:span text:style-name="T9">(</text:span></text:span><text:a xlink:type="simple" xlink:href="#r7" text:style-name="Internet_20_link" text:visited-style-name="Visited_20_Internet_20_Link"><text:span text:style-name="Code2"><text:span text:style-name="T19">Function</text:span></text:span></text:a><text:span text:style-name="Code2"><text:span text:style-name="T9">&lt;? super </text:span></text:span><text:a xlink:type="simple" xlink:href="#r25" text:style-name="Internet_20_link" text:visited-style-name="Visited_20_Internet_20_Link"><text:span text:style-name="Code2"><text:span text:style-name="T19">T</text:span></text:span></text:a><text:span text:style-name="Code2"><text:span text:style-name="T9">,? extends R&gt; mapper)</text:span></text:span></text:p>
              <text:p text:style-name="P107">Map the value of this Promise.</text:p>
            </table:table-cell>
            <table:table-cell table:style-name="Table31.C3" office:value-type="string">
              <text:p text:style-name="P104"><text:span text:style-name="Page_20_Reference_20_Font"><text:span text:style-name="T9"><text:bookmark-ref text:reference-format="page" text:ref-name="r35">31</text:bookmark-ref></text:span></text:span></text:p>
            </table:table-cell>
          </table:table-row>
          <text:soft-page-break/>
          <table:table-row table:style-name="Table31.1">
            <table:table-cell table:style-name="Table31.A3" office:value-type="string">
              <text:p text:style-name="P103"><text:a xlink:type="simple" xlink:href="#r42" text:style-name="Internet_20_link" text:visited-style-name="Visited_20_Internet_20_Link"><text:span text:style-name="Code_20_Small1"><text:span text:style-name="T19">Promise</text:span></text:span></text:a><text:span text:style-name="Code_20_Small1"><text:span text:style-name="T9">&lt;</text:span></text:span><text:a xlink:type="simple" xlink:href="#r25" text:style-name="Internet_20_link" text:visited-style-name="Visited_20_Internet_20_Link"><text:span text:style-name="Code_20_Small1"><text:span text:style-name="T19">T</text:span></text:span></text:a><text:span text:style-name="Code_20_Small1"><text:span text:style-name="T9">&gt;</text:span></text:span></text:p>
            </table:table-cell>
            <table:table-cell table:style-name="Table31.A3" office:value-type="string">
              <text:p text:style-name="P106"><text:a xlink:type="simple" xlink:href="#r29" text:style-name="Internet_20_link" text:visited-style-name="Visited_20_Internet_20_Link"><text:span text:style-name="Code2"><text:span text:style-name="T20">onResolve</text:span></text:span></text:a><text:span text:style-name="Code2"><text:span text:style-name="T9">(Runnable callback)</text:span></text:span></text:p>
              <text:p text:style-name="P107">Register a callback to be called when this Promise is resolved.</text:p>
            </table:table-cell>
            <table:table-cell table:style-name="Table31.C3" office:value-type="string">
              <text:p text:style-name="P104"><text:span text:style-name="Page_20_Reference_20_Font"><text:span text:style-name="T9"><text:bookmark-ref text:reference-format="page" text:ref-name="r29">30</text:bookmark-ref></text:span></text:span></text:p>
            </table:table-cell>
          </table:table-row>
          <table:table-row table:style-name="Table31.1">
            <table:table-cell table:style-name="Table31.A3" office:value-type="string">
              <text:p text:style-name="P103"><text:a xlink:type="simple" xlink:href="#r42" text:style-name="Internet_20_link" text:visited-style-name="Visited_20_Internet_20_Link"><text:span text:style-name="Code_20_Small1"><text:span text:style-name="T19">Promise</text:span></text:span></text:a><text:span text:style-name="Code_20_Small1"><text:span text:style-name="T9">&lt;</text:span></text:span><text:a xlink:type="simple" xlink:href="#r25" text:style-name="Internet_20_link" text:visited-style-name="Visited_20_Internet_20_Link"><text:span text:style-name="Code_20_Small1"><text:span text:style-name="T19">T</text:span></text:span></text:a><text:span text:style-name="Code_20_Small1"><text:span text:style-name="T9">&gt;</text:span></text:span></text:p>
            </table:table-cell>
            <table:table-cell table:style-name="Table31.A3" office:value-type="string">
              <text:p text:style-name="P106"><text:a xlink:type="simple" xlink:href="#r39" text:style-name="Internet_20_link" text:visited-style-name="Visited_20_Internet_20_Link"><text:span text:style-name="Code2"><text:span text:style-name="T20">recover</text:span></text:span></text:a><text:span text:style-name="Code2"><text:span text:style-name="T9">(</text:span></text:span><text:a xlink:type="simple" xlink:href="#r7" text:style-name="Internet_20_link" text:visited-style-name="Visited_20_Internet_20_Link"><text:span text:style-name="Code2"><text:span text:style-name="T19">Function</text:span></text:span></text:a><text:span text:style-name="Code2"><text:span text:style-name="T9">&lt;</text:span></text:span><text:a xlink:type="simple" xlink:href="#r42" text:style-name="Internet_20_link" text:visited-style-name="Visited_20_Internet_20_Link"><text:span text:style-name="Code2"><text:span text:style-name="T19">Promise</text:span></text:span></text:a><text:span text:style-name="Code2"><text:span text:style-name="T9">&lt;?&gt;,? extends </text:span></text:span><text:a xlink:type="simple" xlink:href="#r25" text:style-name="Internet_20_link" text:visited-style-name="Visited_20_Internet_20_Link"><text:span text:style-name="Code2"><text:span text:style-name="T19">T</text:span></text:span></text:a><text:span text:style-name="Code2"><text:span text:style-name="T9">&gt; recovery)</text:span></text:span></text:p>
              <text:p text:style-name="P107">Recover from a failure of this Promise with a recovery value.</text:p>
            </table:table-cell>
            <table:table-cell table:style-name="Table31.C3" office:value-type="string">
              <text:p text:style-name="P104"><text:span text:style-name="Page_20_Reference_20_Font"><text:span text:style-name="T9"><text:bookmark-ref text:reference-format="page" text:ref-name="r39">32</text:bookmark-ref></text:span></text:span></text:p>
            </table:table-cell>
          </table:table-row>
          <table:table-row table:style-name="Table31.1">
            <table:table-cell table:style-name="Table31.A3" office:value-type="string">
              <text:p text:style-name="P103"><text:a xlink:type="simple" xlink:href="#r42" text:style-name="Internet_20_link" text:visited-style-name="Visited_20_Internet_20_Link"><text:span text:style-name="Code_20_Small1"><text:span text:style-name="T19">Promise</text:span></text:span></text:a><text:span text:style-name="Code_20_Small1"><text:span text:style-name="T9">&lt;</text:span></text:span><text:a xlink:type="simple" xlink:href="#r25" text:style-name="Internet_20_link" text:visited-style-name="Visited_20_Internet_20_Link"><text:span text:style-name="Code_20_Small1"><text:span text:style-name="T19">T</text:span></text:span></text:a><text:span text:style-name="Code_20_Small1"><text:span text:style-name="T9">&gt;</text:span></text:span></text:p>
            </table:table-cell>
            <table:table-cell table:style-name="Table31.A3" office:value-type="string">
              <text:p text:style-name="P106"><text:a xlink:type="simple" xlink:href="#r40" text:style-name="Internet_20_link" text:visited-style-name="Visited_20_Internet_20_Link"><text:span text:style-name="Code2"><text:span text:style-name="T20">recoverWith</text:span></text:span></text:a><text:span text:style-name="Code2"><text:span text:style-name="T9">(</text:span></text:span><text:a xlink:type="simple" xlink:href="#r7" text:style-name="Internet_20_link" text:visited-style-name="Visited_20_Internet_20_Link"><text:span text:style-name="Code2"><text:span text:style-name="T19">Function</text:span></text:span></text:a><text:span text:style-name="Code2"><text:span text:style-name="T9">&lt;</text:span></text:span><text:a xlink:type="simple" xlink:href="#r42" text:style-name="Internet_20_link" text:visited-style-name="Visited_20_Internet_20_Link"><text:span text:style-name="Code2"><text:span text:style-name="T19">Promise</text:span></text:span></text:a><text:span text:style-name="Code2"><text:span text:style-name="T9">&lt;?&gt;,</text:span></text:span><text:a xlink:type="simple" xlink:href="#r42" text:style-name="Internet_20_link" text:visited-style-name="Visited_20_Internet_20_Link"><text:span text:style-name="Code2"><text:span text:style-name="T19">Promise</text:span></text:span></text:a><text:span text:style-name="Code2"><text:span text:style-name="T9">&lt;? extends </text:span></text:span><text:a xlink:type="simple" xlink:href="#r25" text:style-name="Internet_20_link" text:visited-style-name="Visited_20_Internet_20_Link"><text:span text:style-name="Code2"><text:span text:style-name="T19">T</text:span></text:span></text:a><text:span text:style-name="Code2"><text:span text:style-name="T9">&gt;&gt; recovery)</text:span></text:span></text:p>
              <text:p text:style-name="P107">Recover from a failure of this Promise with a recovery Promise.</text:p>
            </table:table-cell>
            <table:table-cell table:style-name="Table31.C3" office:value-type="string">
              <text:p text:style-name="P104"><text:span text:style-name="Page_20_Reference_20_Font"><text:span text:style-name="T9"><text:bookmark-ref text:reference-format="page" text:ref-name="r40">33</text:bookmark-ref></text:span></text:span></text:p>
            </table:table-cell>
          </table:table-row>
          <table:table-row table:style-name="Table31.1">
            <table:table-cell table:style-name="Table31.A3" office:value-type="string">
              <text:p text:style-name="P103"><text:a xlink:type="simple" xlink:href="#r42" text:style-name="Internet_20_link" text:visited-style-name="Visited_20_Internet_20_Link"><text:span text:style-name="Code_20_Small1"><text:span text:style-name="T19">Promise</text:span></text:span></text:a><text:span text:style-name="Code_20_Small1"><text:span text:style-name="T9">&lt;R&gt;</text:span></text:span></text:p>
            </table:table-cell>
            <table:table-cell table:style-name="Table31.A3" office:value-type="string">
              <text:p text:style-name="P106"><text:a xlink:type="simple" xlink:href="#r32" text:style-name="Internet_20_link" text:visited-style-name="Visited_20_Internet_20_Link"><text:span text:style-name="Code2"><text:span text:style-name="T20">then</text:span></text:span></text:a><text:span text:style-name="Code2"><text:span text:style-name="T9">(</text:span></text:span><text:a xlink:type="simple" xlink:href="#r56" text:style-name="Internet_20_link" text:visited-style-name="Visited_20_Internet_20_Link"><text:span text:style-name="Code2"><text:span text:style-name="T19">Success</text:span></text:span></text:a><text:span text:style-name="Code2"><text:span text:style-name="T9">&lt;? super </text:span></text:span><text:a xlink:type="simple" xlink:href="#r25" text:style-name="Internet_20_link" text:visited-style-name="Visited_20_Internet_20_Link"><text:span text:style-name="Code2"><text:span text:style-name="T19">T</text:span></text:span></text:a><text:span text:style-name="Code2"><text:span text:style-name="T9">,? extends R&gt; success)</text:span></text:span></text:p>
              <text:p text:style-name="P107">Chain a new Promise to this Promise with a Success callback.</text:p>
            </table:table-cell>
            <table:table-cell table:style-name="Table31.C3" office:value-type="string">
              <text:p text:style-name="P104"><text:span text:style-name="Page_20_Reference_20_Font"><text:span text:style-name="T9"><text:bookmark-ref text:reference-format="page" text:ref-name="r32">31</text:bookmark-ref></text:span></text:span></text:p>
            </table:table-cell>
          </table:table-row>
          <table:table-row table:style-name="Table31.1">
            <table:table-cell table:style-name="Table31.A3" office:value-type="string">
              <text:p text:style-name="P103"><text:a xlink:type="simple" xlink:href="#r42" text:style-name="Internet_20_link" text:visited-style-name="Visited_20_Internet_20_Link"><text:span text:style-name="Code_20_Small1"><text:span text:style-name="T19">Promise</text:span></text:span></text:a><text:span text:style-name="Code_20_Small1"><text:span text:style-name="T9">&lt;R&gt;</text:span></text:span></text:p>
            </table:table-cell>
            <table:table-cell table:style-name="Table31.A3" office:value-type="string">
              <text:p text:style-name="P106"><text:a xlink:type="simple" xlink:href="#r30" text:style-name="Internet_20_link" text:visited-style-name="Visited_20_Internet_20_Link"><text:span text:style-name="Code2"><text:span text:style-name="T20">then</text:span></text:span></text:a><text:span text:style-name="Code2"><text:span text:style-name="T9">(</text:span></text:span><text:a xlink:type="simple" xlink:href="#r56" text:style-name="Internet_20_link" text:visited-style-name="Visited_20_Internet_20_Link"><text:span text:style-name="Code2"><text:span text:style-name="T19">Success</text:span></text:span></text:a><text:span text:style-name="Code2"><text:span text:style-name="T9">&lt;? super </text:span></text:span><text:a xlink:type="simple" xlink:href="#r25" text:style-name="Internet_20_link" text:visited-style-name="Visited_20_Internet_20_Link"><text:span text:style-name="Code2"><text:span text:style-name="T19">T</text:span></text:span></text:a><text:span text:style-name="Code2"><text:span text:style-name="T9">,? extends R&gt; success, </text:span></text:span><text:a xlink:type="simple" xlink:href="#r24" text:style-name="Internet_20_link" text:visited-style-name="Visited_20_Internet_20_Link"><text:span text:style-name="Code2"><text:span text:style-name="T19">Failure</text:span></text:span></text:a><text:span text:style-name="Code2"><text:span text:style-name="T9"> failure)</text:span></text:span></text:p>
              <text:p text:style-name="P107">Chain a new Promise to this Promise with Success and Failure callbacks.</text:p>
            </table:table-cell>
            <table:table-cell table:style-name="Table31.C3" office:value-type="string">
              <text:p text:style-name="P104"><text:span text:style-name="Page_20_Reference_20_Font"><text:span text:style-name="T9"><text:bookmark-ref text:reference-format="page" text:ref-name="r30">30</text:bookmark-ref></text:span></text:span></text:p>
            </table:table-cell>
          </table:table-row>
        </table:table>
        <text:p text:style-name="P155">Method Detail</text:p>
        <text:p text:style-name="P117"><text:bookmark text:name="r26"/>isDone</text:p>
        <text:p text:style-name="P62"><text:span text:style-name="Code2">boolean </text:span><text:span text:style-name="Code2"><text:span text:style-name="T16">isDone</text:span></text:span><text:span text:style-name="Code2">()</text:span></text:p>
        <text:p text:style-name="P89">Returns whether this Promise has been resolved.</text:p>
        <text:p text:style-name="P84">This Promise may be successfully resolved or resolved with a failure.</text:p>
        <text:p text:style-name="P88">Returns:</text:p>
        <text:p text:style-name="P109"><text:span text:style-name="Code2">true</text:span><text:span text:style-name="Default_20_Paragraph_20_Font"><text:span text:style-name="T23"> if this Promise was resolved either successfully or with a failure; </text:span></text:span><text:span text:style-name="Code2">false</text:span><text:span text:style-name="Default_20_Paragraph_20_Font"><text:span text:style-name="T23"> if this Promise is unresolved.</text:span></text:span></text:p>
        <text:p text:style-name="P113"/>
        <text:p text:style-name="P116"><text:bookmark text:name="r27"/>getValue</text:p>
        <text:p text:style-name="P62"><text:a xlink:type="simple" xlink:href="#r25" text:style-name="Internet_20_link" text:visited-style-name="Visited_20_Internet_20_Link"><text:span text:style-name="Code2"><text:span text:style-name="T19">T</text:span></text:span></text:a><text:span text:style-name="Code2"> </text:span><text:span text:style-name="Code2"><text:span text:style-name="T16">getValue</text:span></text:span><text:span text:style-name="Code2">()<text:line-break/>    throws InvocationTargetException,<text:line-break/>           InterruptedException</text:span></text:p>
        <text:p text:style-name="P89">Returns the value of this Promise.</text:p>
        <text:p text:style-name="P90"><text:span text:style-name="T23">If this Promise is not </text:span><text:a xlink:type="simple" xlink:href="#r26" text:style-name="Internet_20_link" text:visited-style-name="Visited_20_Internet_20_Link"><text:span text:style-name="Code2"><text:span text:style-name="T19">resolved</text:span></text:span></text:a><text:span text:style-name="Default_20_Paragraph_20_Font"><text:span text:style-name="T23">, this method must block and wait for this Promise to be resolved before completing.</text:span></text:span></text:p>
        <text:p text:style-name="P83"><text:span text:style-name="T23">If this Promise was successfully resolved, this method returns with the value of this Promise. If this Promise was resolved with a failure, this method must throw an </text:span><text:span text:style-name="Code2">InvocationTargetException</text:span><text:span text:style-name="Default_20_Paragraph_20_Font"><text:span text:style-name="T23"> with the </text:span></text:span><text:a xlink:type="simple" xlink:href="#r28" text:style-name="Internet_20_link" text:visited-style-name="Visited_20_Internet_20_Link"><text:span text:style-name="Code2"><text:span text:style-name="T19">failure exception</text:span></text:span></text:a><text:span text:style-name="Default_20_Paragraph_20_Font"><text:span text:style-name="T23"> as the cause.</text:span></text:span></text:p>
        <text:p text:style-name="P88">Returns:</text:p>
        <text:p text:style-name="P110">The value of this resolved Promise.</text:p>
        <text:p text:style-name="P88">Throws:</text:p>
        <text:p text:style-name="P109"><text:span text:style-name="Code2">InvocationTargetException</text:span><text:span text:style-name="Default_20_Paragraph_20_Font"><text:span text:style-name="T23"> - If this Promise was resolved with a failure. The cause of the </text:span></text:span><text:span text:style-name="Code2">InvocationTargetException</text:span><text:span text:style-name="Default_20_Paragraph_20_Font"><text:span text:style-name="T23"> is the failure exception.</text:span></text:span></text:p>
        <text:p text:style-name="P109"><text:span text:style-name="Code2">InterruptedException</text:span><text:span text:style-name="Default_20_Paragraph_20_Font"><text:span text:style-name="T23"> - If the current thread was interrupted while waiting.</text:span></text:span></text:p>
        <text:p text:style-name="P113"/>
        <text:p text:style-name="P116"><text:bookmark text:name="r28"/>getFailure</text:p>
        <text:p text:style-name="P62"><text:span text:style-name="Code2">Throwable </text:span><text:span text:style-name="Code2"><text:span text:style-name="T16">getFailure</text:span></text:span><text:span text:style-name="Code2">()<text:line-break/>              throws InterruptedException</text:span></text:p>
        <text:p text:style-name="P89">Returns the failure of this Promise.</text:p>
        <text:p text:style-name="P90"><text:span text:style-name="T23">If this Promise is not </text:span><text:a xlink:type="simple" xlink:href="#r26" text:style-name="Internet_20_link" text:visited-style-name="Visited_20_Internet_20_Link"><text:span text:style-name="Code2"><text:span text:style-name="T19">resolved</text:span></text:span></text:a><text:span text:style-name="Default_20_Paragraph_20_Font"><text:span text:style-name="T23">, this method must block and wait for this Promise to be resolved before completing.</text:span></text:span></text:p>
        <text:p text:style-name="P83"><text:soft-page-break/><text:span text:style-name="T23">If this Promise was resolved with a failure, this method returns with the failure of this Promise. If this Promise was successfully resolved, this method must return </text:span><text:span text:style-name="Code2">null</text:span><text:span text:style-name="Default_20_Paragraph_20_Font"><text:span text:style-name="T23">.</text:span></text:span></text:p>
        <text:p text:style-name="P88">Returns:</text:p>
        <text:p text:style-name="P109"><text:span text:style-name="T23">The failure of this resolved Promise or </text:span><text:span text:style-name="Code2">null</text:span><text:span text:style-name="Default_20_Paragraph_20_Font"><text:span text:style-name="T23"> if this Promise was successfully resolved.</text:span></text:span></text:p>
        <text:p text:style-name="P88">Throws:</text:p>
        <text:p text:style-name="P109"><text:span text:style-name="Code2">InterruptedException</text:span><text:span text:style-name="Default_20_Paragraph_20_Font"><text:span text:style-name="T23"> - If the current thread was interrupted while waiting.</text:span></text:span></text:p>
        <text:p text:style-name="P113"/>
        <text:p text:style-name="P116"><text:bookmark text:name="r29"/>onResolve</text:p>
        <text:p text:style-name="P62"><text:a xlink:type="simple" xlink:href="#r42" text:style-name="Internet_20_link" text:visited-style-name="Visited_20_Internet_20_Link"><text:span text:style-name="Code2"><text:span text:style-name="T19">Promise</text:span></text:span></text:a><text:span text:style-name="Code2">&lt;</text:span><text:a xlink:type="simple" xlink:href="#r25" text:style-name="Internet_20_link" text:visited-style-name="Visited_20_Internet_20_Link"><text:span text:style-name="Code2"><text:span text:style-name="T19">T</text:span></text:span></text:a><text:span text:style-name="Code2">&gt; </text:span><text:span text:style-name="Code2"><text:span text:style-name="T16">onResolve</text:span></text:span><text:span text:style-name="Code2">(Runnable callback)</text:span></text:p>
        <text:p text:style-name="P89">Register a callback to be called when this Promise is resolved.</text:p>
        <text:p text:style-name="P89">The specified callback is called when this Promise is resolved either successfully or with a failure.</text:p>
        <text:p text:style-name="P89">This method may be called at any time including before and after this Promise has been resolved.</text:p>
        <text:p text:style-name="P90"><text:span text:style-name="T23">Resolving this Promise </text:span><text:span text:style-name="T24">happens-before</text:span><text:span text:style-name="T23"> any registered callback is called. That is, in a registered callback, </text:span><text:a xlink:type="simple" xlink:href="#r26" text:style-name="Internet_20_link" text:visited-style-name="Visited_20_Internet_20_Link"><text:span text:style-name="Code2"><text:span text:style-name="T19">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 text:style-name="Internet_20_link" text:visited-style-name="Visited_20_Internet_20_Link"><text:span text:style-name="Code2"><text:span text:style-name="T19">getValue()</text:span></text:span></text:a><text:span text:style-name="Default_20_Paragraph_20_Font"><text:span text:style-name="T23"> and </text:span></text:span><text:a xlink:type="simple" xlink:href="#r28" text:style-name="Internet_20_link" text:visited-style-name="Visited_20_Internet_20_Link"><text:span text:style-name="Code2"><text:span text:style-name="T19">getFailure()</text:span></text:span></text:a><text:span text:style-name="Default_20_Paragraph_20_Font"><text:span text:style-name="T23"> must not block.</text:span></text:span></text:p>
        <text:p text:style-name="P83"><text:span text:style-name="T23">A callback may be called on a different thread than the thread which registered the callback. So the callback must be thread safe but can rely upon that the registration of the callback </text:span><text:span text:style-name="T24">happens-before</text:span><text:span text:style-name="T23"> the registered callback is called.</text:span></text:p>
        <text:p text:style-name="P88">Parameters:</text:p>
        <text:p text:style-name="P109"><text:span text:style-name="Code2">callback</text:span><text:span text:style-name="Default_20_Paragraph_20_Font"><text:span text:style-name="T23"> - A callback to be called when this Promise is resolved. Must not be </text:span></text:span><text:span text:style-name="Code2">null</text:span><text:span text:style-name="Default_20_Paragraph_20_Font"><text:span text:style-name="T23">.</text:span></text:span></text:p>
        <text:p text:style-name="P88">Returns:</text:p>
        <text:p text:style-name="P110">This Promise.</text:p>
        <text:p text:style-name="P113"/>
        <text:p text:style-name="P116"><text:bookmark text:name="r30"/>then</text:p>
        <text:p text:style-name="P62"><text:a xlink:type="simple" xlink:href="#r42" text:style-name="Internet_20_link" text:visited-style-name="Visited_20_Internet_20_Link"><text:span text:style-name="Code2"><text:span text:style-name="T19">Promise</text:span></text:span></text:a><text:span text:style-name="Code2">&lt;R&gt; </text:span><text:span text:style-name="Code2"><text:span text:style-name="T16">then</text:span></text:span><text:span text:style-name="Code2">(</text:span><text:a xlink:type="simple" xlink:href="#r56" text:style-name="Internet_20_link" text:visited-style-name="Visited_20_Internet_20_Link"><text:span text:style-name="Code2"><text:span text:style-name="T19">Success</text:span></text:span></text:a><text:span text:style-name="Code2">&lt;? super </text:span><text:a xlink:type="simple" xlink:href="#r25" text:style-name="Internet_20_link" text:visited-style-name="Visited_20_Internet_20_Link"><text:span text:style-name="Code2"><text:span text:style-name="T19">T</text:span></text:span></text:a><text:span text:style-name="Code2">,? extends R&gt; success,<text:line-break/>                </text:span><text:a xlink:type="simple" xlink:href="#r24" text:style-name="Internet_20_link" text:visited-style-name="Visited_20_Internet_20_Link"><text:span text:style-name="Code2"><text:span text:style-name="T19">Failure</text:span></text:span></text:a><text:span text:style-name="Code2"> failure)</text:span></text:p>
        <text:p text:style-name="P89">Chain a new Promise to this Promise with Success and Failure callbacks.</text:p>
        <text:p text:style-name="P90"><text:span text:style-name="T23">The specified </text:span><text:a xlink:type="simple" xlink:href="#r56" text:style-name="Internet_20_link" text:visited-style-name="Visited_20_Internet_20_Link"><text:span text:style-name="Code2"><text:span text:style-name="T19">Success</text:span></text:span></text:a><text:span text:style-name="Default_20_Paragraph_20_Font"><text:span text:style-name="T23"> callback is called when this Promise is successfully resolved and the specified </text:span></text:span><text:a xlink:type="simple" xlink:href="#r24" text:style-name="Internet_20_link" text:visited-style-name="Visited_20_Internet_20_Link"><text:span text:style-name="Code2"><text:span text:style-name="T19">Failure</text:span></text:span></text:a><text:span text:style-name="Default_20_Paragraph_20_Font"><text:span text:style-name="T23"> callback is called when this Promise is resolved with a failure.</text:span></text:span></text:p>
        <text:p text:style-name="P89">This method returns a new Promise which is chained to this Promise. The returned Promise must be resolved when this Promise is resolved after the specified Success or Failure callback is executed. The result of the executed callback must be used to resolve the returned Promise. Multiple calls to this method can be used to create a chain of promises which are resolved in sequence.</text:p>
        <text:p text:style-name="P89">If this Promise is successfully resolved, the Success callback is executed and the result Promise, if any, or thrown exception is used to resolve the returned Promise from this method. If this Promise is resolved with a failure, the Failure callback is executed and the returned Promise from this method is failed.</text:p>
        <text:p text:style-name="P89">This method may be called at any time including before and after this Promise has been resolved.</text:p>
        <text:p text:style-name="P90"><text:span text:style-name="T23">Resolving this Promise </text:span><text:span text:style-name="T24">happens-before</text:span><text:span text:style-name="T23"> any registered callback is called. That is, in a registered callback, </text:span><text:a xlink:type="simple" xlink:href="#r26" text:style-name="Internet_20_link" text:visited-style-name="Visited_20_Internet_20_Link"><text:span text:style-name="Code2"><text:span text:style-name="T19">isDone()</text:span></text:span></text:a><text:span text:style-name="Default_20_Paragraph_20_Font"><text:span text:style-name="T23"> must return </text:span></text:span><text:span text:style-name="Code2">true</text:span><text:span text:style-name="Default_20_Paragraph_20_Font"><text:span text:style-name="T23"> and </text:span></text:span><text:a xlink:type="simple" xlink:href="#r27" text:style-name="Internet_20_link" text:visited-style-name="Visited_20_Internet_20_Link"><text:span text:style-name="Code2"><text:span text:style-name="T19">getValue()</text:span></text:span></text:a><text:span text:style-name="Default_20_Paragraph_20_Font"><text:span text:style-name="T23"> and </text:span></text:span><text:a xlink:type="simple" xlink:href="#r28" text:style-name="Internet_20_link" text:visited-style-name="Visited_20_Internet_20_Link"><text:span text:style-name="Code2"><text:span text:style-name="T19">getFailure()</text:span></text:span></text:a><text:span text:style-name="Default_20_Paragraph_20_Font"><text:span text:style-name="T23"> must not block.</text:span></text:span></text:p>
        <text:p text:style-name="P83"><text:span text:style-name="T23">A callback may be called on a different thread than the thread which registered the callback. So the callback must be thread safe but can rely upon that the registration of the callback </text:span><text:span text:style-name="T24">happens-before</text:span><text:span text:style-name="T23"> the registered callback is called.</text:span></text:p>
        <text:p text:style-name="P88">Type Parameters:</text:p>
        <text:p text:style-name="P109"><text:bookmark text:name="r311"/><text:span text:style-name="Code2">R</text:span><text:span text:style-name="Default_20_Paragraph_20_Font"><text:span text:style-name="T23"> - The value type associated with the returned Promise.</text:span></text:span></text:p>
        <text:p text:style-name="P88"><text:soft-page-break/>Parameters:</text:p>
        <text:p text:style-name="P109"><text:span text:style-name="Code2">success</text:span><text:span text:style-name="Default_20_Paragraph_20_Font"><text:span text:style-name="T23"> - A Success callback to be called when this Promise is successfully resolved. May be </text:span></text:span><text:span text:style-name="Code2">null</text:span><text:span text:style-name="Default_20_Paragraph_20_Font"><text:span text:style-name="T23"> if no Success callback is required. In this case, the returned Promise must be resolved with the value </text:span></text:span><text:span text:style-name="Code2">null</text:span><text:span text:style-name="Default_20_Paragraph_20_Font"><text:span text:style-name="T23"> when this Promise is successfully resolved.</text:span></text:span></text:p>
        <text:p text:style-name="P109"><text:span text:style-name="Code2">failure</text:span><text:span text:style-name="Default_20_Paragraph_20_Font"><text:span text:style-name="T23"> - A Failure callback to be called when this Promise is resolved with a failure. May be </text:span></text:span><text:span text:style-name="Code2">null</text:span><text:span text:style-name="Default_20_Paragraph_20_Font"><text:span text:style-name="T23"> if no Failure callback is required.</text:span></text:span></text:p>
        <text:p text:style-name="P88">Returns:</text:p>
        <text:p text:style-name="P110">A new Promise which is chained to this Promise. The returned Promise must be resolved when this Promise is resolved after the specified Success or Failure callback, if any, is executed.</text:p>
        <text:p text:style-name="P113"/>
        <text:p text:style-name="P116"><text:bookmark text:name="r32"/>then</text:p>
        <text:p text:style-name="P62"><text:a xlink:type="simple" xlink:href="#r42" text:style-name="Internet_20_link" text:visited-style-name="Visited_20_Internet_20_Link"><text:span text:style-name="Code2"><text:span text:style-name="T19">Promise</text:span></text:span></text:a><text:span text:style-name="Code2">&lt;R&gt; </text:span><text:span text:style-name="Code2"><text:span text:style-name="T16">then</text:span></text:span><text:span text:style-name="Code2">(</text:span><text:a xlink:type="simple" xlink:href="#r56" text:style-name="Internet_20_link" text:visited-style-name="Visited_20_Internet_20_Link"><text:span text:style-name="Code2"><text:span text:style-name="T19">Success</text:span></text:span></text:a><text:span text:style-name="Code2">&lt;? super </text:span><text:a xlink:type="simple" xlink:href="#r25" text:style-name="Internet_20_link" text:visited-style-name="Visited_20_Internet_20_Link"><text:span text:style-name="Code2"><text:span text:style-name="T19">T</text:span></text:span></text:a><text:span text:style-name="Code2">,? extends R&gt; success)</text:span></text:p>
        <text:p text:style-name="P89">Chain a new Promise to this Promise with a Success callback.</text:p>
        <text:p text:style-name="P83"><text:span text:style-name="T23">This method performs the same function as calling </text:span><text:a xlink:type="simple" xlink:href="#r30" text:style-name="Internet_20_link" text:visited-style-name="Visited_20_Internet_20_Link"><text:span text:style-name="Code2"><text:span text:style-name="T19">then(Success, Failure)</text:span></text:span></text:a><text:span text:style-name="Default_20_Paragraph_20_Font"><text:span text:style-name="T23"> with the specified Success callback and </text:span></text:span><text:span text:style-name="Code2">null</text:span><text:span text:style-name="Default_20_Paragraph_20_Font"><text:span text:style-name="T23"> for the Failure callback.</text:span></text:span></text:p>
        <text:p text:style-name="P88">Type Parameters:</text:p>
        <text:p text:style-name="P109"><text:bookmark text:name="r33"/><text:span text:style-name="Code2">R</text:span><text:span text:style-name="Default_20_Paragraph_20_Font"><text:span text:style-name="T23"> - The value type associated with the returned Promise.</text:span></text:span></text:p>
        <text:p text:style-name="P88">Parameters:</text:p>
        <text:p text:style-name="P109"><text:span text:style-name="Code2">success</text:span><text:span text:style-name="Default_20_Paragraph_20_Font"><text:span text:style-name="T23"> - A Success callback to be called when this Promise is successfully resolved. May be </text:span></text:span><text:span text:style-name="Code2">null</text:span><text:span text:style-name="Default_20_Paragraph_20_Font"><text:span text:style-name="T23"> if no Success callback is required. In this case, the returned Promise must be resolved with the value </text:span></text:span><text:span text:style-name="Code2">null</text:span><text:span text:style-name="Default_20_Paragraph_20_Font"><text:span text:style-name="T23"> when this Promise is successfully resolved.</text:span></text:span></text:p>
        <text:p text:style-name="P88">Returns:</text:p>
        <text:p text:style-name="P110">A new Promise which is chained to this Promise. The returned Promise must be resolved when this Promise is resolved after the specified Success, if any, is executed.</text:p>
        <text:p text:style-name="P88">See Also:</text:p>
        <text:p text:style-name="P109"><text:a xlink:type="simple" xlink:href="#r30" text:style-name="Internet_20_link" text:visited-style-name="Visited_20_Internet_20_Link"><text:span text:style-name="Code2"><text:span text:style-name="T19">then(Success, Failure)</text:span></text:span></text:a></text:p>
        <text:p text:style-name="P113"/>
        <text:p text:style-name="P116"><text:bookmark text:name="r34"/>filter</text:p>
        <text:p text:style-name="P62"><text:a xlink:type="simple" xlink:href="#r42" text:style-name="Internet_20_link" text:visited-style-name="Visited_20_Internet_20_Link"><text:span text:style-name="Code2"><text:span text:style-name="T19">Promise</text:span></text:span></text:a><text:span text:style-name="Code2">&lt;</text:span><text:a xlink:type="simple" xlink:href="#r25" text:style-name="Internet_20_link" text:visited-style-name="Visited_20_Internet_20_Link"><text:span text:style-name="Code2"><text:span text:style-name="T19">T</text:span></text:span></text:a><text:span text:style-name="Code2">&gt; </text:span><text:span text:style-name="Code2"><text:span text:style-name="T16">filter</text:span></text:span><text:span text:style-name="Code2">(</text:span><text:a xlink:type="simple" xlink:href="#r10" text:style-name="Internet_20_link" text:visited-style-name="Visited_20_Internet_20_Link"><text:span text:style-name="Code2"><text:span text:style-name="T19">Predicate</text:span></text:span></text:a><text:span text:style-name="Code2">&lt;? super </text:span><text:a xlink:type="simple" xlink:href="#r25" text:style-name="Internet_20_link" text:visited-style-name="Visited_20_Internet_20_Link"><text:span text:style-name="Code2"><text:span text:style-name="T19">T</text:span></text:span></text:a><text:span text:style-name="Code2">&gt; predicate)</text:span></text:p>
        <text:p text:style-name="P89">Filter the value of this Promise.</text:p>
        <text:p text:style-name="P90"><text:span text:style-name="T23">If this Promise is successfully resolved, the returned Promise will either be resolved with the value of this Promise if the specified Predicate accepts that value or failed with a </text:span><text:span text:style-name="Code2">NoSuchElementException</text:span><text:span text:style-name="Default_20_Paragraph_20_Font"><text:span text:style-name="T23"> if the specified Predicate does not accept that value. If the specified Predicate throws an exception, the returned Promise will be failed with the exception.</text:span></text:span></text:p>
        <text:p text:style-name="P89">If this Promise is resolved with a failure, the returned Promise will be failed with that failure.</text:p>
        <text:p text:style-name="P84">This method may be called at any time including before and after this Promise has been resolved.</text:p>
        <text:p text:style-name="P88">Parameters:</text:p>
        <text:p text:style-name="P109"><text:span text:style-name="Code2">predicate</text:span><text:span text:style-name="Default_20_Paragraph_20_Font"><text:span text:style-name="T23"> - The Predicate to evaluate the value of this Promise. Must not be </text:span></text:span><text:span text:style-name="Code2">null</text:span><text:span text:style-name="Default_20_Paragraph_20_Font"><text:span text:style-name="T23">.</text:span></text:span></text:p>
        <text:p text:style-name="P88">Returns:</text:p>
        <text:p text:style-name="P110">A Promise that filters the value of this Promise.</text:p>
        <text:p text:style-name="P113"/>
        <text:p text:style-name="P116"><text:bookmark text:name="r35"/>map</text:p>
        <text:p text:style-name="P62"><text:a xlink:type="simple" xlink:href="#r42" text:style-name="Internet_20_link" text:visited-style-name="Visited_20_Internet_20_Link"><text:span text:style-name="Code2"><text:span text:style-name="T19">Promise</text:span></text:span></text:a><text:span text:style-name="Code2">&lt;R&gt; </text:span><text:span text:style-name="Code2"><text:span text:style-name="T16">map</text:span></text:span><text:span text:style-name="Code2">(</text:span><text:a xlink:type="simple" xlink:href="#r7" text:style-name="Internet_20_link" text:visited-style-name="Visited_20_Internet_20_Link"><text:span text:style-name="Code2"><text:span text:style-name="T19">Function</text:span></text:span></text:a><text:span text:style-name="Code2">&lt;? super </text:span><text:a xlink:type="simple" xlink:href="#r25" text:style-name="Internet_20_link" text:visited-style-name="Visited_20_Internet_20_Link"><text:span text:style-name="Code2"><text:span text:style-name="T19">T</text:span></text:span></text:a><text:span text:style-name="Code2">,? extends R&gt; mapper)</text:span></text:p>
        <text:p text:style-name="P89">Map the value of this Promise.</text:p>
        <text:p text:style-name="P89">If this Promise is successfully resolved, the returned Promise will be resolved with the value of specified Function as applied to the value of this Promise. If the specified Function throws an exception, the returned Promise will be failed with the exception.</text:p>
        <text:p text:style-name="P89"><text:soft-page-break/>If this Promise is resolved with a failure, the returned Promise will be failed with that failure.</text:p>
        <text:p text:style-name="P84">This method may be called at any time including before and after this Promise has been resolved.</text:p>
        <text:p text:style-name="P88">Type Parameters:</text:p>
        <text:p text:style-name="P109"><text:bookmark text:name="r36"/><text:span text:style-name="Code2">R</text:span><text:span text:style-name="Default_20_Paragraph_20_Font"><text:span text:style-name="T23"> - The value type associated with the returned Promise.</text:span></text:span></text:p>
        <text:p text:style-name="P88">Parameters:</text:p>
        <text:p text:style-name="P109"><text:span text:style-name="Code2">mapper</text:span><text:span text:style-name="Default_20_Paragraph_20_Font"><text:span text:style-name="T23"> - The Function that will map the value of this Promise to the value that will be used to resolve the returned Promise. Must not be </text:span></text:span><text:span text:style-name="Code2">null</text:span><text:span text:style-name="Default_20_Paragraph_20_Font"><text:span text:style-name="T23">.</text:span></text:span></text:p>
        <text:p text:style-name="P88">Returns:</text:p>
        <text:p text:style-name="P110">A Promise that returns the value of this Promise as mapped by the specified Function.</text:p>
        <text:p text:style-name="P113"/>
        <text:p text:style-name="P116"><text:bookmark text:name="r37"/>flatMap</text:p>
        <text:p text:style-name="P62"><text:a xlink:type="simple" xlink:href="#r42" text:style-name="Internet_20_link" text:visited-style-name="Visited_20_Internet_20_Link"><text:span text:style-name="Code2"><text:span text:style-name="T19">Promise</text:span></text:span></text:a><text:span text:style-name="Code2">&lt;R&gt; </text:span><text:span text:style-name="Code2"><text:span text:style-name="T16">flatMap</text:span></text:span><text:span text:style-name="Code2">(</text:span><text:a xlink:type="simple" xlink:href="#r7" text:style-name="Internet_20_link" text:visited-style-name="Visited_20_Internet_20_Link"><text:span text:style-name="Code2"><text:span text:style-name="T19">Function</text:span></text:span></text:a><text:span text:style-name="Code2">&lt;? super </text:span><text:a xlink:type="simple" xlink:href="#r25" text:style-name="Internet_20_link" text:visited-style-name="Visited_20_Internet_20_Link"><text:span text:style-name="Code2"><text:span text:style-name="T19">T</text:span></text:span></text:a><text:span text:style-name="Code2">,</text:span><text:a xlink:type="simple" xlink:href="#r42" text:style-name="Internet_20_link" text:visited-style-name="Visited_20_Internet_20_Link"><text:span text:style-name="Code2"><text:span text:style-name="T19">Promise</text:span></text:span></text:a><text:span text:style-name="Code2">&lt;? extends R&gt;&gt; mapper)</text:span></text:p>
        <text:p text:style-name="P89">FlatMap the value of this Promise.</text:p>
        <text:p text:style-name="P89">If this Promise is successfully resolved, the returned Promise will be resolved with the Promise from the specified Function as applied to the value of this Promise. If the specified Function throws an exception, the returned Promise will be failed with the exception.</text:p>
        <text:p text:style-name="P89">If this Promise is resolved with a failure, the returned Promise will be failed with that failure.</text:p>
        <text:p text:style-name="P84">This method may be called at any time including before and after this Promise has been resolved.</text:p>
        <text:p text:style-name="P88">Type Parameters:</text:p>
        <text:p text:style-name="P109"><text:bookmark text:name="r38"/><text:span text:style-name="Code2">R</text:span><text:span text:style-name="Default_20_Paragraph_20_Font"><text:span text:style-name="T23"> - The value type associated with the returned Promise.</text:span></text:span></text:p>
        <text:p text:style-name="P88">Parameters:</text:p>
        <text:p text:style-name="P109"><text:span text:style-name="Code2">mapper</text:span><text:span text:style-name="Default_20_Paragraph_20_Font"><text:span text:style-name="T23"> - The Function that will flatMap the value of this Promise to a Promise that will be used to resolve the returned Promise. Must not be </text:span></text:span><text:span text:style-name="Code2">null</text:span><text:span text:style-name="Default_20_Paragraph_20_Font"><text:span text:style-name="T23">.</text:span></text:span></text:p>
        <text:p text:style-name="P88">Returns:</text:p>
        <text:p text:style-name="P110">A Promise that returns the value of this Promise as mapped by the specified Function.</text:p>
        <text:p text:style-name="P113"/>
        <text:p text:style-name="P116"><text:bookmark text:name="r39"/>recover</text:p>
        <text:p text:style-name="P62"><text:a xlink:type="simple" xlink:href="#r42" text:style-name="Internet_20_link" text:visited-style-name="Visited_20_Internet_20_Link"><text:span text:style-name="Code2"><text:span text:style-name="T19">Promise</text:span></text:span></text:a><text:span text:style-name="Code2">&lt;</text:span><text:a xlink:type="simple" xlink:href="#r25" text:style-name="Internet_20_link" text:visited-style-name="Visited_20_Internet_20_Link"><text:span text:style-name="Code2"><text:span text:style-name="T19">T</text:span></text:span></text:a><text:span text:style-name="Code2">&gt; </text:span><text:span text:style-name="Code2"><text:span text:style-name="T16">recover</text:span></text:span><text:span text:style-name="Code2">(</text:span><text:a xlink:type="simple" xlink:href="#r7" text:style-name="Internet_20_link" text:visited-style-name="Visited_20_Internet_20_Link"><text:span text:style-name="Code2"><text:span text:style-name="T19">Function</text:span></text:span></text:a><text:span text:style-name="Code2">&lt;</text:span><text:a xlink:type="simple" xlink:href="#r42" text:style-name="Internet_20_link" text:visited-style-name="Visited_20_Internet_20_Link"><text:span text:style-name="Code2"><text:span text:style-name="T19">Promise</text:span></text:span></text:a><text:span text:style-name="Code2">&lt;?&gt;,? extends </text:span><text:a xlink:type="simple" xlink:href="#r25" text:style-name="Internet_20_link" text:visited-style-name="Visited_20_Internet_20_Link"><text:span text:style-name="Code2"><text:span text:style-name="T19">T</text:span></text:span></text:a><text:span text:style-name="Code2">&gt; recovery)</text:span></text:p>
        <text:p text:style-name="P89">Recover from a failure of this Promise with a recovery value.</text:p>
        <text:p text:style-name="P89">If this Promise is successfully resolved, the returned Promise will be resolved with the value of this Promise.</text:p>
        <text:p text:style-name="P89">If this Promise is resolved with a failure, the specified Function is applied to this Promise to produce a recovery value.</text:p>
        <text:list xml:id="list6018485667051050057" text:style-name="RTF_5f_Num_20_2">
          <text:list-item>
            <text:p text:style-name="P56"><text:span text:style-name="T15">If the recovery value is not </text:span><text:span text:style-name="Code2"><text:span text:style-name="T9">null</text:span></text:span><text:span text:style-name="Default_20_Paragraph_20_Font"><text:span text:style-name="T15">, the returned Promise will be resolved with the recovery value.</text:span></text:span></text:p>
          </text:list-item>
          <text:list-item>
            <text:p text:style-name="P56"><text:span text:style-name="T15">If the recovery value is </text:span><text:span text:style-name="Code2"><text:span text:style-name="T9">null</text:span></text:span><text:span text:style-name="Default_20_Paragraph_20_Font"><text:span text:style-name="T15">, the returned Promise will be failed with the failure of this Promise.</text:span></text:span></text:p>
          </text:list-item>
          <text:list-item>
            <text:p text:style-name="P58">If the specified Function throws an exception, the returned Promise will be failed with that exception.</text:p>
          </text:list-item>
        </text:list>
        <text:p text:style-name="P90"><text:span text:style-name="T23">To recover from a failure of this Promise with a recovery value of </text:span><text:span text:style-name="Code2">null</text:span><text:span text:style-name="Default_20_Paragraph_20_Font"><text:span text:style-name="T23">, the </text:span></text:span><text:a xlink:type="simple" xlink:href="#r40" text:style-name="Internet_20_link" text:visited-style-name="Visited_20_Internet_20_Link"><text:span text:style-name="Code2"><text:span text:style-name="T19">recoverWith(Function)</text:span></text:span></text:a><text:span text:style-name="Default_20_Paragraph_20_Font"><text:span text:style-name="T23"> method must be used. The specified Function for </text:span></text:span><text:a xlink:type="simple" xlink:href="#r40" text:style-name="Internet_20_link" text:visited-style-name="Visited_20_Internet_20_Link"><text:span text:style-name="Code2"><text:span text:style-name="T19">recoverWith(Function)</text:span></text:span></text:a><text:span text:style-name="Default_20_Paragraph_20_Font"><text:span text:style-name="T23"> can return </text:span></text:span><text:span text:style-name="Code2">Promises.resolved(null)</text:span><text:span text:style-name="Default_20_Paragraph_20_Font"><text:span text:style-name="T23"> to supply the desired </text:span></text:span><text:span text:style-name="Code2">null</text:span><text:span text:style-name="Default_20_Paragraph_20_Font"><text:span text:style-name="T23"> value.</text:span></text:span></text:p>
        <text:p text:style-name="P84">This method may be called at any time including before and after this Promise has been resolved.</text:p>
        <text:p text:style-name="P88">Parameters:</text:p>
        <text:p text:style-name="P109"><text:span text:style-name="Code2">recovery</text:span><text:span text:style-name="Default_20_Paragraph_20_Font"><text:span text:style-name="T23"> - If this Promise resolves with a failure, the specified Function is called to produce a recovery value to be used to resolve the returned Promise. Must not be </text:span></text:span><text:span text:style-name="Code2">null</text:span><text:span text:style-name="Default_20_Paragraph_20_Font"><text:span text:style-name="T23">.</text:span></text:span></text:p>
        <text:p text:style-name="P88">Returns:</text:p>
        <text:p text:style-name="P110">A Promise that resolves with the value of this Promise or recovers from the failure of this Promise.</text:p>
        <text:p text:style-name="P113"><text:soft-page-break/></text:p>
        <text:p text:style-name="P116"><text:bookmark text:name="r40"/>recoverWith</text:p>
        <text:p text:style-name="P62"><text:a xlink:type="simple" xlink:href="#r42" text:style-name="Internet_20_link" text:visited-style-name="Visited_20_Internet_20_Link"><text:span text:style-name="Code2"><text:span text:style-name="T19">Promise</text:span></text:span></text:a><text:span text:style-name="Code2">&lt;</text:span><text:a xlink:type="simple" xlink:href="#r25" text:style-name="Internet_20_link" text:visited-style-name="Visited_20_Internet_20_Link"><text:span text:style-name="Code2"><text:span text:style-name="T19">T</text:span></text:span></text:a><text:span text:style-name="Code2">&gt; </text:span><text:span text:style-name="Code2"><text:span text:style-name="T16">recoverWith</text:span></text:span><text:span text:style-name="Code2">(</text:span><text:a xlink:type="simple" xlink:href="#r7" text:style-name="Internet_20_link" text:visited-style-name="Visited_20_Internet_20_Link"><text:span text:style-name="Code2"><text:span text:style-name="T19">Function</text:span></text:span></text:a><text:span text:style-name="Code2">&lt;</text:span><text:a xlink:type="simple" xlink:href="#r42" text:style-name="Internet_20_link" text:visited-style-name="Visited_20_Internet_20_Link"><text:span text:style-name="Code2"><text:span text:style-name="T19">Promise</text:span></text:span></text:a><text:span text:style-name="Code2">&lt;?&gt;,</text:span><text:a xlink:type="simple" xlink:href="#r42" text:style-name="Internet_20_link" text:visited-style-name="Visited_20_Internet_20_Link"><text:span text:style-name="Code2"><text:span text:style-name="T19">Promise</text:span></text:span></text:a><text:span text:style-name="Code2">&lt;? extends </text:span><text:a xlink:type="simple" xlink:href="#r25" text:style-name="Internet_20_link" text:visited-style-name="Visited_20_Internet_20_Link"><text:span text:style-name="Code2"><text:span text:style-name="T19">T</text:span></text:span></text:a><text:span text:style-name="Code2">&gt;&gt; recovery)</text:span></text:p>
        <text:p text:style-name="P89">Recover from a failure of this Promise with a recovery Promise.</text:p>
        <text:p text:style-name="P89">If this Promise is successfully resolved, the returned Promise will be resolved with the value of this Promise.</text:p>
        <text:p text:style-name="P89">If this Promise is resolved with a failure, the specified Function is applied to this Promise to produce a recovery Promise.</text:p>
        <text:list xml:id="list4153459022361925012" text:style-name="RTF_5f_Num_20_3">
          <text:list-item>
            <text:p text:style-name="P57"><text:span text:style-name="T15">If the recovery Promise is not </text:span><text:span text:style-name="Code2"><text:span text:style-name="T9">null</text:span></text:span><text:span text:style-name="Default_20_Paragraph_20_Font"><text:span text:style-name="T15">, the returned Promise will be resolved with the recovery Promise.</text:span></text:span></text:p>
          </text:list-item>
          <text:list-item>
            <text:p text:style-name="P57"><text:span text:style-name="T15">If the recovery Promise is </text:span><text:span text:style-name="Code2"><text:span text:style-name="T9">null</text:span></text:span><text:span text:style-name="Default_20_Paragraph_20_Font"><text:span text:style-name="T15">, the returned Promise will be failed with the failure of this Promise.</text:span></text:span></text:p>
          </text:list-item>
          <text:list-item>
            <text:p text:style-name="P59">If the specified Function throws an exception, the returned Promise will be failed with that exception.</text:p>
          </text:list-item>
        </text:list>
        <text:p text:style-name="P84">This method may be called at any time including before and after this Promise has been resolved.</text:p>
        <text:p text:style-name="P88">Parameters:</text:p>
        <text:p text:style-name="P109"><text:span text:style-name="Code2">recovery</text:span><text:span text:style-name="Default_20_Paragraph_20_Font"><text:span text:style-name="T23"> - If this Promise resolves with a failure, the specified Function is called to produce a recovery Promise to be used to resolve the returned Promise. Must not be </text:span></text:span><text:span text:style-name="Code2">null</text:span><text:span text:style-name="Default_20_Paragraph_20_Font"><text:span text:style-name="T23">.</text:span></text:span></text:p>
        <text:p text:style-name="P88">Returns:</text:p>
        <text:p text:style-name="P110">A Promise that resolves with the value of this Promise or recovers from the failure of this Promise.</text:p>
        <text:p text:style-name="P113"/>
        <text:p text:style-name="P116"><text:bookmark text:name="r411"/>fallbackTo</text:p>
        <text:p text:style-name="P62"><text:a xlink:type="simple" xlink:href="#r42" text:style-name="Internet_20_link" text:visited-style-name="Visited_20_Internet_20_Link"><text:span text:style-name="Code2"><text:span text:style-name="T19">Promise</text:span></text:span></text:a><text:span text:style-name="Code2">&lt;</text:span><text:a xlink:type="simple" xlink:href="#r25" text:style-name="Internet_20_link" text:visited-style-name="Visited_20_Internet_20_Link"><text:span text:style-name="Code2"><text:span text:style-name="T19">T</text:span></text:span></text:a><text:span text:style-name="Code2">&gt; </text:span><text:span text:style-name="Code2"><text:span text:style-name="T16">fallbackTo</text:span></text:span><text:span text:style-name="Code2">(</text:span><text:a xlink:type="simple" xlink:href="#r42" text:style-name="Internet_20_link" text:visited-style-name="Visited_20_Internet_20_Link"><text:span text:style-name="Code2"><text:span text:style-name="T19">Promise</text:span></text:span></text:a><text:span text:style-name="Code2">&lt;? extends </text:span><text:a xlink:type="simple" xlink:href="#r25" text:style-name="Internet_20_link" text:visited-style-name="Visited_20_Internet_20_Link"><text:span text:style-name="Code2"><text:span text:style-name="T19">T</text:span></text:span></text:a><text:span text:style-name="Code2">&gt; fallback)</text:span></text:p>
        <text:p text:style-name="P89">Fall back to the value of the specified Promise if this Promise fails.</text:p>
        <text:p text:style-name="P89">If this Promise is successfully resolved, the returned Promise will be resolved with the value of this Promise.</text:p>
        <text:p text:style-name="P89">If this Promise is resolved with a failure, the successful result of the specified Promise is used to resolve the returned Promise. If the specified Promise is resolved with a failure, the returned Promise will be failed with the failure of this Promise rather than the failure of the specified Promise.</text:p>
        <text:p text:style-name="P84">This method may be called at any time including before and after this Promise has been resolved.</text:p>
        <text:p text:style-name="P88">Parameters:</text:p>
        <text:p text:style-name="P109"><text:span text:style-name="Code2">fallback</text:span><text:span text:style-name="Default_20_Paragraph_20_Font"><text:span text:style-name="T23"> - The Promise whose value will be used to resolve the returned Promise if this Promise resolves with a failure. Must not be </text:span></text:span><text:span text:style-name="Code2">null</text:span><text:span text:style-name="Default_20_Paragraph_20_Font"><text:span text:style-name="T23">.</text:span></text:span></text:p>
        <text:p text:style-name="P88">Returns:</text:p>
        <text:p text:style-name="P110">A Promise that returns the value of this Promise or falls back to the value of the specified Promise.</text:p>
        <text:p text:style-name="P124"><text:bookmark text:name="r52"/>Class Promises</text:p>
        <text:p text:style-name="P97"><text:a xlink:type="simple" xlink:href="#r12" text:style-name="Internet_20_link" text:visited-style-name="Visited_20_Internet_20_Link"><text:span text:style-name="T21">org.osgi.util.promise</text:span></text:a></text:p>
        <text:p text:style-name="P82"><text:span text:style-name="Code2">java.lang.Object</text:span></text:p>
        <text:p text:style-name="P54"><text:span text:style-name="Code2">  </text:span><text:span text:style-name="Code2"><draw:frame draw:style-name="fr3" draw:name="graphics7" text:anchor-type="as-char" svg:width="0.1563in" svg:height="0.1457in" draw:z-index="24"><draw:image xlink:href="Pictures/100002000000000F0000000E443DCD33.png" xlink:type="simple" xlink:show="embed" xlink:actuate="onLoad"/></draw:frame></text:span><text:span text:style-name="Code2"><text:span text:style-name="T16">org.osgi.util.promise.Promises</text:span></text:span></text:p>
        <text:p text:style-name="P81"/>
        <text:p text:style-name="P112"><text:span text:style-name="Code2">public class </text:span><text:span text:style-name="Code2"><text:span text:style-name="T16">Promises</text:span></text:span></text:p>
        <text:p text:style-name="P62"><text:span text:style-name="Code2">extends Object</text:span></text:p>
        <text:p text:style-name="P64"><text:span text:style-name="T23">Static helper methods for </text:span><text:a xlink:type="simple" xlink:href="#r42" text:style-name="Internet_20_link" text:visited-style-name="Visited_20_Internet_20_Link"><text:span text:style-name="Code2"><text:span text:style-name="T19">Promise</text:span></text:span></text:a><text:span text:style-name="Default_20_Paragraph_20_Font"><text:span text:style-name="T23">s.</text:span></text:span></text:p>
        <text:p text:style-name="P96">ThreadSafe</text:p>
        <text:p text:style-name="P100"/>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01"><text:span text:style-name="Summary_20_Heading_20_Font2"><text:span text:style-name="T9">Method Summary</text:span></text:span></text:p>
            </table:table-cell>
            <table:covered-table-cell/>
            <table:table-cell table:style-name="Table32.A1" office:value-type="string">
              <text:p text:style-name="P102"><text:span text:style-name="Page_20_Reference_20_Font"><text:span text:style-name="T14">Page</text:span></text:span></text:p>
            </table:table-cell>
          </table:table-row>
          <table:table-row table:style-name="Table32.1">
            <table:table-cell table:style-name="Table32.A2" office:value-type="string">
              <text:p text:style-name="P103"><text:span text:style-name="Code_20_Small1"><text:span text:style-name="T9">static </text:span></text:span><text:a xlink:type="simple" xlink:href="#r42" text:style-name="Internet_20_link" text:visited-style-name="Visited_20_Internet_20_Link"><text:span text:style-name="Code_20_Small1"><text:span text:style-name="T19">Promise</text:span></text:span></text:a><text:span text:style-name="Code_20_Small1"><text:span text:style-name="T9">&lt;List&lt;T&gt;&gt;</text:span></text:span></text:p>
            </table:table-cell>
            <table:table-cell table:style-name="Table32.A2" office:value-type="string">
              <text:p text:style-name="P106"><text:a xlink:type="simple" xlink:href="#r47" text:style-name="Internet_20_link" text:visited-style-name="Visited_20_Internet_20_Link"><text:span text:style-name="Code2"><text:span text:style-name="T20">all</text:span></text:span></text:a><text:span text:style-name="Code2"><text:span text:style-name="T9">(Collection&lt;</text:span></text:span><text:a xlink:type="simple" xlink:href="#r42" text:style-name="Internet_20_link" text:visited-style-name="Visited_20_Internet_20_Link"><text:span text:style-name="Code2"><text:span text:style-name="T19">Promise</text:span></text:span></text:a><text:span text:style-name="Code2"><text:span text:style-name="T9">&lt;S&gt;&gt; promises)</text:span></text:span></text:p>
              <text:p text:style-name="P107">Create a new Promise that is a latch on the resolution of the specified Promises.</text:p>
            </table:table-cell>
            <table:table-cell table:style-name="Table32.C2" office:value-type="string">
              <text:p text:style-name="P104"><text:span text:style-name="Page_20_Reference_20_Font"><text:span text:style-name="T9"><text:bookmark-ref text:reference-format="page" text:ref-name="r47">35</text:bookmark-ref></text:span></text:span></text:p>
            </table:table-cell>
          </table:table-row>
          <table:table-row table:style-name="Table32.1">
            <table:table-cell table:style-name="Table32.A3" office:value-type="string">
              <text:p text:style-name="P103"><text:span text:style-name="Code_20_Small1"><text:span text:style-name="T9">static </text:span></text:span><text:a xlink:type="simple" xlink:href="#r42" text:style-name="Internet_20_link" text:visited-style-name="Visited_20_Internet_20_Link"><text:span text:style-name="Code_20_Small1"><text:span text:style-name="T19">Promise</text:span></text:span></text:a><text:span text:style-name="Code_20_Small1"><text:span text:style-name="T9">&lt;List&lt;T&gt;&gt;</text:span></text:span></text:p>
            </table:table-cell>
            <table:table-cell table:style-name="Table32.A3" office:value-type="string">
              <text:p text:style-name="P106"><text:a xlink:type="simple" xlink:href="#r50" text:style-name="Internet_20_link" text:visited-style-name="Visited_20_Internet_20_Link"><text:span text:style-name="Code2"><text:span text:style-name="T20">all</text:span></text:span></text:a><text:span text:style-name="Code2"><text:span text:style-name="T9">(</text:span></text:span><text:a xlink:type="simple" xlink:href="#r42" text:style-name="Internet_20_link" text:visited-style-name="Visited_20_Internet_20_Link"><text:span text:style-name="Code2"><text:span text:style-name="T19">Promise</text:span></text:span></text:a><text:span text:style-name="Code2"><text:span text:style-name="T9">&lt;? extends T&gt;... promises)</text:span></text:span></text:p>
              <text:p text:style-name="P107">Create a new Promise that is a latch on the resolution of the specified Promises.</text:p>
            </table:table-cell>
            <table:table-cell table:style-name="Table32.C3" office:value-type="string">
              <text:p text:style-name="P104"><text:span text:style-name="Page_20_Reference_20_Font"><text:span text:style-name="T9"><text:bookmark-ref text:reference-format="page" text:ref-name="r50">35</text:bookmark-ref></text:span></text:span></text:p>
            </table:table-cell>
          </table:table-row>
          <table:table-row table:style-name="Table32.1">
            <table:table-cell table:style-name="Table32.A3" office:value-type="string">
              <text:p text:style-name="P103"><text:span text:style-name="Code_20_Small1"><text:span text:style-name="T9">static </text:span></text:span><text:a xlink:type="simple" xlink:href="#r42" text:style-name="Internet_20_link" text:visited-style-name="Visited_20_Internet_20_Link"><text:span text:style-name="Code_20_Small1"><text:span text:style-name="T19">Promise</text:span></text:span></text:a><text:span text:style-name="Code_20_Small1"><text:span text:style-name="T9">&lt;T&gt;</text:span></text:span></text:p>
            </table:table-cell>
            <table:table-cell table:style-name="Table32.A3" office:value-type="string">
              <text:p text:style-name="P106"><text:a xlink:type="simple" xlink:href="#r45" text:style-name="Internet_20_link" text:visited-style-name="Visited_20_Internet_20_Link"><text:span text:style-name="Code2"><text:span text:style-name="T20">failed</text:span></text:span></text:a><text:span text:style-name="Code2"><text:span text:style-name="T9">(Throwable failure)</text:span></text:span></text:p>
              <text:p text:style-name="P107">Create a new Promise that has been resolved with the specified failure.</text:p>
            </table:table-cell>
            <table:table-cell table:style-name="Table32.C3" office:value-type="string">
              <text:p text:style-name="P104"><text:span text:style-name="Page_20_Reference_20_Font"><text:span text:style-name="T9"><text:bookmark-ref text:reference-format="page" text:ref-name="r45">34</text:bookmark-ref></text:span></text:span></text:p>
            </table:table-cell>
          </table:table-row>
          <table:table-row table:style-name="Table32.1">
            <table:table-cell table:style-name="Table32.A3" office:value-type="string">
              <text:p text:style-name="P103"><text:span text:style-name="Code_20_Small1"><text:span text:style-name="T9">static </text:span></text:span><text:a xlink:type="simple" xlink:href="#r42" text:style-name="Internet_20_link" text:visited-style-name="Visited_20_Internet_20_Link"><text:span text:style-name="Code_20_Small1"><text:span text:style-name="T19">Promise</text:span></text:span></text:a><text:span text:style-name="Code_20_Small1"><text:span text:style-name="T9">&lt;T&gt;</text:span></text:span></text:p>
            </table:table-cell>
            <table:table-cell table:style-name="Table32.A3" office:value-type="string">
              <text:p text:style-name="P106"><text:a xlink:type="simple" xlink:href="#r43" text:style-name="Internet_20_link" text:visited-style-name="Visited_20_Internet_20_Link"><text:span text:style-name="Code2"><text:span text:style-name="T20">resolved</text:span></text:span></text:a><text:span text:style-name="Code2"><text:span text:style-name="T9">(T value)</text:span></text:span></text:p>
              <text:p text:style-name="P107">Create a new Promise that has been resolved with the specified value.</text:p>
            </table:table-cell>
            <table:table-cell table:style-name="Table32.C3" office:value-type="string">
              <text:p text:style-name="P104"><text:span text:style-name="Page_20_Reference_20_Font"><text:span text:style-name="T9"><text:bookmark-ref text:reference-format="page" text:ref-name="r43">34</text:bookmark-ref></text:span></text:span></text:p>
            </table:table-cell>
          </table:table-row>
        </table:table>
        <text:p text:style-name="P155">Method Detail</text:p>
        <text:p text:style-name="P117"><text:bookmark text:name="r43"/>resolved</text:p>
        <text:p text:style-name="P62"><text:span text:style-name="Code2">public static </text:span><text:a xlink:type="simple" xlink:href="#r42" text:style-name="Internet_20_link" text:visited-style-name="Visited_20_Internet_20_Link"><text:span text:style-name="Code2"><text:span text:style-name="T19">Promise</text:span></text:span></text:a><text:span text:style-name="Code2">&lt;T&gt; </text:span><text:span text:style-name="Code2"><text:span text:style-name="T16">resolved</text:span></text:span><text:span text:style-name="Code2">(T value)</text:span></text:p>
        <text:p text:style-name="P84">Create a new Promise that has been resolved with the specified value.</text:p>
        <text:p text:style-name="P88">Type Parameters:</text:p>
        <text:p text:style-name="P109"><text:bookmark text:name="r44"/><text:span text:style-name="Code2">T</text:span><text:span text:style-name="Default_20_Paragraph_20_Font"><text:span text:style-name="T23"> - The value type associated with the returned Promise.</text:span></text:span></text:p>
        <text:p text:style-name="P88">Parameters:</text:p>
        <text:p text:style-name="P109"><text:span text:style-name="Code2">value</text:span><text:span text:style-name="Default_20_Paragraph_20_Font"><text:span text:style-name="T23"> - The value of the resolved Promise.</text:span></text:span></text:p>
        <text:p text:style-name="P88">Returns:</text:p>
        <text:p text:style-name="P110">A new Promise that has been resolved with the specified value.</text:p>
        <text:p text:style-name="P113"/>
        <text:p text:style-name="P116"><text:bookmark text:name="r45"/>failed</text:p>
        <text:p text:style-name="P62"><text:span text:style-name="Code2">public static </text:span><text:a xlink:type="simple" xlink:href="#r42" text:style-name="Internet_20_link" text:visited-style-name="Visited_20_Internet_20_Link"><text:span text:style-name="Code2"><text:span text:style-name="T19">Promise</text:span></text:span></text:a><text:span text:style-name="Code2">&lt;T&gt; </text:span><text:span text:style-name="Code2"><text:span text:style-name="T16">failed</text:span></text:span><text:span text:style-name="Code2">(Throwable failure)</text:span></text:p>
        <text:p text:style-name="P84">Create a new Promise that has been resolved with the specified failure.</text:p>
        <text:p text:style-name="P88">Type Parameters:</text:p>
        <text:p text:style-name="P109"><text:bookmark text:name="r46"/><text:span text:style-name="Code2">T</text:span><text:span text:style-name="Default_20_Paragraph_20_Font"><text:span text:style-name="T23"> - The value type associated with the returned Promise.</text:span></text:span></text:p>
        <text:p text:style-name="P88">Parameters:</text:p>
        <text:p text:style-name="P109"><text:span text:style-name="Code2">failure</text:span><text:span text:style-name="Default_20_Paragraph_20_Font"><text:span text:style-name="T23"> - The failure of the resolved Promise. Must not be </text:span></text:span><text:span text:style-name="Code2">null</text:span><text:span text:style-name="Default_20_Paragraph_20_Font"><text:span text:style-name="T23">.</text:span></text:span></text:p>
        <text:p text:style-name="P88">Returns:</text:p>
        <text:p text:style-name="P110">A new Promise that has been resolved with the specified failure.</text:p>
        <text:p text:style-name="P113"/>
        <text:p text:style-name="P116"><text:bookmark text:name="r47"/><text:soft-page-break/>all</text:p>
        <text:p text:style-name="P62"><text:span text:style-name="Code2">public static </text:span><text:a xlink:type="simple" xlink:href="#r42" text:style-name="Internet_20_link" text:visited-style-name="Visited_20_Internet_20_Link"><text:span text:style-name="Code2"><text:span text:style-name="T19">Promise</text:span></text:span></text:a><text:span text:style-name="Code2">&lt;List&lt;T&gt;&gt; </text:span><text:span text:style-name="Code2"><text:span text:style-name="T16">all</text:span></text:span><text:span text:style-name="Code2">(Collection&lt;</text:span><text:a xlink:type="simple" xlink:href="#r42" text:style-name="Internet_20_link" text:visited-style-name="Visited_20_Internet_20_Link"><text:span text:style-name="Code2"><text:span text:style-name="T19">Promise</text:span></text:span></text:a><text:span text:style-name="Code2">&lt;S&gt;&gt; promises)</text:span></text:p>
        <text:p text:style-name="P89">Create a new Promise that is a latch on the resolution of the specified Promises.</text:p>
        <text:p text:style-name="P84">The new Promise acts as a gate and must be resolved after all of the specified Promises are resolved.</text:p>
        <text:p text:style-name="P88">Type Parameters:</text:p>
        <text:p text:style-name="P109"><text:bookmark text:name="r48"/><text:span text:style-name="Code2">T</text:span><text:span text:style-name="Default_20_Paragraph_20_Font"><text:span text:style-name="T23"> - The value type of the List value associated with the returned Promise.</text:span></text:span></text:p>
        <text:p text:style-name="P109"><text:bookmark text:name="r49"/><text:span text:style-name="Code2">S</text:span><text:span text:style-name="Default_20_Paragraph_20_Font"><text:span text:style-name="T23"> - A subtype of the value type of the List value associated with the returned Promise.</text:span></text:span></text:p>
        <text:p text:style-name="P88">Parameters:</text:p>
        <text:p text:style-name="P109"><text:span text:style-name="Code2">promises</text:span><text:span text:style-name="Default_20_Paragraph_20_Font"><text:span text:style-name="T23"> - The Promises which must be resolved before the returned Promise must be resolved. Must not be </text:span></text:span><text:span text:style-name="Code2">null</text:span><text:span text:style-name="Default_20_Paragraph_20_Font"><text:span text:style-name="T23">.</text:span></text:span></text:p>
        <text:p text:style-name="P88">Returns:</text:p>
        <text:p text:style-name="P109"><text:span text:style-name="T23">A Promise that is resolved only when all the specified Promises are resolved. The returned Promise will be successfully resolved, with a List of the values in the order of the specified Promises, if all the specified Promises are successfully resolved. The List in the returned Promise is the property of the caller and is modifiable. The returned Promise will be resolved with a failure of </text:span><text:a xlink:type="simple" xlink:href="#r22" text:style-name="Internet_20_link" text:visited-style-name="Visited_20_Internet_20_Link"><text:span text:style-name="Code2"><text:span text:style-name="T19">FailedPromisesException</text:span></text:span></text:a><text:span text:style-name="Default_20_Paragraph_20_Font"><text:span text:style-name="T23"> if any of the specified Promises are resolved with a failure. The failure </text:span></text:span><text:a xlink:type="simple" xlink:href="#r22" text:style-name="Internet_20_link" text:visited-style-name="Visited_20_Internet_20_Link"><text:span text:style-name="Code2"><text:span text:style-name="T19">FailedPromisesException</text:span></text:span></text:a><text:span text:style-name="Default_20_Paragraph_20_Font"><text:span text:style-name="T23"> must contain all of the specified Promises which resolved with a failure.</text:span></text:span></text:p>
        <text:p text:style-name="P113"/>
        <text:p text:style-name="P116"><text:bookmark text:name="r50"/>all</text:p>
        <text:p text:style-name="P62"><text:span text:style-name="Code2">public static </text:span><text:a xlink:type="simple" xlink:href="#r42" text:style-name="Internet_20_link" text:visited-style-name="Visited_20_Internet_20_Link"><text:span text:style-name="Code2"><text:span text:style-name="T19">Promise</text:span></text:span></text:a><text:span text:style-name="Code2">&lt;List&lt;T&gt;&gt; </text:span><text:span text:style-name="Code2"><text:span text:style-name="T16">all</text:span></text:span><text:span text:style-name="Code2">(</text:span><text:a xlink:type="simple" xlink:href="#r42" text:style-name="Internet_20_link" text:visited-style-name="Visited_20_Internet_20_Link"><text:span text:style-name="Code2"><text:span text:style-name="T19">Promise</text:span></text:span></text:a><text:span text:style-name="Code2">&lt;? extends T&gt;... promises)</text:span></text:p>
        <text:p text:style-name="P89">Create a new Promise that is a latch on the resolution of the specified Promises.</text:p>
        <text:p text:style-name="P84">The new Promise acts as a gate and must be resolved after all of the specified Promises are resolved.</text:p>
        <text:p text:style-name="P88">Type Parameters:</text:p>
        <text:p text:style-name="P109"><text:bookmark text:name="r511"/><text:span text:style-name="Code2">T</text:span><text:span text:style-name="Default_20_Paragraph_20_Font"><text:span text:style-name="T23"> - The value type associated with the specified Promises.</text:span></text:span></text:p>
        <text:p text:style-name="P88">Parameters:</text:p>
        <text:p text:style-name="P109"><text:span text:style-name="Code2">promises</text:span><text:span text:style-name="Default_20_Paragraph_20_Font"><text:span text:style-name="T23"> - The Promises which must be resolved before the returned Promise must be resolved. Must not be </text:span></text:span><text:span text:style-name="Code2">null</text:span><text:span text:style-name="Default_20_Paragraph_20_Font"><text:span text:style-name="T23">.</text:span></text:span></text:p>
        <text:p text:style-name="P88">Returns:</text:p>
        <text:p text:style-name="P109"><text:span text:style-name="T23">A Promise that is resolved only when all the specified Promises are resolved. The returned Promise will be successfully resolved, with a List of the values in the order of the specified Promises, if all the specified Promises are successfully resolved. The List in the returned Promise is the property of the caller and is modifiable. The returned Promise will be resolved with a failure of </text:span><text:a xlink:type="simple" xlink:href="#r22" text:style-name="Internet_20_link" text:visited-style-name="Visited_20_Internet_20_Link"><text:span text:style-name="Code2"><text:span text:style-name="T19">FailedPromisesException</text:span></text:span></text:a><text:span text:style-name="Default_20_Paragraph_20_Font"><text:span text:style-name="T23"> if any of the specified Promises are resolved with a failure. The failure </text:span></text:span><text:a xlink:type="simple" xlink:href="#r22" text:style-name="Internet_20_link" text:visited-style-name="Visited_20_Internet_20_Link"><text:span text:style-name="Code2"><text:span text:style-name="T19">FailedPromisesException</text:span></text:span></text:a><text:span text:style-name="Default_20_Paragraph_20_Font"><text:span text:style-name="T23"> must contain all of the specified Promises which resolved with a failure.</text:span></text:span></text:p>
        <text:p text:style-name="P125"><text:bookmark text:name="r56"/>Interface Success</text:p>
        <text:p text:style-name="P65"><text:a xlink:type="simple" xlink:href="#r12" text:style-name="Internet_20_link" text:visited-style-name="Visited_20_Internet_20_Link"><text:span text:style-name="T21">org.osgi.util.promise</text:span></text:a></text:p>
        <text:p text:style-name="P96">Type Parameters:</text:p>
        <text:p text:style-name="P86"><text:bookmark text:name="r53"/><text:span text:style-name="Code2">T</text:span><text:span text:style-name="Default_20_Paragraph_20_Font"><text:span text:style-name="T23"> - The value type of the resolved Promise passed as input to this callback.</text:span></text:span></text:p>
        <text:p text:style-name="P86"><text:bookmark text:name="r54"/><text:span text:style-name="Code2">R</text:span><text:span text:style-name="Default_20_Paragraph_20_Font"><text:span text:style-name="T23"> - The value type of the returned Promise from this callback.</text:span></text:span></text:p>
        <text:p text:style-name="P81"/>
        <text:p text:style-name="P99"><text:span text:style-name="Code_20_Small1">@org.osgi.annotation.versioning.ConsumerType<text:line-break/></text:span><text:span text:style-name="Code2">public interface </text:span><text:span text:style-name="Code2"><text:span text:style-name="T16">Success</text:span></text:span></text:p>
        <text:p text:style-name="P93">Success callback for a Promise.</text:p>
        <text:p text:style-name="P94"><text:span text:style-name="T23">A Success callback is registered with a </text:span><text:a xlink:type="simple" xlink:href="#r42" text:style-name="Internet_20_link" text:visited-style-name="Visited_20_Internet_20_Link"><text:span text:style-name="Code2"><text:span text:style-name="T19">Promise</text:span></text:span></text:a><text:span text:style-name="Default_20_Paragraph_20_Font"><text:span text:style-name="T23"> using the </text:span></text:span><text:a xlink:type="simple" xlink:href="#r32" text:style-name="Internet_20_link" text:visited-style-name="Visited_20_Internet_20_Link"><text:span text:style-name="Code2"><text:span text:style-name="T19">Promise.then(Success)</text:span></text:span></text:a><text:span text:style-name="Default_20_Paragraph_20_Font"><text:span text:style-name="T23"> method and is called if the Promise is resolved successfully.</text:span></text:span></text:p>
        <text:p text:style-name="P61">This is a functional interface and can be used as the assignment target for a lambda expression or method reference.</text:p>
        <text:p text:style-name="P96">ThreadSafe</text:p>
        <text:p text:style-name="P100"/>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01"><text:span text:style-name="Summary_20_Heading_20_Font2"><text:span text:style-name="T9">Method Summary</text:span></text:span></text:p>
            </table:table-cell>
            <table:covered-table-cell/>
            <table:table-cell table:style-name="Table33.A1" office:value-type="string">
              <text:p text:style-name="P102"><text:span text:style-name="Page_20_Reference_20_Font"><text:span text:style-name="T14">Page</text:span></text:span></text:p>
            </table:table-cell>
          </table:table-row>
          <table:table-row table:style-name="Table33.1">
            <table:table-cell table:style-name="Table33.A2" office:value-type="string">
              <text:p text:style-name="P103"><text:a xlink:type="simple" xlink:href="#r42" text:style-name="Internet_20_link" text:visited-style-name="Visited_20_Internet_20_Link"><text:span text:style-name="Code_20_Small1"><text:span text:style-name="T19">Promise</text:span></text:span></text:a><text:span text:style-name="Code_20_Small1"><text:span text:style-name="T9">&lt;</text:span></text:span><text:a xlink:type="simple" xlink:href="#r54" text:style-name="Internet_20_link" text:visited-style-name="Visited_20_Internet_20_Link"><text:span text:style-name="Code_20_Small1"><text:span text:style-name="T19">R</text:span></text:span></text:a><text:span text:style-name="Code_20_Small1"><text:span text:style-name="T9">&gt;</text:span></text:span></text:p>
            </table:table-cell>
            <table:table-cell table:style-name="Table33.A2" office:value-type="string">
              <text:p text:style-name="P106"><text:a xlink:type="simple" xlink:href="#r55" text:style-name="Internet_20_link" text:visited-style-name="Visited_20_Internet_20_Link"><text:span text:style-name="Code2"><text:span text:style-name="T20">call</text:span></text:span></text:a><text:span text:style-name="Code2"><text:span text:style-name="T9">(</text:span></text:span><text:a xlink:type="simple" xlink:href="#r42" text:style-name="Internet_20_link" text:visited-style-name="Visited_20_Internet_20_Link"><text:span text:style-name="Code2"><text:span text:style-name="T19">Promise</text:span></text:span></text:a><text:span text:style-name="Code2"><text:span text:style-name="T9">&lt;</text:span></text:span><text:a xlink:type="simple" xlink:href="#r53" text:style-name="Internet_20_link" text:visited-style-name="Visited_20_Internet_20_Link"><text:span text:style-name="Code2"><text:span text:style-name="T19">T</text:span></text:span></text:a><text:span text:style-name="Code2"><text:span text:style-name="T9">&gt; resolved)</text:span></text:span></text:p>
              <text:p text:style-name="P107">Success callback for a Promise.</text:p>
            </table:table-cell>
            <table:table-cell table:style-name="Table33.C2" office:value-type="string">
              <text:p text:style-name="P104"><text:span text:style-name="Page_20_Reference_20_Font"><text:span text:style-name="T9"><text:bookmark-ref text:reference-format="page" text:ref-name="r55">36</text:bookmark-ref></text:span></text:span></text:p>
            </table:table-cell>
          </table:table-row>
        </table:table>
        <text:p text:style-name="P155">Method Detail</text:p>
        <text:p text:style-name="P117"><text:bookmark text:name="r55"/>call</text:p>
        <text:p text:style-name="P62"><text:a xlink:type="simple" xlink:href="#r42" text:style-name="Internet_20_link" text:visited-style-name="Visited_20_Internet_20_Link"><text:span text:style-name="Code2"><text:span text:style-name="T19">Promise</text:span></text:span></text:a><text:span text:style-name="Code2">&lt;</text:span><text:a xlink:type="simple" xlink:href="#r54" text:style-name="Internet_20_link" text:visited-style-name="Visited_20_Internet_20_Link"><text:span text:style-name="Code2"><text:span text:style-name="T19">R</text:span></text:span></text:a><text:span text:style-name="Code2">&gt; </text:span><text:span text:style-name="Code2"><text:span text:style-name="T16">call</text:span></text:span><text:span text:style-name="Code2">(</text:span><text:a xlink:type="simple" xlink:href="#r42" text:style-name="Internet_20_link" text:visited-style-name="Visited_20_Internet_20_Link"><text:span text:style-name="Code2"><text:span text:style-name="T19">Promise</text:span></text:span></text:a><text:span text:style-name="Code2">&lt;</text:span><text:a xlink:type="simple" xlink:href="#r53" text:style-name="Internet_20_link" text:visited-style-name="Visited_20_Internet_20_Link"><text:span text:style-name="Code2"><text:span text:style-name="T19">T</text:span></text:span></text:a><text:span text:style-name="Code2">&gt; resolved)<text:line-break/>         throws Exception</text:span></text:p>
        <text:p text:style-name="P89">Success callback for a Promise.</text:p>
        <text:p text:style-name="P89">This method is called if the Promise with which it is registered resolves successfully.</text:p>
        <text:p text:style-name="P90"><text:span text:style-name="T23">In the remainder of this description we will refer to the Promise returned by this method as the returned Promise and the Promise returned by </text:span><text:a xlink:type="simple" xlink:href="#r32" text:style-name="Internet_20_link" text:visited-style-name="Visited_20_Internet_20_Link"><text:span text:style-name="Code2"><text:span text:style-name="T19">Promise.then(Success)</text:span></text:span></text:a><text:span text:style-name="Default_20_Paragraph_20_Font"><text:span text:style-name="T23"> when this Success callback was registered as the chained Promise.</text:span></text:span></text:p>
        <text:p text:style-name="P83"><text:span text:style-name="T23">If the returned Promise is </text:span><text:span text:style-name="Code2">null</text:span><text:span text:style-name="Default_20_Paragraph_20_Font"><text:span text:style-name="T23"> then the chained Promise will resolve immediately with a successful value of </text:span></text:span><text:span text:style-name="Code2">null</text:span><text:span text:style-name="Default_20_Paragraph_20_Font"><text:span text:style-name="T23">. If the returned Promise is not </text:span></text:span><text:span text:style-name="Code2">null</text:span><text:span text:style-name="Default_20_Paragraph_20_Font"><text:span text:style-name="T23"> then the chained Promise will be resolved when the returned Promise is resolved.</text:span></text:span></text:p>
        <text:p text:style-name="P88">Parameters:</text:p>
        <text:p text:style-name="P109"><text:span text:style-name="Code2">resolved</text:span><text:span text:style-name="Default_20_Paragraph_20_Font"><text:span text:style-name="T23"> - The successfully resolved </text:span></text:span><text:a xlink:type="simple" xlink:href="#r42" text:style-name="Internet_20_link" text:visited-style-name="Visited_20_Internet_20_Link"><text:span text:style-name="Code2"><text:span text:style-name="T19">Promise</text:span></text:span></text:a><text:span text:style-name="Default_20_Paragraph_20_Font"><text:span text:style-name="T23">.</text:span></text:span></text:p>
        <text:p text:style-name="P88">Returns:</text:p>
        <text:p text:style-name="P109"><text:span text:style-name="T23">The Promise to use to resolve the chained Promise, or </text:span><text:span text:style-name="Code2">null</text:span><text:span text:style-name="Default_20_Paragraph_20_Font"><text:span text:style-name="T23"> if the chained Promise is to be resolved immediately with the value </text:span></text:span><text:span text:style-name="Code2">null</text:span><text:span text:style-name="Default_20_Paragraph_20_Font"><text:span text:style-name="T23">.</text:span></text:span></text:p>
        <text:p text:style-name="P88">Throws:</text:p>
        <text:p text:style-name="P109"><text:span text:style-name="Code2">Exception</text:span><text:span text:style-name="Default_20_Paragraph_20_Font"><text:span text:style-name="T23"> - The chained Promise will be failed with the thrown exception.</text:span></text:span></text:p>
        <text:section text:style-name="Sect2" text:name="Section1">
          <text:p text:style-name="P114"><text:span text:style-name="T25">Java API documentation generated with </text:span><text:a xlink:type="simple" xlink:href="http://www.filigris.com/products/docflex_javadoc/#docflex-doclet" text:style-name="Internet_20_link" text:visited-style-name="Visited_20_Internet_20_Link"><text:span text:style-name="T22">DocFlex/Doclet</text:span></text:a><text:span text:style-name="Default_20_Paragraph_20_Font"><text:span text:style-name="T25"> v1.5.6</text:span></text:span></text:p>
          <text:p text:style-name="P51"><text:span text:style-name="T25">DocFlex/Doclet is both a multi-format Javadoc doclet and a free edition of </text:span><text:a xlink:type="simple" xlink:href="http://www.filigris.com/products/docflex_javadoc/" text:style-name="Internet_20_link" text:visited-style-name="Visited_20_Internet_20_Link"><text:span text:style-name="T22">DocFlex/Javadoc</text:span></text:a><text:span text:style-name="Default_20_Paragraph_20_Font"><text:span text:style-name="T25">.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2">www.docflex.com</text:span></text:span></text:a></text:p>
        </text:section>
      </text:section>
      <text:p text:style-name="Body"/>
      <text:h text:style-name="Heading_20_2" text:outline-level="2"><text:soft-page-break/>The Async Services API</text:h>
      <text:section text:style-name="Sect1" text:name="Async Services JavaDoc" text:protected="true">
        <text:section-source xlink:href="../async-javadoc.rtf" text:filter-name="Rich Text Format"/>
        <text:p text:style-name="P154">OSGi Javadoc</text:p>
        <text:p text:style-name="P60">4/1/14 3:52 PM</text:p>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66"><text:span text:style-name="Summary_20_Heading_20_Font">Package Summary</text:span></text:p>
            </table:table-cell>
            <table:covered-table-cell/>
            <table:table-cell table:style-name="Table26.A1" office:value-type="string">
              <text:p text:style-name="P67"><text:span text:style-name="Page_20_Reference_20_Font"><text:span text:style-name="T16">Page</text:span></text:span></text:p>
            </table:table-cell>
          </table:table-row>
          <table:table-row table:style-name="Table26.1">
            <table:table-cell table:style-name="Table26.A2" office:value-type="string">
              <text:p text:style-name="P68"><text:a xlink:type="simple" xlink:href="#r3" text:style-name="Internet_20_link" text:visited-style-name="Visited_20_Internet_20_Link"><text:span text:style-name="T17">org.osgi.service.async</text:span></text:a></text:p>
            </table:table-cell>
            <table:table-cell table:style-name="Table26.A2" office:value-type="string">
              <text:p text:style-name="P69">Asynchronous Services Package Version 1.0.</text:p>
            </table:table-cell>
            <table:table-cell table:style-name="Table26.A2" office:value-type="string">
              <text:p text:style-name="P67"><text:span text:style-name="Page_20_Reference_20_Font"><text:bookmark-ref text:reference-format="page" text:ref-name="r3">19</text:bookmark-ref></text:span></text:p>
            </table:table-cell>
          </table:table-row>
        </table:table>
        <text:p text:style-name="P149"><text:bookmark text:name="r31"/>Package org.osgi.service.async</text:p>
        <text:p text:style-name="P79">Asynchronous Services Package Version 1.0.</text:p>
        <text:p text:style-name="P80">See:</text:p>
        <text:p text:style-name="P83"><text:a xlink:type="simple" xlink:href="#r2" text:style-name="Internet_20_link" text:visited-style-name="Visited_20_Internet_20_Link"><text:span text:style-name="T17">Description</text:span></text:a></text:p>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74"><text:span text:style-name="Summary_20_Heading_20_Font1">Interface Summary</text:span></text:p>
            </table:table-cell>
            <table:covered-table-cell/>
            <table:table-cell table:style-name="Table27.A1" office:value-type="string">
              <text:p text:style-name="P75"><text:span text:style-name="Page_20_Reference_20_Font">Page</text:span></text:p>
            </table:table-cell>
          </table:table-row>
          <table:table-row table:style-name="Table27.1">
            <table:table-cell table:style-name="Table27.A2" office:value-type="string">
              <text:p text:style-name="P68"><text:a xlink:type="simple" xlink:href="#r9" text:style-name="Internet_20_link" text:visited-style-name="Visited_20_Internet_20_Link"><text:span text:style-name="T18">Async</text:span></text:a></text:p>
            </table:table-cell>
            <table:table-cell table:style-name="Table27.A2" office:value-type="string">
              <text:p text:style-name="P70">The Asynchronous Execution Service.</text:p>
            </table:table-cell>
            <table:table-cell table:style-name="Table27.A2" office:value-type="string">
              <text:p text:style-name="P71"><text:span text:style-name="Page_20_Reference_20_Font"><text:span text:style-name="T6"><text:bookmark-ref text:reference-format="page" text:ref-name="r9">21</text:bookmark-ref></text:span></text:span></text:p>
            </table:table-cell>
          </table:table-row>
          <table:table-row table:style-name="Table27.1">
            <table:table-cell table:style-name="Table27.A3" office:value-type="string">
              <text:p text:style-name="P68"><text:a xlink:type="simple" xlink:href="#r12" text:style-name="Internet_20_link" text:visited-style-name="Visited_20_Internet_20_Link"><text:span text:style-name="T18">AsyncDelegate</text:span></text:a></text:p>
            </table:table-cell>
            <table:table-cell table:style-name="Table27.A3" office:value-type="string">
              <text:p text:style-name="P70">This interface is used by services to allow them to optimize Asynchronous calls where they are capable of executing more efficiently.</text:p>
            </table:table-cell>
            <table:table-cell table:style-name="Table27.A3" office:value-type="string">
              <text:p text:style-name="P71"><text:span text:style-name="Page_20_Reference_20_Font"><text:span text:style-name="T6"><text:bookmark-ref text:reference-format="page" text:ref-name="r12">22</text:bookmark-ref></text:span></text:span></text:p>
            </table:table-cell>
          </table:table-row>
        </table:table>
        <text:p text:style-name="P92"><text:bookmark text:name="r210"/>Package org.osgi.service.async Description</text:p>
        <text:p text:style-name="P93">Asynchronous Services Package Version 1.0.</text:p>
        <text:p text:style-name="P93">Bundles wishing to use this package must list the package in the Import-Package header of the bundle's manifest. This package has two types of users: the consumers that use the API in this package and the providers that implement the API in this package.</text:p>
        <text:p text:style-name="P93">Example import for consumers using the API in this package:</text:p>
        <text:p text:style-name="P94"><text:span text:style-name="Code1">Import-Package: org.osgi.service.async; version="[1.0,2.0)"</text:span></text:p>
        <text:p text:style-name="P93">Example import for providers implementing the API in this package:</text:p>
        <text:p text:style-name="P51"><text:span text:style-name="Code1">Import-Package: org.osgi.service.async; version="[1.0,1.1)"</text:span></text:p>
        <text:p text:style-name="P118"><text:bookmark text:name="r91"/>Interface Async</text:p>
        <text:p text:style-name="P97"><text:a xlink:type="simple" xlink:href="#r3" text:style-name="Internet_20_link" text:visited-style-name="Visited_20_Internet_20_Link"><text:span text:style-name="T21">org.osgi.service.async</text:span></text:a></text:p>
        <text:p text:style-name="P81"/>
        <text:p text:style-name="P99"><text:span text:style-name="Code_20_Small1">@org.osgi.annotation.versioning.ProviderType<text:line-break/></text:span><text:span text:style-name="Code2">public interface </text:span><text:span text:style-name="Code2"><text:span text:style-name="T16">Async</text:span></text:span></text:p>
        <text:p text:style-name="P93">The Asynchronous Execution Service. This can be used to make asynchronous invocations on OSGi services and objects through the use of a mediator object.</text:p>
        <text:p text:style-name="P93">Typical usage:</text:p>
        <text:p text:style-name="P95">   Async async = ctx.getService(asyncRef);<text:line-break/>   <text:line-break/>   ServiceReference&lt;MyService&gt; ref = ctx.getServiceReference(MyService.class);<text:line-break/>   <text:line-break/>   MyService asyncMediator = async.mediate(ref);<text:line-break/>   <text:line-break/>   Promise&lt;BigInteger&gt; result = async.call(asyncMediator.getSumOverAllValues());</text:p>
        <text:p text:style-name="P51"><text:span text:style-name="T23">The </text:span><text:span text:style-name="Code2">org.osgi.util.promise.Promise</text:span><text:span text:style-name="Default_20_Paragraph_20_Font"><text:span text:style-name="T23"> API allows callbacks to be made when asynchronous tasks complete, and can be used to chain Promises.Multiple asynchronous tasks can be started concurrently, and will run in parallel if the Async service has threads available.</text:span></text:span></text:p>
        <text:p text:style-name="P100"/>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01"><text:span text:style-name="Summary_20_Heading_20_Font2"><text:span text:style-name="T9">Method Summary</text:span></text:span></text:p>
            </table:table-cell>
            <table:covered-table-cell/>
            <table:table-cell table:style-name="Table28.A1" office:value-type="string">
              <text:p text:style-name="P102"><text:span text:style-name="Page_20_Reference_20_Font"><text:span text:style-name="T14">Page</text:span></text:span></text:p>
            </table:table-cell>
          </table:table-row>
          <table:table-row table:style-name="Table28.1">
            <table:table-cell table:style-name="Table28.A2" office:value-type="string">
              <text:p text:style-name="P105"><text:span text:style-name="Code_20_Small1"><text:span text:style-name="T9">org.osgi.util.promise.Promise&lt;?&gt;</text:span></text:span></text:p>
            </table:table-cell>
            <table:table-cell table:style-name="Table28.A2" office:value-type="string">
              <text:p text:style-name="P106"><text:a xlink:type="simple" xlink:href="#r7" text:style-name="Internet_20_link" text:visited-style-name="Visited_20_Internet_20_Link"><text:span text:style-name="Code2"><text:span text:style-name="T20">call</text:span></text:span></text:a><text:span text:style-name="Code2"><text:span text:style-name="T9">()</text:span></text:span></text:p>
              <text:p text:style-name="P107">This method launches the last method call registered by a mediated object as an asynchronous task.</text:p>
            </table:table-cell>
            <table:table-cell table:style-name="Table28.C2" office:value-type="string">
              <text:p text:style-name="P104"><text:span text:style-name="Page_20_Reference_20_Font"><text:span text:style-name="T9"><text:bookmark-ref text:reference-format="page" text:ref-name="r7">20</text:bookmark-ref></text:span></text:span></text:p>
            </table:table-cell>
          </table:table-row>
          <table:table-row table:style-name="Table28.1">
            <table:table-cell table:style-name="Table28.A3" office:value-type="string">
              <text:p text:style-name="P105"><text:span text:style-name="Code_20_Small1"><text:span text:style-name="T9">org.osgi.util.promise.Promise&lt;R&gt;</text:span></text:span></text:p>
            </table:table-cell>
            <table:table-cell table:style-name="Table28.A3" office:value-type="string">
              <text:p text:style-name="P106"><text:a xlink:type="simple" xlink:href="#r6" text:style-name="Internet_20_link" text:visited-style-name="Visited_20_Internet_20_Link"><text:span text:style-name="Code2"><text:span text:style-name="T20">call</text:span></text:span></text:a><text:span text:style-name="Code2"><text:span text:style-name="T9">(R r)</text:span></text:span></text:p>
              <text:p text:style-name="P107">This method launches the last method call registered by a mediated object as an asynchronous task.</text:p>
            </table:table-cell>
            <table:table-cell table:style-name="Table28.C3" office:value-type="string">
              <text:p text:style-name="P104"><text:span text:style-name="Page_20_Reference_20_Font"><text:span text:style-name="T9"><text:bookmark-ref text:reference-format="page" text:ref-name="r6">20</text:bookmark-ref></text:span></text:span></text:p>
            </table:table-cell>
          </table:table-row>
          <table:table-row table:style-name="Table28.1">
            <table:table-cell table:style-name="Table28.A3" office:value-type="string">
              <text:p text:style-name="P105"><text:span text:style-name="Code_20_Small1"><text:span text:style-name="T9">void</text:span></text:span></text:p>
            </table:table-cell>
            <table:table-cell table:style-name="Table28.A3" office:value-type="string">
              <text:p text:style-name="P106"><text:a xlink:type="simple" xlink:href="#r8" text:style-name="Internet_20_link" text:visited-style-name="Visited_20_Internet_20_Link"><text:span text:style-name="Code2"><text:span text:style-name="T20">execute</text:span></text:span></text:a><text:span text:style-name="Code2"><text:span text:style-name="T9">()</text:span></text:span></text:p>
              <text:p text:style-name="P108"><text:span text:style-name="T15">This method should be used by clients in preference to </text:span><text:a xlink:type="simple" xlink:href="#r7" text:style-name="Internet_20_link" text:visited-style-name="Visited_20_Internet_20_Link"><text:span text:style-name="Code2"><text:span text:style-name="T19">call()</text:span></text:span></text:a><text:span text:style-name="Default_20_Paragraph_20_Font"><text:span text:style-name="T15"> and </text:span></text:span><text:a xlink:type="simple" xlink:href="#r6" text:style-name="Internet_20_link" text:visited-style-name="Visited_20_Internet_20_Link"><text:span text:style-name="Code2"><text:span text:style-name="T19">call(Object)</text:span></text:span></text:a><text:span text:style-name="Default_20_Paragraph_20_Font"><text:span text:style-name="T15"> when no callbacks, or other features of </text:span></text:span><text:span text:style-name="Code2"><text:span text:style-name="T9">org.osgi.util.promise.Promise</text:span></text:span><text:span text:style-name="Default_20_Paragraph_20_Font"><text:span text:style-name="T15">, are needed.</text:span></text:span></text:p>
            </table:table-cell>
            <table:table-cell table:style-name="Table28.C3" office:value-type="string">
              <text:p text:style-name="P104"><text:span text:style-name="Page_20_Reference_20_Font"><text:span text:style-name="T9"><text:bookmark-ref text:reference-format="page" text:ref-name="r8">21</text:bookmark-ref></text:span></text:span></text:p>
            </table:table-cell>
          </table:table-row>
          <table:table-row table:style-name="Table28.1">
            <table:table-cell table:style-name="Table28.A3" office:value-type="string">
              <text:p text:style-name="P105"><text:span text:style-name="Code_20_Small1"><text:span text:style-name="T9">T</text:span></text:span></text:p>
            </table:table-cell>
            <table:table-cell table:style-name="Table28.A3" office:value-type="string">
              <text:p text:style-name="P106"><text:a xlink:type="simple" xlink:href="#r5" text:style-name="Internet_20_link" text:visited-style-name="Visited_20_Internet_20_Link"><text:span text:style-name="Code2"><text:span text:style-name="T20">mediate</text:span></text:span></text:a><text:span text:style-name="Code2"><text:span text:style-name="T9">(org.osgi.framework.ServiceReference&lt;T&gt; target)</text:span></text:span></text:p>
              <text:p text:style-name="P107">Create a mediator for the given service.</text:p>
            </table:table-cell>
            <table:table-cell table:style-name="Table28.C3" office:value-type="string">
              <text:p text:style-name="P104"><text:span text:style-name="Page_20_Reference_20_Font"><text:span text:style-name="T9"><text:bookmark-ref text:reference-format="page" text:ref-name="r5">20</text:bookmark-ref></text:span></text:span></text:p>
            </table:table-cell>
          </table:table-row>
          <table:table-row table:style-name="Table28.1">
            <table:table-cell table:style-name="Table28.A3" office:value-type="string">
              <text:p text:style-name="P105"><text:span text:style-name="Code_20_Small1"><text:span text:style-name="T9">T</text:span></text:span></text:p>
            </table:table-cell>
            <table:table-cell table:style-name="Table28.A3" office:value-type="string">
              <text:p text:style-name="P106"><text:a xlink:type="simple" xlink:href="#r4" text:style-name="Internet_20_link" text:visited-style-name="Visited_20_Internet_20_Link"><text:span text:style-name="Code2"><text:span text:style-name="T20">mediate</text:span></text:span></text:a><text:span text:style-name="Code2"><text:span text:style-name="T9">(T target)</text:span></text:span></text:p>
              <text:p text:style-name="P107">Create a mediator for the given object.</text:p>
            </table:table-cell>
            <table:table-cell table:style-name="Table28.C3" office:value-type="string">
              <text:p text:style-name="P104"><text:span text:style-name="Page_20_Reference_20_Font"><text:span text:style-name="T9"><text:bookmark-ref text:reference-format="page" text:ref-name="r4">20</text:bookmark-ref></text:span></text:span></text:p>
            </table:table-cell>
          </table:table-row>
        </table:table>
        <text:p text:style-name="P155">Method Detail</text:p>
        <text:p text:style-name="P117"><text:bookmark text:name="r41"/>mediate</text:p>
        <text:p text:style-name="P62"><text:span text:style-name="Code2">T </text:span><text:span text:style-name="Code2"><text:span text:style-name="T16">mediate</text:span></text:span><text:span text:style-name="Code2">(T target)</text:span></text:p>
        <text:p text:style-name="P90"><text:span text:style-name="T23">Create a mediator for the given object. The mediator is a generated object that registers the method calls made against it. The registered method calls can then be run asynchronously using either the </text:span><text:a xlink:type="simple" xlink:href="#r6" text:style-name="Internet_20_link" text:visited-style-name="Visited_20_Internet_20_Link"><text:span text:style-name="Code2"><text:span text:style-name="T19">call(Object)</text:span></text:span></text:a><text:span text:style-name="Default_20_Paragraph_20_Font"><text:span text:style-name="T23"> or </text:span></text:span><text:a xlink:type="simple" xlink:href="#r7" text:style-name="Internet_20_link" text:visited-style-name="Visited_20_Internet_20_Link"><text:span text:style-name="Code2"><text:span text:style-name="T19">call()</text:span></text:span></text:a><text:span text:style-name="Default_20_Paragraph_20_Font"><text:span text:style-name="T23"> method.</text:span></text:span></text:p>
        <text:p text:style-name="P89">The values returned by method calls made on a mediated object should be ignored.</text:p>
        <text:p text:style-name="P89">Normal usage:</text:p>
        <text:p text:style-name="P85"> I i = async.mediate(s);<text:line-break/> Promise&lt;String&gt; p = async.call(i.foo());</text:p>
        <text:p text:style-name="P88">Parameters:</text:p>
        <text:p text:style-name="P109"><text:span text:style-name="Code2">target</text:span><text:span text:style-name="Default_20_Paragraph_20_Font"><text:span text:style-name="T23"> - The service object</text:span></text:span></text:p>
        <text:p text:style-name="P88"><text:soft-page-break/>Returns:</text:p>
        <text:p text:style-name="P110">A mediator for the service object</text:p>
        <text:p text:style-name="P113"/>
        <text:p text:style-name="P116"><text:bookmark text:name="r51"/>mediate</text:p>
        <text:p text:style-name="P62"><text:span text:style-name="Code2">T </text:span><text:span text:style-name="Code2"><text:span text:style-name="T16">mediate</text:span></text:span><text:span text:style-name="Code2">(org.osgi.framework.ServiceReference&lt;T&gt; target)</text:span></text:p>
        <text:p text:style-name="P90"><text:span text:style-name="T23">Create a mediator for the given service. The mediator is a generated object that registers the method calls made against it. The registered method calls can then be run asynchronously using either the </text:span><text:a xlink:type="simple" xlink:href="#r6" text:style-name="Internet_20_link" text:visited-style-name="Visited_20_Internet_20_Link"><text:span text:style-name="Code2"><text:span text:style-name="T19">call(Object)</text:span></text:span></text:a><text:span text:style-name="Default_20_Paragraph_20_Font"><text:span text:style-name="T23"> or </text:span></text:span><text:a xlink:type="simple" xlink:href="#r7" text:style-name="Internet_20_link" text:visited-style-name="Visited_20_Internet_20_Link"><text:span text:style-name="Code2"><text:span text:style-name="T19">call()</text:span></text:span></text:a><text:span text:style-name="Default_20_Paragraph_20_Font"><text:span text:style-name="T23"> method.</text:span></text:span></text:p>
        <text:p text:style-name="P89">The values returned by method calls made on a mediated object should be ignored.</text:p>
        <text:p text:style-name="P90"><text:span text:style-name="T23">This method differs from </text:span><text:a xlink:type="simple" xlink:href="#r4" text:style-name="Internet_20_link" text:visited-style-name="Visited_20_Internet_20_Link"><text:span text:style-name="Code2"><text:span text:style-name="T19">mediate(Object)</text:span></text:span></text:a><text:span text:style-name="Default_20_Paragraph_20_Font"><text:span text:style-name="T23"> in that it can track the availability of the backing service. This is recommended as the preferred option for mediating OSGi services as asynchronous tasks may not start executing until some time after they are requested. Tracking the validity of the </text:span></text:span><text:span text:style-name="Code2">org.osgi.framework.ServiceReference</text:span><text:span text:style-name="Default_20_Paragraph_20_Font"><text:span text:style-name="T23"> for the service ensures that these tasks do not proceed with an invalid object.</text:span></text:span></text:p>
        <text:p text:style-name="P89">Normal usage:</text:p>
        <text:p text:style-name="P85"> I i = async.mediate(s);<text:line-break/> Promise&lt;String&gt; p = async.call(i.foo());</text:p>
        <text:p text:style-name="P88">Parameters:</text:p>
        <text:p text:style-name="P109"><text:span text:style-name="Code2">target</text:span><text:span text:style-name="Default_20_Paragraph_20_Font"><text:span text:style-name="T23"> - The service object</text:span></text:span></text:p>
        <text:p text:style-name="P88">Returns:</text:p>
        <text:p text:style-name="P110">A mediator for the service object</text:p>
        <text:p text:style-name="P113"/>
        <text:p text:style-name="P116"><text:bookmark text:name="r61"/>call</text:p>
        <text:p text:style-name="P62"><text:span text:style-name="Code2">org.osgi.util.promise.Promise&lt;R&gt; </text:span><text:span text:style-name="Code2"><text:span text:style-name="T16">call</text:span></text:span><text:span text:style-name="Code2">(R r)</text:span></text:p>
        <text:p text:style-name="P89">This method launches the last method call registered by a mediated object as an asynchronous task. The result of the task can be obtained using the returned promise</text:p>
        <text:p text:style-name="P89">Typically the parameter for this method will be supplied inline like this:</text:p>
        <text:p text:style-name="P85"> I i = async.mediate(s);<text:line-break/> Promise&lt;String&gt; p = async.call(i.foo());</text:p>
        <text:p text:style-name="P88">Parameters:</text:p>
        <text:p text:style-name="P109"><text:span text:style-name="Code2">r</text:span><text:span text:style-name="Default_20_Paragraph_20_Font"><text:span text:style-name="T23"> - the return value of the mediated call, used for type information</text:span></text:span></text:p>
        <text:p text:style-name="P88">Returns:</text:p>
        <text:p text:style-name="P110">a Promise which can be used to retrieve the result of the asynchronous execution</text:p>
        <text:p text:style-name="P113"/>
        <text:p text:style-name="P116"><text:bookmark text:name="r71"/>call</text:p>
        <text:p text:style-name="P62"><text:span text:style-name="Code2">org.osgi.util.promise.Promise&lt;?&gt; </text:span><text:span text:style-name="Code2"><text:span text:style-name="T16">call</text:span></text:span><text:span text:style-name="Code2">()</text:span></text:p>
        <text:p text:style-name="P89">This method launches the last method call registered by a mediated object as an asynchronous task. The result of the task can be obtained using the returned promise</text:p>
        <text:p text:style-name="P90"><text:span text:style-name="T23">Generally it is preferrable to use </text:span><text:a xlink:type="simple" xlink:href="#r6" text:style-name="Internet_20_link" text:visited-style-name="Visited_20_Internet_20_Link"><text:span text:style-name="Code2"><text:span text:style-name="T19">call(Object)</text:span></text:span></text:a><text:span text:style-name="Default_20_Paragraph_20_Font"><text:span text:style-name="T23"> like this:</text:span></text:span></text:p>
        <text:p text:style-name="P91"> I i = async.mediate(s);<text:line-break/> Promise&lt;String&gt; p = async.call(i.foo());</text:p>
        <text:p text:style-name="P89">However this pattern does not work for void methods. Void methods can therefore be handled like this:</text:p>
        <text:p text:style-name="P85"><text:soft-page-break/> I i = async.mediate(s);<text:line-break/> i.voidMethod()<text:line-break/> Promise&lt;?&gt; p = async.call();</text:p>
        <text:p text:style-name="P88">Returns:</text:p>
        <text:p text:style-name="P110">a Promise which can be used to retrieve the result of the asynchronous execution</text:p>
        <text:p text:style-name="P113"/>
        <text:p text:style-name="P116"><text:bookmark text:name="r81"/>execute</text:p>
        <text:p text:style-name="P62"><text:span text:style-name="Code2">void </text:span><text:span text:style-name="Code2"><text:span text:style-name="T16">execute</text:span></text:span><text:span text:style-name="Code2">()</text:span></text:p>
        <text:p text:style-name="P90"><text:span text:style-name="T23">This method should be used by clients in preference to </text:span><text:a xlink:type="simple" xlink:href="#r7" text:style-name="Internet_20_link" text:visited-style-name="Visited_20_Internet_20_Link"><text:span text:style-name="Code2"><text:span text:style-name="T19">call()</text:span></text:span></text:a><text:span text:style-name="Default_20_Paragraph_20_Font"><text:span text:style-name="T23"> and </text:span></text:span><text:a xlink:type="simple" xlink:href="#r6" text:style-name="Internet_20_link" text:visited-style-name="Visited_20_Internet_20_Link"><text:span text:style-name="Code2"><text:span text:style-name="T19">call(Object)</text:span></text:span></text:a><text:span text:style-name="Default_20_Paragraph_20_Font"><text:span text:style-name="T23"> when no callbacks, or other features of </text:span></text:span><text:span text:style-name="Code2">org.osgi.util.promise.Promise</text:span><text:span text:style-name="Default_20_Paragraph_20_Font"><text:span text:style-name="T23">, are needed.</text:span></text:span></text:p>
        <text:p text:style-name="P89">This method launches the last method call registered by a mediated object as an asynchronous task. The task runs as a "fire and forget" process, and there will be no notification of its success or failure.</text:p>
        <text:p text:style-name="P90"><text:span text:style-name="T23">Typically this method is used like </text:span><text:a xlink:type="simple" xlink:href="#r7" text:style-name="Internet_20_link" text:visited-style-name="Visited_20_Internet_20_Link"><text:span text:style-name="Code2"><text:span text:style-name="T19">call()</text:span></text:span></text:a><text:span text:style-name="Default_20_Paragraph_20_Font"><text:span text:style-name="T23">:</text:span></text:span></text:p>
        <text:p text:style-name="P91"> I i = async.mediate(s);<text:line-break/> i.someMethod()<text:line-break/> Promise&lt;?&gt; p = async.call();</text:p>
        <text:p text:style-name="P83"><text:span text:style-name="T23">The advantage of the </text:span><text:a xlink:type="simple" xlink:href="#r8" text:style-name="Internet_20_link" text:visited-style-name="Visited_20_Internet_20_Link"><text:span text:style-name="Code2"><text:span text:style-name="T19">execute()</text:span></text:span></text:a><text:span text:style-name="Default_20_Paragraph_20_Font"><text:span text:style-name="T23"> method is that it allows for greater optimisation of the underlying asynchronous execution. Clients are therefore likely to see better performance when using this method compared to using </text:span></text:span><text:a xlink:type="simple" xlink:href="#r7" text:style-name="Internet_20_link" text:visited-style-name="Visited_20_Internet_20_Link"><text:span text:style-name="Code2"><text:span text:style-name="T19">call()</text:span></text:span></text:a><text:span text:style-name="Default_20_Paragraph_20_Font"><text:span text:style-name="T23"> and discarding the return value.</text:span></text:span></text:p>
        <text:p text:style-name="P119"><text:bookmark text:name="r121"/>Interface AsyncDelegate</text:p>
        <text:p text:style-name="P97"><text:a xlink:type="simple" xlink:href="#r3" text:style-name="Internet_20_link" text:visited-style-name="Visited_20_Internet_20_Link"><text:span text:style-name="T21">org.osgi.service.async</text:span></text:a></text:p>
        <text:p text:style-name="P81"/>
        <text:p text:style-name="P99"><text:span text:style-name="Code_20_Small1">@org.osgi.annotation.versioning.ConsumerType<text:line-break/></text:span><text:span text:style-name="Code2">public interface </text:span><text:span text:style-name="Code2"><text:span text:style-name="T16">AsyncDelegate</text:span></text:span></text:p>
        <text:p text:style-name="P55">This interface is used by services to allow them to optimize Asynchronous calls where they are capable of executing more efficiently. This may mean that the service has access to its own thread pool, or that it can delegate work to a remote node, or act in some other way to reduce the load on the Asynchronous Services implementation when making an asynchronous call.</text:p>
        <text:p text:style-name="P100"/>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01"><text:span text:style-name="Summary_20_Heading_20_Font2"><text:span text:style-name="T9">Method Summary</text:span></text:span></text:p>
            </table:table-cell>
            <table:covered-table-cell/>
            <table:table-cell table:style-name="Table30.A1" office:value-type="string">
              <text:p text:style-name="P102"><text:span text:style-name="Page_20_Reference_20_Font"><text:span text:style-name="T14">Page</text:span></text:span></text:p>
            </table:table-cell>
          </table:table-row>
          <table:table-row table:style-name="Table30.1">
            <table:table-cell table:style-name="Table30.A2" office:value-type="string">
              <text:p text:style-name="P105"><text:span text:style-name="Code_20_Small1"><text:span text:style-name="T9">org.osgi.util.promise.Promise&lt;?&gt;</text:span></text:span></text:p>
            </table:table-cell>
            <table:table-cell table:style-name="Table30.A2" office:value-type="string">
              <text:p text:style-name="P106"><text:a xlink:type="simple" xlink:href="#r10" text:style-name="Internet_20_link" text:visited-style-name="Visited_20_Internet_20_Link"><text:span text:style-name="Code2"><text:span text:style-name="T20">async</text:span></text:span></text:a><text:span text:style-name="Code2"><text:span text:style-name="T9">(Method m, Object[] args)</text:span></text:span></text:p>
              <text:p text:style-name="P107">This method can be used by clients, or the Async service, to optimize Asynchronous execution of methods.</text:p>
            </table:table-cell>
            <table:table-cell table:style-name="Table30.C2" office:value-type="string">
              <text:p text:style-name="P104"><text:span text:style-name="Page_20_Reference_20_Font"><text:span text:style-name="T9"><text:bookmark-ref text:reference-format="page" text:ref-name="r10">21</text:bookmark-ref></text:span></text:span></text:p>
            </table:table-cell>
          </table:table-row>
          <table:table-row table:style-name="Table30.1">
            <table:table-cell table:style-name="Table30.A3" office:value-type="string">
              <text:p text:style-name="P105"><text:span text:style-name="Code_20_Small1"><text:span text:style-name="T9">boolean</text:span></text:span></text:p>
            </table:table-cell>
            <table:table-cell table:style-name="Table30.A3" office:value-type="string">
              <text:p text:style-name="P106"><text:a xlink:type="simple" xlink:href="#r11" text:style-name="Internet_20_link" text:visited-style-name="Visited_20_Internet_20_Link"><text:span text:style-name="Code2"><text:span text:style-name="T20">execute</text:span></text:span></text:a><text:span text:style-name="Code2"><text:span text:style-name="T9">(Method m, Object[] args)</text:span></text:span></text:p>
              <text:p text:style-name="P107">This method can be used by clients, or the Async service, to optimize Asynchronous execution of methods.</text:p>
            </table:table-cell>
            <table:table-cell table:style-name="Table30.C3" office:value-type="string">
              <text:p text:style-name="P104"><text:span text:style-name="Page_20_Reference_20_Font"><text:span text:style-name="T9"><text:bookmark-ref text:reference-format="page" text:ref-name="r11">22</text:bookmark-ref></text:span></text:span></text:p>
            </table:table-cell>
          </table:table-row>
        </table:table>
        <text:p text:style-name="P155">Method Detail</text:p>
        <text:p text:style-name="P117"><text:bookmark text:name="r101"/>async</text:p>
        <text:p text:style-name="P62"><text:span text:style-name="Code2">org.osgi.util.promise.Promise&lt;?&gt; </text:span><text:span text:style-name="Code2"><text:span text:style-name="T16">async</text:span></text:span><text:span text:style-name="Code2">(Method m,<text:line-break/>                                       Object[] args)<text:line-break/>                                throws Exception</text:span></text:p>
        <text:p text:style-name="P83"><text:span text:style-name="T23">This method can be used by clients, or the Async service, to optimize Asynchronous execution of methods. When called, the </text:span><text:a xlink:type="simple" xlink:href="#r12" text:style-name="Internet_20_link" text:visited-style-name="Visited_20_Internet_20_Link"><text:span text:style-name="Code2"><text:span text:style-name="T19">AsyncDelegate</text:span></text:span></text:a><text:span text:style-name="Default_20_Paragraph_20_Font"><text:span text:style-name="T23"> should execute the supplied method using the supplied arguments asynchronously, returning a promise that can be used to access the result. If the method cannot be executed asynchronously by the delegate then it should return </text:span></text:span><text:span text:style-name="Default_20_Paragraph_20_Font"><text:span text:style-name="T26">null</text:span></text:span><text:span text:style-name="Default_20_Paragraph_20_Font"><text:span text:style-name="T23">.</text:span></text:span></text:p>
        <text:p text:style-name="P88">Parameters:</text:p>
        <text:p text:style-name="P109"><text:span text:style-name="Code2">m</text:span><text:span text:style-name="Default_20_Paragraph_20_Font"><text:span text:style-name="T23"> - the method that should be asynchronously executed</text:span></text:span></text:p>
        <text:p text:style-name="P109"><text:span text:style-name="Code2">args</text:span><text:span text:style-name="Default_20_Paragraph_20_Font"><text:span text:style-name="T23"> - the arguments that should be used to invoke the method</text:span></text:span></text:p>
        <text:p text:style-name="P88">Returns:</text:p>
        <text:p text:style-name="P109"><text:span text:style-name="T23">A promise representing the asynchronous result, or </text:span><text:span text:style-name="T26">null</text:span><text:span text:style-name="T23"> if this method cannot be asynchronously invoked by the AsyncDelegate.</text:span></text:p>
        <text:p text:style-name="P88">Throws:</text:p>
        <text:p text:style-name="P109"><text:span text:style-name="Code2">Exception</text:span><text:span text:style-name="Default_20_Paragraph_20_Font"><text:span text:style-name="T23"> - An exception should be thrown only if there was an serious error that prevented the asynchronous call from starting, for example the supplied method does not exist on this object. Exceptions should not be thrown to indicate that the call does not support asynchronous invocation, instead the AsyncDelegate should return </text:span></text:span><text:span text:style-name="Default_20_Paragraph_20_Font"><text:span text:style-name="T26">null. Exceptions should also not be thrown to indicate a failure from the execution of the underlying method, this should be handled by failing the returned promise.</text:span></text:span></text:p>
        <text:p text:style-name="P113"/>
        <text:p text:style-name="P116"><text:bookmark text:name="r111"/>execute</text:p>
        <text:p text:style-name="P62"><text:span text:style-name="Code2">boolean </text:span><text:span text:style-name="Code2"><text:span text:style-name="T16">execute</text:span></text:span><text:span text:style-name="Code2">(Method m,<text:line-break/>                Object[] args)<text:line-break/>         throws Exception</text:span></text:p>
        <text:p text:style-name="P83"><text:span text:style-name="T23">This method can be used by clients, or the Async service, to optimize Asynchronous execution of methods. When called, the </text:span><text:a xlink:type="simple" xlink:href="#r12" text:style-name="Internet_20_link" text:visited-style-name="Visited_20_Internet_20_Link"><text:span text:style-name="Code2"><text:span text:style-name="T19">AsyncDelegate</text:span></text:span></text:a><text:span text:style-name="Default_20_Paragraph_20_Font"><text:span text:style-name="T23"> should execute the supplied method using the supplied arguments asynchronously. This method differs from </text:span></text:span><text:a xlink:type="simple" xlink:href="#r10" text:style-name="Internet_20_link" text:visited-style-name="Visited_20_Internet_20_Link"><text:span text:style-name="Code2"><text:span text:style-name="T19">async(Method, Object[])</text:span></text:span></text:a><text:span text:style-name="Default_20_Paragraph_20_Font"><text:span text:style-name="T23"> in that it does not return a promise. This method therefore allows the implementation to perform more aggressive optimisations because the end result of the invocation does not need to be returned to the client. If the method cannot be executed asynchronously by the delegate then it should return </text:span></text:span><text:span text:style-name="Default_20_Paragraph_20_Font"><text:span text:style-name="T26">false</text:span></text:span><text:span text:style-name="Default_20_Paragraph_20_Font"><text:span text:style-name="T23">.</text:span></text:span></text:p>
        <text:p text:style-name="P88"><text:soft-page-break/>Parameters:</text:p>
        <text:p text:style-name="P109"><text:span text:style-name="Code2">m</text:span><text:span text:style-name="Default_20_Paragraph_20_Font"><text:span text:style-name="T23"> - the method that should be asynchronously executed</text:span></text:span></text:p>
        <text:p text:style-name="P109"><text:span text:style-name="Code2">args</text:span><text:span text:style-name="Default_20_Paragraph_20_Font"><text:span text:style-name="T23"> - the arguments that should be used to invoke the method</text:span></text:span></text:p>
        <text:p text:style-name="P88">Returns:</text:p>
        <text:p text:style-name="P111">true if the asynchronous execution request has been accepted, or false if this method cannot be asynchronously invoked by the AsyncDelegate.</text:p>
        <text:p text:style-name="P88">Throws:</text:p>
        <text:p text:style-name="P109"><text:span text:style-name="Code2">Exception</text:span><text:span text:style-name="Default_20_Paragraph_20_Font"><text:span text:style-name="T23"> - An exception should be thrown only if there was an serious error that prevented the asynchronous call from starting, for example the supplied method does not exist on this object. Exceptions should not be thrown to indicate that the call does not support asynchronous invocation, instead the AsyncDelegate should return </text:span></text:span><text:span text:style-name="Default_20_Paragraph_20_Font"><text:span text:style-name="T26">false. Exceptions should also not be thrown to indicate a failure from the execution of the underlying method.</text:span></text:span></text:p>
        <text:section text:style-name="Sect2" text:name="Section2">
          <text:p text:style-name="P114"><text:span text:style-name="T25">Java API documentation generated with </text:span><text:a xlink:type="simple" xlink:href="http://www.filigris.com/products/docflex_javadoc/#docflex-doclet" text:style-name="Internet_20_link" text:visited-style-name="Visited_20_Internet_20_Link"><text:span text:style-name="T22">DocFlex/Doclet</text:span></text:a><text:span text:style-name="Default_20_Paragraph_20_Font"><text:span text:style-name="T25"> v1.5.6</text:span></text:span></text:p>
          <text:p text:style-name="P51"><text:span text:style-name="T25">DocFlex/Doclet is both a multi-format Javadoc doclet and a free edition of </text:span><text:a xlink:type="simple" xlink:href="http://www.filigris.com/products/docflex_javadoc/" text:style-name="Internet_20_link" text:visited-style-name="Visited_20_Internet_20_Link"><text:span text:style-name="T22">DocFlex/Javadoc</text:span></text:a><text:span text:style-name="Default_20_Paragraph_20_Font"><text:span text:style-name="T25">. If you need to customize your Javadoc without writing a full-blown doclet from scratch, DocFlex/Javadoc may be the only tool able to help you! Find out more at </text:span></text:span><text:a xlink:type="simple" xlink:href="http://www.docflex.com/" text:style-name="Internet_20_link" text:visited-style-name="Visited_20_Internet_20_Link"><text:span text:style-name="Default_20_Paragraph_20_Font"><text:span text:style-name="T22">www.docflex.com</text:span></text:span></text:a></text:p>
        </text:section>
      </text:section>
      <text:p text:style-name="Body"/>
      <text:h text:style-name="P144" text:outline-level="1">Considered Alternatives</text:h>
      <text:p text:style-name="Body">Initially this RFC used a builder model to create aggregate tasks. With the addition of the Promise API this is no longer necessary.</text:p>
      <text:h text:style-name="Heading_20_3" text:outline-level="3">Completing tasks</text:h>
      <text:p text:style-name="Body">Once a client has established a context then they can “complete” building the task using either the <text:span text:style-name="T1">launch()</text:span> method or <text:span text:style-name="T1">asPromise()</text:span> method. The <text:span text:style-name="T1">launch()</text:span> method is used for “Fire and Forget” style invocations, while the <text:span text:style-name="T1">asPromise()</text:span> method returns a <text:span text:style-name="T1">java.util.concurrent.Future</text:span>, typed appropriately for the return type of the asynchronous invocation.</text:p>
      <text:p text:style-name="Body">Once one of the “completion” methods has been invoked the asynchronous task should begin executing. The real service object should be obtained by the Async Service implementation by using the client's <text:span text:style-name="T1">BundleContext</text:span> to call <text:span text:style-name="T1">getService()</text:span> on the <text:span text:style-name="T1">ServiceReference</text:span> used to create the async <text:span text:style-name="T10">mediator</text:span>.</text:p>
      <text:p text:style-name="P9">Example – Fire and Forget:</text:p>
      <text:p text:style-name="P20">private Async asyncService;</text:p>
      <text:p text:style-name="P23">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9"><text:s text:c="4"/>asyncService.build(<text:span text:style-name="T4">mediator</text:span>.contains(“badEntry”)).launch();</text:p>
      <text:p text:style-name="P21">}</text:p>
      <text:p text:style-name="P9">Example – With a promise:</text:p>
      <text:p text:style-name="P22"><text:soft-page-break/>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9"><text:s text:c="4"/>Future&lt;Boolean&gt; futureResult = asyncService</text:p>
      <text:p text:style-name="P30">.build(<text:span text:style-name="T4">mediator</text:span>.contains(“badEntry”)).asPromise();</text:p>
      <text:p text:style-name="P43">...</text:p>
      <text:p text:style-name="P45">}</text:p>
      <text:p text:style-name="Body">The <text:span text:style-name="T1">Future</text:span> returned by the asPromise() method must obey the Java contracts for Futures. It must:</text:p>
      <text:list xml:id="list6400792518457956226" text:style-name="L13">
        <text:list-item>
          <text:p text:style-name="P138">be thread safe, </text:p>
        </text:list-item>
        <text:list-item>
          <text:p text:style-name="P138">Implement a cancel method that should make a best-effort to cancel or prevent the execution of the asynchronous invocation.</text:p>
        </text:list-item>
        <text:list-item>
          <text:p text:style-name="P138">provide a blocking get methods which returns the result of the execution</text:p>
        </text:list-item>
        <text:list-item>
          <text:p text:style-name="P138">throw an ExecutionException from the get methods, wrapping the real failure, if the asynchronous invocation threw an Exception</text:p>
        </text:list-item>
        <text:list-item>
          <text:p text:style-name="P138">throw a CancellationException from the get methods if the Future was cancelled</text:p>
        </text:list-item>
        <text:list-item>
          <text:p text:style-name="P138">Provide methods for determining whether a Future is finished, and whether it has been cancelled.</text:p>
        </text:list-item>
      </text:list>
      <text:h text:style-name="Heading_20_3" text:outline-level="3">Registering Callbacks</text:h>
      <text:p text:style-name="Body">Having established a context, a client may register callbacks with the asynchronous services implementation. </text:p>
      <text:p text:style-name="Body">There are three kinds of callback:</text:p>
      <text:list xml:id="list2779148590397815890" text:style-name="L14">
        <text:list-item>
          <text:p text:style-name="P139">Success Callbacks – these are called with the result of the asynchronous invocation, if it returned normally. Implements the <text:span text:style-name="T1">org.osgi.service.async.SuccessCallback</text:span> interface.</text:p>
        </text:list-item>
        <text:list-item>
          <text:p text:style-name="P139">Failure Callbacks – these are called with the exception thrown by the asynchronous invocation, if it returned exceptionally. Implements the <text:span text:style-name="T1">org.osgi.service.async.FailureCallback</text:span> interface.</text:p>
        </text:list-item>
        <text:list-item>
          <text:p text:style-name="P139"><text:span text:style-name="T10">Completion</text:span> Callbacks – these are always called after the asynchronous invocation has completed. <text:span text:style-name="T10">Completion</text:span> Callbacks will be made after any success or failure callbacks have been made. Implements the <text:span text:style-name="T1">org.osgi.service.async.</text:span><text:span text:style-name="T11">Completion</text:span><text:span text:style-name="T1">Callback</text:span> interface.</text:p>
        </text:list-item>
      </text:list>
      <text:p text:style-name="Body">All three callback interfaces follow the Single Abstract Method principle, which means that they are able to be substituted for lambda expressions in Java 8.</text:p>
      <text:p text:style-name="Body">Callbacks can be registered against the asynchronous invocation represented by the current context using the <text:span text:style-name="T1">onSuccess()</text:span>, <text:span text:style-name="T1">onFailure()</text:span> and <text:span text:style-name="T1">onCompletion()</text:span> methods:</text:p>
      <text:p text:style-name="P9">Example:</text:p>
      <text:p text:style-name="P22">private Async asyncService;</text:p>
      <text:p text:style-name="P26">private ServiceReference&lt;List&gt; listRef;</text:p>
      <text:p text:style-name="P25">@Reference</text:p>
      <text:p text:style-name="P25">synchronized void setAsync(Async async) {</text:p>
      <text:p text:style-name="P25"><text:soft-page-break/><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4"><text:s text:c="4"/>asyncService.build(<text:span text:style-name="T4">mediator</text:span>.remove(“badEntry”))</text:p>
      <text:p text:style-name="P46">.onSuccess(new MySuccessCallback())</text:p>
      <text:p text:style-name="P46">.onFailure(new MyFailureCallback())</text:p>
      <text:p text:style-name="P46">.<text:span text:style-name="T4">onCompletion</text:span>(new My<text:span text:style-name="T4">Completion</text:span>Callback()).launch();</text:p>
      <text:p text:style-name="P47">}</text:p>
      <text:p text:style-name="P13">Callbacks may also be used in conjunction with the <text:span text:style-name="T1">asPromise()</text:span> method.</text:p>
      <text:h text:style-name="Heading_20_2" text:outline-level="2">More complex tasks</text:h>
      <text:h text:style-name="Heading_20_3" text:outline-level="3">Running in Parallel</text:h>
      <text:p text:style-name="Body">Most commonly asynchronous invocations are used to run multiple tasks in parallel. This can be achieved using the <text:span text:style-name="T1">parallel()</text:span> method to establish a new context. Once a new context has been established any calls to <text:span text:style-name="T1">onSuccess()</text:span>, <text:span text:style-name="T1">onFailure()</text:span> or <text:span text:style-name="T11">onCompletion</text:span><text:span text:style-name="T1">()</text:span> will be applied to the new context.</text:p>
      <text:p text:style-name="Body">Any parallel asynchronous invocations in an Asynchronous task are eligible to be run in parallel with the preceding asynchronous invocation. Note that this does not mean that the tasks will definitely run in parallel, for example there may be insufficient worker threads available to run additional tasks.</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4"><text:s text:c="4"/>List <text:span text:style-name="T4">mediator</text:span> = asyncService.<text:span text:style-name="T4">createAsyncMediator</text:span>(ref);</text:p>
      <text:p text:style-name="P24"><text:s text:c="4"/>asyncService.build(<text:span text:style-name="T4">mediator</text:span>.contains(“badEntry”))</text:p>
      <text:p text:style-name="P46">.onSuccess(new MySuccessCallback()) //Applies to “badEntry”</text:p>
      <text:p text:style-name="P46">.parallel(<text:span text:style-name="T4">mediator</text:span>.contains(“goodEntry”)) </text:p>
      <text:p text:style-name="P46">.onSuccess(new AnotherSuccessCallback()) // Applies to “goodEntry”</text:p>
      <text:p text:style-name="P46">.launch();</text:p>
      <text:p text:style-name="P48">}</text:p>
      <text:p text:style-name="P32"/>
      <text:h text:style-name="Heading_20_3" text:outline-level="3">Running sequentially</text:h>
      <text:p text:style-name="Body">Sometimes asynchronous invocations have an implicit ordering requirement. In this case a single task can be created that only starts running an invocation after the previous invocation has successfully completed. This is accomplished by using the <text:span text:style-name="T1">then()</text:span> method to establish a new context. This works in the same way as the <text:span text:style-name="T1">parallel()</text:span> method, but the new asynchronous invocation is only eligible to run after the previous task returns</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soft-page-break/>}</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4"><text:s text:c="4"/>asyncService.build(<text:span text:style-name="T4">mediator</text:span>.remove(“badEntry”))</text:p>
      <text:p text:style-name="P46">.then(<text:span text:style-name="T4">mediator</text:span>.contains(“badEntry”)) </text:p>
      <text:p text:style-name="P46">.onSuccess(new AnotherSuccessCallback()) // Applies to contains()</text:p>
      <text:p text:style-name="P46">.launch();</text:p>
      <text:p text:style-name="P47">}</text:p>
      <text:h text:style-name="Heading_20_3" text:outline-level="3">Waiting for previous invocations</text:h>
      <text:p text:style-name="Body">Sometimes it is not enough to wait for a single asynchronous invocation to complete, and instead you need to wait for a group of tasks to complete before continuing. In this case the <text:span text:style-name="T1">afterAll()</text:span> method establishes a new asynchronous invocation context that is only eligible to execute after all previous asynchronous invocations have completed.</text:p>
      <text:p text:style-name="P9">Example:</text:p>
      <text:p text:style-name="P22">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4"><text:s text:c="4"/>List <text:span text:style-name="T4">mediator</text:span> = asyncService.<text:span text:style-name="T4">createAsyncMediator</text:span>(ref);</text:p>
      <text:p text:style-name="P24"><text:s text:c="4"/>asyncService.build(<text:span text:style-name="T4">mediator</text:span>.contains(“badEntry”))</text:p>
      <text:p text:style-name="P46">.onSuccess(new MySuccessCallback())</text:p>
      <text:p text:style-name="P46">.parallel(<text:span text:style-name="T4">mediator</text:span>.contains(“goodEntry”)) </text:p>
      <text:p text:style-name="P46">.onSuccess(new AnotherSuccessCallback())</text:p>
      <text:p text:style-name="P46">.afterAll(<text:span text:style-name="T4">mediator</text:span>.addAll(Arrays.asList(“goodEntry”, “badEntry”)) </text:p>
      <text:p text:style-name="P46">.launch();</text:p>
      <text:p text:style-name="P48">}</text:p>
      <text:p text:style-name="Body"/>
      <text:h text:style-name="Heading_20_3" text:outline-level="3">Receiving multiple promises</text:h>
      <text:p text:style-name="Body">Some clients that issue multi-invocation asynchronous tasks will wish to consume the results of their asynchronous invocations using the <text:span text:style-name="T1">Future</text:span> API. Therefore the <text:span text:style-name="T1">org.osgi.service.async.AsyncCompleter</text:span> interface defines an <text:span text:style-name="T1">asPromises()</text:span> method that completes the asynchronous task, returning a <text:span text:style-name="T1">List</text:span> of <text:span text:style-name="T1">Future</text:span> objects, representing the completions of each asynchronous invocation in the task. The order of the objects in the <text:span text:style-name="T1">List</text:span> is the same as the order in which the client created the asynchronous invocation contexts that make up the task. </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text:soft-page-break/>public synchronized void doStuff() {</text:p>
      <text:p text:style-name="P24"><text:s text:c="4"/>List <text:span text:style-name="T4">mediator</text:span> = asyncService.<text:span text:style-name="T4">createAsyncMediator</text:span>(ref);</text:p>
      <text:p text:style-name="P24"><text:s text:c="4"/>List&lt;Future&lt;?&gt;&gt; promises = asyncService</text:p>
      <text:p text:style-name="P24"><text:s text:c="11"/>.build(<text:span text:style-name="T4">mediator</text:span>.contains(“badEntry”))</text:p>
      <text:p text:style-name="P46">.parallel(<text:span text:style-name="T4">mediator</text:span>.contains(“goodEntry”)) </text:p>
      <text:p text:style-name="P46">.parallel(<text:span text:style-name="T4">mediator</text:span>.contains(“anotherEntry”))</text:p>
      <text:p text:style-name="P46">.asPromises(); //List is in the order 'bad, good, another'</text:p>
      <text:p text:style-name="P47"><text:s text:c="4"/>...</text:p>
      <text:p text:style-name="P47">}</text:p>
      <text:h text:style-name="Heading_20_3" text:outline-level="3">Registering aggregate callbacks</text:h>
      <text:p text:style-name="Body">It can be useful for clients to receive notifications about the overall progress of an asynchronous task, rather than about its individual elements. To support this use case the <text:span text:style-name="T1">AsynchronousBuilder</text:span> interface declares the <text:span text:style-name="T1">andFinally()</text:span> method, which establishes a special context. This context represents the entire asynchronous task, not just a single asynchronous invocation within the task. This means that any callbacks registered using <text:span text:style-name="T1">onSuccess()</text:span> or <text:span text:style-name="T11">onCompletion</text:span><text:span text:style-name="T1">()</text:span><text:span text:style-name="T3"> will be called when the entire task has completed. Success callbacks will be called with a null argument. Failure callbacks registered with </text:span><text:span text:style-name="T1">onFailure()</text:span><text:span text:style-name="T3"> will receive callbacks immediately </text:span><text:span text:style-name="T3">when any of the asynchronous invocations that make up the asynchronous task fail. This means that the failure callback may be called multiple times, possibly concurrently.</text:span></text:p>
      <text:p text:style-name="P5">It is supported to use aggregate callbacks as well as callbacks on individual asynchronous invocations.</text:p>
      <text:p text:style-name="P9">Example:</text:p>
      <text:p text:style-name="P23">private Async asyncService;</text:p>
      <text:p text:style-name="P26">private ServiceReference&lt;List&gt; listRef;</text:p>
      <text:p text:style-name="P25">@Reference</text:p>
      <text:p text:style-name="P25">synchronized void setAsync(Async async) {</text:p>
      <text:p text:style-name="P25"><text:s text:c="3"/>asyncService = async;</text:p>
      <text:p text:style-name="P26">}</text:p>
      <text:p text:style-name="P25">@Reference(service = List.class)</text:p>
      <text:p text:style-name="P25">synchronized void setList(ServiceReference&lt;List&gt; list) {</text:p>
      <text:p text:style-name="P25"><text:s text:c="3"/>listRef = list;</text:p>
      <text:p text:style-name="P26">}</text:p>
      <text:p text:style-name="P25">public synchronized void doStuff() {</text:p>
      <text:p text:style-name="P25"><text:s text:c="4"/>List <text:span text:style-name="T4">mediator</text:span> = asyncService.<text:span text:style-name="T4">createAsyncMediator</text:span>(ref);</text:p>
      <text:p text:style-name="P24"><text:s text:c="4"/>List&lt;Future&lt;?&gt;&gt; promises = asyncService.build(<text:span text:style-name="T4">mediator</text:span>.contains(“badEntry”))</text:p>
      <text:p text:style-name="P46">.parallel(<text:span text:style-name="T4">mediator</text:span>.contains(“goodEntry”)) </text:p>
      <text:p text:style-name="P46">.parallel(<text:span text:style-name="T4">mediator</text:span>.contains(“anotherEntry”))</text:p>
      <text:p text:style-name="P46">.andFinally().<text:span text:style-name="T4">onCompletion</text:span>(new AllChecksFinished())</text:p>
      <text:p text:style-name="P46"><text:span text:style-name="T3">.</text:span>asPromises(); //List is in the order 'bad, good, another'</text:p>
      <text:p text:style-name="P49"><text:s text:c="4"/>...</text:p>
      <text:p text:style-name="P48">}</text:p>
      <text:p text:style-name="P14"/>
      <text:h text:style-name="P144" text:outline-level="1">Security Considerations</text:h>
      <text:p text:style-name="Body">Asynchronous Services implementations must be careful to avoid elevating the privileges of client bundles when calling services asynchronously. This means that the implementation must:</text:p>
      <text:list xml:id="list5922823953669071586" text:style-name="L15">
        <text:list-item>
          <text:p text:style-name="P140">Use the client bundle to load interfaces when generating the asynchronous <text:span text:style-name="T10">mediator</text:span>. This prevents clients from gaining access to interfaces they would not normally be permitted to import.</text:p>
        </text:list-item>
        <text:list-item>
          <text:p text:style-name="P140"><text:soft-page-break/>Use the client's bundle context when retrieving the target service. This prevents the client bundle from being able to make calls on a service object that they would normally be forbidden from obtaining.</text:p>
        </text:list-item>
      </text:list>
      <text:p text:style-name="Body"/>
      <text:p text:style-name="Body">Further security considerations can be addressed using normal OSGi security rules, access to the Async service can be controlled using ServicePermission[Async, GET].</text:p>
      <text:h text:style-name="P144" text:outline-level="1">Document Support</text:h>
      <text:h text:style-name="P148" text:outline-level="2">References</text:h>
      <text:list xml:id="list6988646575182321822" text:style-name="WW8Num3">
        <text:list-item>
          <text:p text:style-name="P147"><text:bookmark-start text:name="_Ref493020620"/>Bradner, S., Key words for use in RFCs to Indicate Requirement Levels, RFC2119, March 1997.<text:bookmark-end text:name="_Ref493020620"/></text:p>
        </text:list-item>
        <text:list-item>
          <text:p text:style-name="P147">Software Requirements &amp; Specifications. Michael Jackson. ISBN 0-201-87712-0</text:p>
        </text:list-item>
      </text:list>
      <text:p text:style-name="P42"/>
      <text:h text:style-name="P148" text:outline-level="2">Author’s Address</text:h>
      <text:p text:style-name="P10"/>
      <table:table table:name="Table29" table:style-name="Table29">
        <table:table-column table:style-name="Table29.A"/>
        <table:table-column table:style-name="Table29.B"/>
        <table:table-row table:style-name="Table29.1">
          <table:table-cell table:style-name="Table29.A1" office:value-type="string">
            <text:p text:style-name="P34">Name</text:p>
          </table:table-cell>
          <table:table-cell table:style-name="Table29.B1" office:value-type="string">
            <text:p text:style-name="P34">Tim Ward</text:p>
          </table:table-cell>
        </table:table-row>
        <table:table-row table:style-name="Table29.1">
          <table:table-cell table:style-name="Table29.A1" office:value-type="string">
            <text:p text:style-name="P34">Company</text:p>
          </table:table-cell>
          <table:table-cell table:style-name="Table29.B1" office:value-type="string">
            <text:p text:style-name="P34">Paremus Ltd</text:p>
          </table:table-cell>
        </table:table-row>
        <table:table-row table:style-name="Table29.1">
          <table:table-cell table:style-name="Table29.A1" office:value-type="string">
            <text:p text:style-name="P34">Address</text:p>
          </table:table-cell>
          <table:table-cell table:style-name="Table29.B1" office:value-type="string">
            <text:p text:style-name="P34"/>
          </table:table-cell>
        </table:table-row>
        <table:table-row table:style-name="Table29.1">
          <table:table-cell table:style-name="Table29.A1" office:value-type="string">
            <text:p text:style-name="P34">Voice</text:p>
          </table:table-cell>
          <table:table-cell table:style-name="Table29.B1" office:value-type="string">
            <text:p text:style-name="P34"/>
          </table:table-cell>
        </table:table-row>
        <table:table-row table:style-name="Table29.1">
          <table:table-cell table:style-name="Table29.A1" office:value-type="string">
            <text:p text:style-name="P37">e-mail</text:p>
          </table:table-cell>
          <table:table-cell table:style-name="Table29.B1" office:value-type="string">
            <text:p text:style-name="P37">tim.ward@paremus.com</text:p>
          </table:table-cell>
        </table:table-row>
      </table:table>
      <text:p text:style-name="P10"/>
      <text:h text:style-name="P148" text:outline-level="2">Acronyms and Abbreviations</text:h>
      <text:p text:style-name="P10"/>
      <text:h text:style-name="P148" text:outline-level="2">End of Document</text:h>
      <text:p text:style-name="P10"><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bullet text:level="1" text:style-name="RTF_5f_Num_20_2_20_1" style:num-suffix="." text:bullet-char="">
        <style:list-level-properties text:space-before="0.75in" text:min-label-width="0.25in"/>
        <style:text-properties style:font-name="Symbol1"/>
      </text:list-level-style-bullet>
      <text:list-level-style-bullet text:level="2" text:style-name="RTF_5f_Num_20_2_20_1" style:num-suffix="." text:bullet-char="">
        <style:list-level-properties text:space-before="1.75in" text:min-label-width="0.25in"/>
        <style:text-properties style:font-name="Symbol1"/>
      </text:list-level-style-bullet>
      <text:list-level-style-bullet text:level="3" text:style-name="RTF_5f_Num_20_2_20_1" style:num-suffix="." text:bullet-char="">
        <style:list-level-properties text:space-before="2.75in" text:min-label-width="0.25in"/>
        <style:text-properties style:font-name="Symbol1"/>
      </text:list-level-style-bullet>
      <text:list-level-style-bullet text:level="4" text:style-name="RTF_5f_Num_20_2_20_1" style:num-suffix="." text:bullet-char="">
        <style:list-level-properties text:space-before="3.75in" text:min-label-width="0.25in"/>
        <style:text-properties style:font-name="Symbol1"/>
      </text:list-level-style-bullet>
      <text:list-level-style-bullet text:level="5" text:style-name="RTF_5f_Num_20_2_20_1" style:num-suffix="." text:bullet-char="">
        <style:list-level-properties text:space-before="4.75in" text:min-label-width="0.25in"/>
        <style:text-properties style:font-name="Symbol1"/>
      </text:list-level-style-bullet>
      <text:list-level-style-bullet text:level="6" text:style-name="RTF_5f_Num_20_2_20_1" style:num-suffix="." text:bullet-char="">
        <style:list-level-properties text:space-before="5.75in" text:min-label-width="0.25in"/>
        <style:text-properties style:font-name="Symbol1"/>
      </text:list-level-style-bullet>
      <text:list-level-style-bullet text:level="7" text:style-name="RTF_5f_Num_20_2_20_1" style:num-suffix="." text:bullet-char="">
        <style:list-level-properties text:space-before="6.75in" text:min-label-width="0.25in"/>
        <style:text-properties style:font-name="Symbol1"/>
      </text:list-level-style-bullet>
      <text:list-level-style-bullet text:level="8" text:style-name="RTF_5f_Num_20_2_20_1" style:num-suffix="." text:bullet-char="">
        <style:list-level-properties text:space-before="7.75in" text:min-label-width="0.25in"/>
        <style:text-properties style:font-name="Symbol1"/>
      </text:list-level-style-bullet>
      <text:list-level-style-bullet text:level="9" text:style-name="RTF_5f_Num_20_2_20_1" style:num-suffix="." text:bullet-char="">
        <style:list-level-properties text:space-before="8.75in" text:min-label-width="0.25in"/>
        <style:text-properties style:font-name="Symbol1"/>
      </text:list-level-style-bullet>
      <text:list-level-style-bullet text:level="10" text:style-name="RTF_5f_Num_20_2_20_1" style:num-suffix="." text:bullet-char="">
        <style:list-level-properties text:space-before="9.75in" text:min-label-width="0.25in"/>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7.0896in" table:align="left" style:writing-mode="lr-tb"/>
    </style:style>
    <style:style style:name="Table3.A" style:family="table-column">
      <style:table-column-properties style:column-width="5.5354in"/>
    </style:style>
    <style:style style:name="Table3.B" style:family="table-column">
      <style:table-column-properties style:column-width="1.5542in"/>
    </style:style>
    <style:style style:name="Table3.1" style:family="table-row">
      <style:table-row-properties style:keep-together="true" fo:keep-together="auto"/>
    </style:style>
    <style:style style:name="Table3.A1" style:family="table-cell">
      <style:table-cell-properties fo:padding="0in" fo:border-left="none" fo:border-right="none" fo:border-top="0.0007in solid #000000" fo:border-bottom="none"/>
    </style:style>
    <style:style style:name="Table1" style:family="table">
      <style:table-properties style:width="7.0896in"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2" style:family="table">
      <style:table-properties style:width="7.0896in" table:align="left" style:writing-mode="lr-tb"/>
    </style:style>
    <style:style style:name="Table2.A" style:family="table-column">
      <style:table-column-properties style:column-width="5.5354in"/>
    </style:style>
    <style:style style:name="Table2.B" style:family="table-column">
      <style:table-column-properties style:column-width="1.5542in"/>
    </style:style>
    <style:style style:name="Table2.1" style:family="table-row">
      <style:table-row-properties style:keep-together="true" fo:keep-together="auto"/>
    </style:style>
    <style:style style:name="Table4" style:family="table">
      <style:table-properties style:width="7.0896in" table:align="left" style:writing-mode="lr-tb"/>
    </style:style>
    <style:style style:name="Table4.A" style:family="table-column">
      <style:table-column-properties style:column-width="5.5354in"/>
    </style:style>
    <style:style style:name="Table4.B" style:family="table-column">
      <style:table-column-properties style:column-width="1.5542in"/>
    </style:style>
    <style:style style:name="Table4.1" style:family="table-row">
      <style:table-row-properties style:keep-together="true" fo:keep-together="auto"/>
    </style:style>
    <style:style style:name="Table5" style:family="table">
      <style:table-properties style:width="7.0896in" table:align="left" style:writing-mode="lr-tb"/>
    </style:style>
    <style:style style:name="Table5.A" style:family="table-column">
      <style:table-column-properties style:column-width="5.5354in"/>
    </style:style>
    <style:style style:name="Table5.B" style:family="table-column">
      <style:table-column-properties style:column-width="1.5542in"/>
    </style:style>
    <style:style style:name="Table5.1" style:family="table-row">
      <style:table-row-properties style:keep-together="true" fo:keep-together="auto"/>
    </style:style>
    <style:style style:name="Table6" style:family="table">
      <style:table-properties style:width="7.0896in"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7" style:family="table">
      <style:table-properties style:width="7.0896in" table:align="left" style:writing-mode="lr-tb"/>
    </style:style>
    <style:style style:name="Table7.A" style:family="table-column">
      <style:table-column-properties style:column-width="5.5354in"/>
    </style:style>
    <style:style style:name="Table7.B" style:family="table-column">
      <style:table-column-properties style:column-width="1.5542in"/>
    </style:style>
    <style:style style:name="Table7.1" style:family="table-row">
      <style:table-row-properties style:keep-together="true" fo:keep-together="auto"/>
    </style:style>
    <style:style style:name="Table8" style:family="table">
      <style:table-properties style:width="7.0896in"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9" style:family="table">
      <style:table-properties style:width="7.0896in" table:align="left" style:writing-mode="lr-tb"/>
    </style:style>
    <style:style style:name="Table9.A" style:family="table-column">
      <style:table-column-properties style:column-width="5.5354in"/>
    </style:style>
    <style:style style:name="Table9.B" style:family="table-column">
      <style:table-column-properties style:column-width="1.5542in"/>
    </style:style>
    <style:style style:name="Table9.1" style:family="table-row">
      <style:table-row-properties style:keep-together="true" fo:keep-together="auto"/>
    </style:style>
    <style:style style:name="Table10" style:family="table">
      <style:table-properties style:width="7.0896in" table:align="left" style:writing-mode="lr-tb"/>
    </style:style>
    <style:style style:name="Table10.A" style:family="table-column">
      <style:table-column-properties style:column-width="5.5354in"/>
    </style:style>
    <style:style style:name="Table10.B" style:family="table-column">
      <style:table-column-properties style:column-width="1.5542in"/>
    </style:style>
    <style:style style:name="Table10.1" style:family="table-row">
      <style:table-row-properties style:keep-together="true" fo:keep-together="auto"/>
    </style:style>
    <style:style style:name="Table11" style:family="table">
      <style:table-properties style:width="7.0896in"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2" style:family="table">
      <style:table-properties style:width="7.0896in" table:align="left" style:writing-mode="lr-tb"/>
    </style:style>
    <style:style style:name="Table12.A" style:family="table-column">
      <style:table-column-properties style:column-width="5.5354in"/>
    </style:style>
    <style:style style:name="Table12.B" style:family="table-column">
      <style:table-column-properties style:column-width="1.5542in"/>
    </style:style>
    <style:style style:name="Table12.1" style:family="table-row">
      <style:table-row-properties style:keep-together="true" fo:keep-together="auto"/>
    </style:style>
    <style:style style:name="MP1" style:family="paragraph" style:parent-style-name="Standard">
      <style:paragraph-properties fo:margin-top="0.111in" fo:margin-bottom="0in"/>
    </style:style>
    <style:style style:name="MP2" style:family="paragraph" style:parent-style-name="Standard">
      <style:paragraph-properties fo:text-align="start" style:justify-single-word="false" fo:padding="0in" fo:border-left="none" fo:border-right="none" fo:border-top="none" fo:border-bottom="0.0008in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236in" fo:margin-bottom="0.0236in" fo:text-align="end" style:justify-single-word="false" style:text-autospace="none"/>
      <style:text-properties fo:color="#000000" fo:font-size="10pt" fo:font-style="italic" style:font-size-asian="10pt" style:font-style-asian="italic" style:font-size-complex="10pt" style:font-style-complex="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8"><draw:image xlink:href="Pictures/1000020100000427000001D8328612BC.png" xlink:type="simple" xlink:show="embed" xlink:actuate="onLoad"/></draw:frame><text:tab/><text:user-defined style:data-style-name="N0" text:name="RFC Title">RFC 206 - Asynchronous Services</text:user-defined><text:tab/>Page <text:page-number text:select-page="current">38</text:page-number> of <text:page-count style:num-format="1">49</text:page-count></text:p>
        <text:p text:style-name="Header"/>
        <text:p text:style-name="Header"><text:tab/>Final<text:tab/> <text:modification-date style:data-style-name="N76">January 30, 2015</text:modification-date></text:p>
      </style:header>
      <style:footer>
        <text:p text:style-name="Footer">Copyright © OSGi Alliance <text:modification-date style:data-style-name="N11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5</text:modification-date></text:p>
      </style:footer>
    </style:master-page>
    <style:master-page style:name="Convert_20_0" style:display-name="Convert 0" style:page-layout-name="Mpm2">
      <style:header>
        <text:p text:style-name="MP2">Package org.osgi.service.async</text:p>
      </style:header>
      <style:footer>
        <table:table table:name="Table3" table:style-name="Table3">
          <table:table-column table:style-name="Table3.A"/>
          <table:table-column table:style-name="Table3.B"/>
          <table:table-row table:style-name="Table3.1">
            <table:table-cell table:style-name="Table3.A1" office:value-type="string">
              <text:p text:style-name="MP3">OSGi Javadoc -- 11/8/13</text:p>
            </table:table-cell>
            <table:table-cell table:style-name="Table3.A1" office:value-type="string">
              <text:p text:style-name="MP4">Page <text:page-number style:num-format="1" text:select-page="current"/> of <text:page-count style:num-format="1">49</text:page-count></text:p>
            </table:table-cell>
          </table:table-row>
        </table:table>
      </style:footer>
    </style:master-page>
    <style:master-page style:name="Convert_20_1" style:display-name="Convert 1" style:page-layout-name="Mpm2">
      <style:header>
        <text:p text:style-name="MP2">Interface AlwaysCallback</text:p>
      </style:header>
      <style:footer>
        <table:table table:name="Table1" table:style-name="Table1">
          <table:table-column table:style-name="Table1.A"/>
          <table:table-column table:style-name="Table1.B"/>
          <table:table-row table:style-name="Table1.1">
            <table:table-cell office:value-type="string">
              <text:p text:style-name="MP3">OSGi Javadoc -- 11/8/13</text:p>
            </table:table-cell>
            <table:table-cell office:value-type="string">
              <text:p text:style-name="MP4">Page <text:page-number style:num-format="1" text:select-page="current">39</text:page-number> of <text:page-count style:num-format="1">49</text:page-count></text:p>
            </table:table-cell>
          </table:table-row>
        </table:table>
      </style:footer>
    </style:master-page>
    <style:master-page style:name="Convert_20_2" style:display-name="Convert 2" style:page-layout-name="Mpm2">
      <style:header>
        <text:p text:style-name="MP2">Interface Async</text:p>
      </style:header>
      <style:footer>
        <table:table table:name="Table2" table:style-name="Table2">
          <table:table-column table:style-name="Table2.A"/>
          <table:table-column table:style-name="Table2.B"/>
          <table:table-row table:style-name="Table2.1">
            <table:table-cell office:value-type="string">
              <text:p text:style-name="MP3">OSGi Javadoc -- 11/8/13</text:p>
            </table:table-cell>
            <table:table-cell office:value-type="string">
              <text:p text:style-name="MP4">Page <text:page-number style:num-format="1" text:select-page="current">42</text:page-number> of <text:page-count style:num-format="1">49</text:page-count></text:p>
            </table:table-cell>
          </table:table-row>
        </table:table>
      </style:footer>
    </style:master-page>
    <style:master-page style:name="Convert_20_3" style:display-name="Convert 3" style:page-layout-name="Mpm2">
      <style:header>
        <text:p text:style-name="MP2">Interface AsyncBuilder</text:p>
      </style:header>
      <style:footer>
        <table:table table:name="Table4" table:style-name="Table4">
          <table:table-column table:style-name="Table4.A"/>
          <table:table-column table:style-name="Table4.B"/>
          <table:table-row table:style-name="Table4.1">
            <table:table-cell office:value-type="string">
              <text:p text:style-name="MP3">OSGi Javadoc -- 11/8/13</text:p>
            </table:table-cell>
            <table:table-cell office:value-type="string">
              <text:p text:style-name="MP4">Page <text:page-number style:num-format="1" text:select-page="current">49</text:page-number> of <text:page-count style:num-format="1">49</text:page-count></text:p>
            </table:table-cell>
          </table:table-row>
        </table:table>
      </style:footer>
    </style:master-page>
    <style:master-page style:name="Convert_20_4" style:display-name="Convert 4" style:page-layout-name="Mpm2">
      <style:header>
        <text:p text:style-name="MP2">Interface AsyncCompleter</text:p>
      </style:header>
      <style:footer>
        <table:table table:name="Table5" table:style-name="Table5">
          <table:table-column table:style-name="Table5.A"/>
          <table:table-column table:style-name="Table5.B"/>
          <table:table-row table:style-name="Table5.1">
            <table:table-cell office:value-type="string">
              <text:p text:style-name="MP3">OSGi Javadoc -- 11/8/13</text:p>
            </table:table-cell>
            <table:table-cell office:value-type="string">
              <text:p text:style-name="MP4">Page <text:page-number style:num-format="1" text:select-page="current">22</text:page-number> of <text:page-count style:num-format="1">49</text:page-count></text:p>
            </table:table-cell>
          </table:table-row>
        </table:table>
      </style:footer>
    </style:master-page>
    <style:master-page style:name="Convert_20_5" style:display-name="Convert 5" style:page-layout-name="Mpm2">
      <style:header>
        <text:p text:style-name="MP2">Class AsyncException</text:p>
      </style:header>
      <style:footer>
        <table:table table:name="Table6" table:style-name="Table6">
          <table:table-column table:style-name="Table6.A"/>
          <table:table-column table:style-name="Table6.B"/>
          <table:table-row table:style-name="Table6.1">
            <table:table-cell office:value-type="string">
              <text:p text:style-name="MP3">OSGi Javadoc -- 11/8/13</text:p>
            </table:table-cell>
            <table:table-cell office:value-type="string">
              <text:p text:style-name="MP4">Page <text:page-number style:num-format="1" text:select-page="current">25</text:page-number> of <text:page-count style:num-format="1">49</text:page-count></text:p>
            </table:table-cell>
          </table:table-row>
        </table:table>
      </style:footer>
    </style:master-page>
    <style:master-page style:name="Convert_20_6" style:display-name="Convert 6" style:page-layout-name="Mpm2">
      <style:header>
        <text:p text:style-name="MP2">Interface FailureCallback</text:p>
      </style:header>
      <style:footer>
        <table:table table:name="Table7" table:style-name="Table7">
          <table:table-column table:style-name="Table7.A"/>
          <table:table-column table:style-name="Table7.B"/>
          <table:table-row table:style-name="Table7.1">
            <table:table-cell office:value-type="string">
              <text:p text:style-name="MP3">OSGi Javadoc -- 11/8/13</text:p>
            </table:table-cell>
            <table:table-cell office:value-type="string">
              <text:p text:style-name="MP4">Page <text:page-number style:num-format="1" text:select-page="current">26</text:page-number> of <text:page-count style:num-format="1">49</text:page-count></text:p>
            </table:table-cell>
          </table:table-row>
        </table:table>
      </style:footer>
    </style:master-page>
    <style:master-page style:name="Convert_20_7" style:display-name="Convert 7" style:page-layout-name="Mpm2">
      <style:header>
        <text:p text:style-name="MP2">Interface SuccessCallback</text:p>
      </style:header>
      <style:footer>
        <table:table table:name="Table8" table:style-name="Table8">
          <table:table-column table:style-name="Table8.A"/>
          <table:table-column table:style-name="Table8.B"/>
          <table:table-row table:style-name="Table8.1">
            <table:table-cell office:value-type="string">
              <text:p text:style-name="MP3">OSGi Javadoc -- 11/8/13</text:p>
            </table:table-cell>
            <table:table-cell office:value-type="string">
              <text:p text:style-name="MP4">Page <text:page-number style:num-format="1" text:select-page="current">27</text:page-number> of <text:page-count style:num-format="1">49</text:page-count></text:p>
            </table:table-cell>
          </table:table-row>
        </table:table>
      </style:footer>
    </style:master-page>
    <style:master-page style:name="Convert_20_8" style:display-name="Convert 8" style:page-layout-name="Mpm2">
      <style:header>
        <text:p text:style-name="MP2">Interface VoidMethodCall</text:p>
      </style:header>
      <style:footer>
        <table:table table:name="Table9" table:style-name="Table9">
          <table:table-column table:style-name="Table9.A"/>
          <table:table-column table:style-name="Table9.B"/>
          <table:table-row table:style-name="Table9.1">
            <table:table-cell office:value-type="string">
              <text:p text:style-name="MP3">OSGi Javadoc -- 11/8/13</text:p>
            </table:table-cell>
            <table:table-cell office:value-type="string">
              <text:p text:style-name="MP4">Page <text:page-number style:num-format="1" text:select-page="current">33</text:page-number> of <text:page-count style:num-format="1">49</text:page-count></text:p>
            </table:table-cell>
          </table:table-row>
        </table:table>
      </style:footer>
    </style:master-page>
    <style:master-page style:name="Convert_20_9" style:display-name="Convert 9" style:page-layout-name="Mpm2">
      <style:header>
        <text:p text:style-name="MP2">Package org.osgi.service.async.spi</text:p>
      </style:header>
      <style:footer>
        <table:table table:name="Table10" table:style-name="Table10">
          <table:table-column table:style-name="Table10.A"/>
          <table:table-column table:style-name="Table10.B"/>
          <table:table-row table:style-name="Table10.1">
            <table:table-cell office:value-type="string">
              <text:p text:style-name="MP3">OSGi Javadoc -- 11/8/13</text:p>
            </table:table-cell>
            <table:table-cell office:value-type="string">
              <text:p text:style-name="MP4">Page <text:page-number style:num-format="1" text:select-page="current">35</text:page-number> of <text:page-count style:num-format="1">49</text:page-count></text:p>
            </table:table-cell>
          </table:table-row>
        </table:table>
      </style:footer>
    </style:master-page>
    <style:master-page style:name="Convert_20_10" style:display-name="Convert 10" style:page-layout-name="Mpm2">
      <style:header>
        <text:p text:style-name="MP2">Interface AsyncDelegate</text:p>
      </style:header>
      <style:footer>
        <table:table table:name="Table11" table:style-name="Table11">
          <table:table-column table:style-name="Table11.A"/>
          <table:table-column table:style-name="Table11.B"/>
          <table:table-row table:style-name="Table11.1">
            <table:table-cell office:value-type="string">
              <text:p text:style-name="MP3">OSGi Javadoc -- 11/8/13</text:p>
            </table:table-cell>
            <table:table-cell office:value-type="string">
              <text:p text:style-name="MP4">Page <text:page-number style:num-format="1" text:select-page="current">37</text:page-number> of <text:page-count style:num-format="1">49</text:page-count></text:p>
            </table:table-cell>
          </table:table-row>
        </table:table>
      </style:footer>
    </style:master-page>
    <style:master-page style:name="Convert_20_11" style:display-name="Convert 11" style:page-layout-name="Mpm2">
      <style:header>
        <text:p text:style-name="MP2">Interface Cancellable</text:p>
      </style:header>
      <style:footer>
        <table:table table:name="Table12" table:style-name="Table12">
          <table:table-column table:style-name="Table12.A"/>
          <table:table-column table:style-name="Table12.B"/>
          <table:table-row table:style-name="Table12.1">
            <table:table-cell office:value-type="string">
              <text:p text:style-name="MP3">OSGi Javadoc -- 11/8/13</text:p>
            </table:table-cell>
            <table:table-cell office:value-type="string">
              <text:p text:style-name="MP4">Page <text:page-number style:num-format="1" text:select-page="current"/> of <text:page-count style:num-format="1">49</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3-10-29T15:49:48</meta:creation-date>
    <meta:editing-cycles>95</meta:editing-cycles>
    <meta:editing-duration>P3DT14H49M32S</meta:editing-duration>
    <meta:initial-creator>Tim Ward</meta:initial-creator>
    <dc:date>2015-01-30T16:44:38</dc:date>
    <dc:creator>BJ Hargrave</dc:creator>
    <meta:document-statistic meta:table-count="33" meta:image-count="8" meta:object-count="0" meta:page-count="49" meta:paragraph-count="1249" meta:word-count="13900" meta:character-count="93325"/>
    <meta:user-defined meta:name="Info"/>
    <meta:user-defined meta:name="Info 3"/>
    <meta:user-defined meta:name="Info 4"/>
    <meta:user-defined meta:name="RFC Title">RFC 206 - Asynchronous Services</meta:user-defined>
  </office:meta>
</office:document-meta>
</file>